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sum_results_means" table:style-name="ta1">
        <table:shapes>
          <draw:frame draw:z-index="0" draw:style-name="gr1" draw:text-style-name="P1" svg:width="13.9543in" svg:height="2.2799in" svg:x="4.7835in" svg:y="1.422in">
            <draw:object draw:notify-on-update-of-ranges="3sum_results_means.B1:3sum_results_means.B498 3sum_results_means.C1:3sum_results_means.C498 3sum_results_means.D1:3sum_results_means.D4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905990600585938" calcext:value-type="float">
            <text:p>9.05990600585938E-05</text:p>
          </table:table-cell>
          <table:table-cell office:value-type="float" office:value="0.000402688980102539" calcext:value-type="float">
            <text:p>0.000402688980103</text:p>
          </table:table-cell>
          <table:table-cell office:value-type="float" office:value="0.00014045238494873" calcext:value-type="float">
            <text:p>0.0001404523849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00374221801758" calcext:value-type="float">
            <text:p>0.000100374221802</text:p>
          </table:table-cell>
          <table:table-cell office:value-type="float" office:value="0.000148773193359375" calcext:value-type="float">
            <text:p>0.000148773193359</text:p>
          </table:table-cell>
          <table:table-cell office:value-type="float" office:value="0.00010840892791748" calcext:value-type="float">
            <text:p>0.0001084089279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1444091796875" calcext:value-type="float">
            <text:p>0.000114440917969</text:p>
          </table:table-cell>
          <table:table-cell office:value-type="float" office:value="0.000234127044677734" calcext:value-type="float">
            <text:p>0.000234127044678</text:p>
          </table:table-cell>
          <table:table-cell office:value-type="float" office:value="0.000149178504943848" calcext:value-type="float">
            <text:p>0.000149178504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28507614135742" calcext:value-type="float">
            <text:p>0.000128507614136</text:p>
          </table:table-cell>
          <table:table-cell office:value-type="float" office:value="0.000230312347412109" calcext:value-type="float">
            <text:p>0.000230312347412</text:p>
          </table:table-cell>
          <table:table-cell office:value-type="float" office:value="0.000146210193634033" calcext:value-type="float">
            <text:p>0.000146210193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53541564941406" calcext:value-type="float">
            <text:p>0.000153541564941</text:p>
          </table:table-cell>
          <table:table-cell office:value-type="float" office:value="0.000286340713500977" calcext:value-type="float">
            <text:p>0.000286340713501</text:p>
          </table:table-cell>
          <table:table-cell office:value-type="float" office:value="0.000180363655090332" calcext:value-type="float">
            <text:p>0.00018036365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63078308105469" calcext:value-type="float">
            <text:p>0.000163078308105</text:p>
          </table:table-cell>
          <table:table-cell office:value-type="float" office:value="0.000264167785644531" calcext:value-type="float">
            <text:p>0.000264167785645</text:p>
          </table:table-cell>
          <table:table-cell office:value-type="float" office:value="0.00019524097442627" calcext:value-type="float">
            <text:p>0.0001952409744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180721282958984" calcext:value-type="float">
            <text:p>0.000180721282959</text:p>
          </table:table-cell>
          <table:table-cell office:value-type="float" office:value="0.000290393829345703" calcext:value-type="float">
            <text:p>0.000290393829346</text:p>
          </table:table-cell>
          <table:table-cell office:value-type="float" office:value="0.000205731391906738" calcext:value-type="float">
            <text:p>0.0002057313919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89065933227539" calcext:value-type="float">
            <text:p>0.000189065933228</text:p>
          </table:table-cell>
          <table:table-cell office:value-type="float" office:value="0.000313520431518555" calcext:value-type="float">
            <text:p>0.000313520431519</text:p>
          </table:table-cell>
          <table:table-cell office:value-type="float" office:value="0.000222527980804443" calcext:value-type="float">
            <text:p>0.0002225279808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06708908081055" calcext:value-type="float">
            <text:p>0.000206708908081</text:p>
          </table:table-cell>
          <table:table-cell office:value-type="float" office:value="0.00043177604675293" calcext:value-type="float">
            <text:p>0.000431776046753</text:p>
          </table:table-cell>
          <table:table-cell office:value-type="float" office:value="0.000266575813293457" calcext:value-type="float">
            <text:p>0.0002665758132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11715698242187" calcext:value-type="float">
            <text:p>0.000211715698242</text:p>
          </table:table-cell>
          <table:table-cell office:value-type="float" office:value="0.000367879867553711" calcext:value-type="float">
            <text:p>0.000367879867554</text:p>
          </table:table-cell>
          <table:table-cell office:value-type="float" office:value="0.000238585472106934" calcext:value-type="float">
            <text:p>0.0002385854721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238656997680664" calcext:value-type="float">
            <text:p>0.000238656997681</text:p>
          </table:table-cell>
          <table:table-cell office:value-type="float" office:value="0.000355720520019531" calcext:value-type="float">
            <text:p>0.00035572052002</text:p>
          </table:table-cell>
          <table:table-cell office:value-type="float" office:value="0.000259733200073242" calcext:value-type="float">
            <text:p>0.0002597332000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49147415161133" calcext:value-type="float">
            <text:p>0.000249147415161</text:p>
          </table:table-cell>
          <table:table-cell office:value-type="float" office:value="0.000530481338500977" calcext:value-type="float">
            <text:p>0.000530481338501</text:p>
          </table:table-cell>
          <table:table-cell office:value-type="float" office:value="0.000319051742553711" calcext:value-type="float">
            <text:p>0.000319051742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57730484008789" calcext:value-type="float">
            <text:p>0.000257730484009</text:p>
          </table:table-cell>
          <table:table-cell office:value-type="float" office:value="0.00044560432434082" calcext:value-type="float">
            <text:p>0.000445604324341</text:p>
          </table:table-cell>
          <table:table-cell office:value-type="float" office:value="0.000294589996337891" calcext:value-type="float">
            <text:p>0.0002945899963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79426574707031" calcext:value-type="float">
            <text:p>0.000279426574707</text:p>
          </table:table-cell>
          <table:table-cell office:value-type="float" office:value="0.000499963760375977" calcext:value-type="float">
            <text:p>0.000499963760376</text:p>
          </table:table-cell>
          <table:table-cell office:value-type="float" office:value="0.000326466560363769" calcext:value-type="float">
            <text:p>0.000326466560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96115875244141" calcext:value-type="float">
            <text:p>0.000296115875244</text:p>
          </table:table-cell>
          <table:table-cell office:value-type="float" office:value="0.000642538070678711" calcext:value-type="float">
            <text:p>0.000642538070679</text:p>
          </table:table-cell>
          <table:table-cell office:value-type="float" office:value="0.000367140769958496" calcext:value-type="float">
            <text:p>0.0003671407699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08513641357422" calcext:value-type="float">
            <text:p>0.000308513641357</text:p>
          </table:table-cell>
          <table:table-cell office:value-type="float" office:value="0.000427722930908203" calcext:value-type="float">
            <text:p>0.000427722930908</text:p>
          </table:table-cell>
          <table:table-cell office:value-type="float" office:value="0.00033644437789917" calcext:value-type="float">
            <text:p>0.000336444377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2496452331543" calcext:value-type="float">
            <text:p>0.000324964523315</text:p>
          </table:table-cell>
          <table:table-cell office:value-type="float" office:value="0.000669956207275391" calcext:value-type="float">
            <text:p>0.000669956207275</text:p>
          </table:table-cell>
          <table:table-cell office:value-type="float" office:value="0.00039832592010498" calcext:value-type="float">
            <text:p>0.000398325920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38554382324219" calcext:value-type="float">
            <text:p>0.000338554382324</text:p>
          </table:table-cell>
          <table:table-cell office:value-type="float" office:value="0.00104594230651855" calcext:value-type="float">
            <text:p>0.001045942306519</text:p>
          </table:table-cell>
          <table:table-cell office:value-type="float" office:value="0.000436305999755859" calcext:value-type="float">
            <text:p>0.0004363059997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364780426025391" calcext:value-type="float">
            <text:p>0.000364780426025</text:p>
          </table:table-cell>
          <table:table-cell office:value-type="float" office:value="0.000670909881591797" calcext:value-type="float">
            <text:p>0.000670909881592</text:p>
          </table:table-cell>
          <table:table-cell office:value-type="float" office:value="0.000430583953857422" calcext:value-type="float">
            <text:p>0.0004305839538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457763671875" calcext:value-type="float">
            <text:p>0.000457763671875</text:p>
          </table:table-cell>
          <table:table-cell office:value-type="float" office:value="0.000954866409301758" calcext:value-type="float">
            <text:p>0.000954866409302</text:p>
          </table:table-cell>
          <table:table-cell office:value-type="float" office:value="0.000685751438140869" calcext:value-type="float">
            <text:p>0.0006857514381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647306442260742" calcext:value-type="float">
            <text:p>0.000647306442261</text:p>
          </table:table-cell>
          <table:table-cell office:value-type="float" office:value="0.00122976303100586" calcext:value-type="float">
            <text:p>0.001229763031006</text:p>
          </table:table-cell>
          <table:table-cell office:value-type="float" office:value="0.000857841968536377" calcext:value-type="float">
            <text:p>0.0008578419685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428199768066406" calcext:value-type="float">
            <text:p>0.000428199768066</text:p>
          </table:table-cell>
          <table:table-cell office:value-type="float" office:value="0.000928640365600586" calcext:value-type="float">
            <text:p>0.000928640365601</text:p>
          </table:table-cell>
          <table:table-cell office:value-type="float" office:value="0.000493192672729492" calcext:value-type="float">
            <text:p>0.0004931926727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435113906860352" calcext:value-type="float">
            <text:p>0.00043511390686</text:p>
          </table:table-cell>
          <table:table-cell office:value-type="float" office:value="0.000937461853027344" calcext:value-type="float">
            <text:p>0.000937461853027</text:p>
          </table:table-cell>
          <table:table-cell office:value-type="float" office:value="0.000668072700500488" calcext:value-type="float">
            <text:p>0.00066807270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450849533081055" calcext:value-type="float">
            <text:p>0.000450849533081</text:p>
          </table:table-cell>
          <table:table-cell office:value-type="float" office:value="0.00110125541687012" calcext:value-type="float">
            <text:p>0.00110125541687</text:p>
          </table:table-cell>
          <table:table-cell office:value-type="float" office:value="0.000666308403015137" calcext:value-type="float">
            <text:p>0.000666308403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62532043457031" calcext:value-type="float">
            <text:p>0.000462532043457</text:p>
          </table:table-cell>
          <table:table-cell office:value-type="float" office:value="0.000900983810424805" calcext:value-type="float">
            <text:p>0.000900983810425</text:p>
          </table:table-cell>
          <table:table-cell office:value-type="float" office:value="0.000610101222991943" calcext:value-type="float">
            <text:p>0.0006101012229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479698181152344" calcext:value-type="float">
            <text:p>0.000479698181152</text:p>
          </table:table-cell>
          <table:table-cell office:value-type="float" office:value="0.00100350379943848" calcext:value-type="float">
            <text:p>0.001003503799438</text:p>
          </table:table-cell>
          <table:table-cell office:value-type="float" office:value="0.000607168674468994" calcext:value-type="float">
            <text:p>0.0006071686744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496864318847656" calcext:value-type="float">
            <text:p>0.000496864318848</text:p>
          </table:table-cell>
          <table:table-cell office:value-type="float" office:value="0.00109672546386719" calcext:value-type="float">
            <text:p>0.001096725463867</text:p>
          </table:table-cell>
          <table:table-cell office:value-type="float" office:value="0.000677621364593506" calcext:value-type="float">
            <text:p>0.0006776213645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11407852172852" calcext:value-type="float">
            <text:p>0.000511407852173</text:p>
          </table:table-cell>
          <table:table-cell office:value-type="float" office:value="0.00111269950866699" calcext:value-type="float">
            <text:p>0.001112699508667</text:p>
          </table:table-cell>
          <table:table-cell office:value-type="float" office:value="0.000717782974243164" calcext:value-type="float">
            <text:p>0.0007177829742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548124313354492" calcext:value-type="float">
            <text:p>0.000548124313354</text:p>
          </table:table-cell>
          <table:table-cell office:value-type="float" office:value="0.00131487846374512" calcext:value-type="float">
            <text:p>0.001314878463745</text:p>
          </table:table-cell>
          <table:table-cell office:value-type="float" office:value="0.000861585140228272" calcext:value-type="float">
            <text:p>0.0008615851402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74350357055664" calcext:value-type="float">
            <text:p>0.000574350357056</text:p>
          </table:table-cell>
          <table:table-cell office:value-type="float" office:value="0.00112795829772949" calcext:value-type="float">
            <text:p>0.00112795829773</text:p>
          </table:table-cell>
          <table:table-cell office:value-type="float" office:value="0.000911843776702881" calcext:value-type="float">
            <text:p>0.0009118437767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600337982177734" calcext:value-type="float">
            <text:p>0.000600337982178</text:p>
          </table:table-cell>
          <table:table-cell office:value-type="float" office:value="0.00138545036315918" calcext:value-type="float">
            <text:p>0.001385450363159</text:p>
          </table:table-cell>
          <table:table-cell office:value-type="float" office:value="0.0010205864906311" calcext:value-type="float">
            <text:p>0.0010205864906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543594360351563" calcext:value-type="float">
            <text:p>0.000543594360352</text:p>
          </table:table-cell>
          <table:table-cell office:value-type="float" office:value="0.00115656852722168" calcext:value-type="float">
            <text:p>0.001156568527222</text:p>
          </table:table-cell>
          <table:table-cell office:value-type="float" office:value="0.000702345371246338" calcext:value-type="float">
            <text:p>0.0007023453712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583887100219727" calcext:value-type="float">
            <text:p>0.00058388710022</text:p>
          </table:table-cell>
          <table:table-cell office:value-type="float" office:value="0.00129222869873047" calcext:value-type="float">
            <text:p>0.00129222869873</text:p>
          </table:table-cell>
          <table:table-cell office:value-type="float" office:value="0.000725257396697998" calcext:value-type="float">
            <text:p>0.0007252573966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600099563598633" calcext:value-type="float">
            <text:p>0.000600099563599</text:p>
          </table:table-cell>
          <table:table-cell office:value-type="float" office:value="0.00115275382995605" calcext:value-type="float">
            <text:p>0.001152753829956</text:p>
          </table:table-cell>
          <table:table-cell office:value-type="float" office:value="0.000729596614837647" calcext:value-type="float">
            <text:p>0.0007295966148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618457794189453" calcext:value-type="float">
            <text:p>0.000618457794189</text:p>
          </table:table-cell>
          <table:table-cell office:value-type="float" office:value="0.000955581665039062" calcext:value-type="float">
            <text:p>0.000955581665039</text:p>
          </table:table-cell>
          <table:table-cell office:value-type="float" office:value="0.000737369060516357" calcext:value-type="float">
            <text:p>0.0007373690605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27517700195313" calcext:value-type="float">
            <text:p>0.000627517700195</text:p>
          </table:table-cell>
          <table:table-cell office:value-type="float" office:value="0.00108170509338379" calcext:value-type="float">
            <text:p>0.001081705093384</text:p>
          </table:table-cell>
          <table:table-cell office:value-type="float" office:value="0.000752890110015869" calcext:value-type="float">
            <text:p>0.000752890110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638246536254883" calcext:value-type="float">
            <text:p>0.000638246536255</text:p>
          </table:table-cell>
          <table:table-cell office:value-type="float" office:value="0.00149226188659668" calcext:value-type="float">
            <text:p>0.001492261886597</text:p>
          </table:table-cell>
          <table:table-cell office:value-type="float" office:value="0.000924456119537354" calcext:value-type="float">
            <text:p>0.0009244561195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653743743896484" calcext:value-type="float">
            <text:p>0.000653743743896</text:p>
          </table:table-cell>
          <table:table-cell office:value-type="float" office:value="0.00129151344299316" calcext:value-type="float">
            <text:p>0.001291513442993</text:p>
          </table:table-cell>
          <table:table-cell office:value-type="float" office:value="0.000822675228118897" calcext:value-type="float">
            <text:p>0.0008226752281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77347183227539" calcext:value-type="float">
            <text:p>0.000677347183228</text:p>
          </table:table-cell>
          <table:table-cell office:value-type="float" office:value="0.00107574462890625" calcext:value-type="float">
            <text:p>0.001075744628906</text:p>
          </table:table-cell>
          <table:table-cell office:value-type="float" office:value="0.000797224044799805" calcext:value-type="float">
            <text:p>0.00079722404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0679254531860352" calcext:value-type="float">
            <text:p>0.00067925453186</text:p>
          </table:table-cell>
          <table:table-cell office:value-type="float" office:value="0.00139403343200684" calcext:value-type="float">
            <text:p>0.001394033432007</text:p>
          </table:table-cell>
          <table:table-cell office:value-type="float" office:value="0.000879001617431641" calcext:value-type="float">
            <text:p>0.0008790016174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711679458618164" calcext:value-type="float">
            <text:p>0.000711679458618</text:p>
          </table:table-cell>
          <table:table-cell office:value-type="float" office:value="0.00147438049316406" calcext:value-type="float">
            <text:p>0.001474380493164</text:p>
          </table:table-cell>
          <table:table-cell office:value-type="float" office:value="0.000942397117614746" calcext:value-type="float">
            <text:p>0.0009423971176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0723361968994141" calcext:value-type="float">
            <text:p>0.000723361968994</text:p>
          </table:table-cell>
          <table:table-cell office:value-type="float" office:value="0.00161051750183105" calcext:value-type="float">
            <text:p>0.001610517501831</text:p>
          </table:table-cell>
          <table:table-cell office:value-type="float" office:value="0.000964009761810303" calcext:value-type="float">
            <text:p>0.000964009761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729799270629883" calcext:value-type="float">
            <text:p>0.00072979927063</text:p>
          </table:table-cell>
          <table:table-cell office:value-type="float" office:value="0.00149703025817871" calcext:value-type="float">
            <text:p>0.001497030258179</text:p>
          </table:table-cell>
          <table:table-cell office:value-type="float" office:value="0.000889253616333008" calcext:value-type="float">
            <text:p>0.000889253616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762939453125" calcext:value-type="float">
            <text:p>0.000762939453125</text:p>
          </table:table-cell>
          <table:table-cell office:value-type="float" office:value="0.0012352466583252" calcext:value-type="float">
            <text:p>0.001235246658325</text:p>
          </table:table-cell>
          <table:table-cell office:value-type="float" office:value="0.000884783267974854" calcext:value-type="float">
            <text:p>0.0008847832679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762701034545898" calcext:value-type="float">
            <text:p>0.000762701034546</text:p>
          </table:table-cell>
          <table:table-cell office:value-type="float" office:value="0.00180292129516602" calcext:value-type="float">
            <text:p>0.001802921295166</text:p>
          </table:table-cell>
          <table:table-cell office:value-type="float" office:value="0.000935149192810058" calcext:value-type="float">
            <text:p>0.000935149192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769615173339844" calcext:value-type="float">
            <text:p>0.00076961517334</text:p>
          </table:table-cell>
          <table:table-cell office:value-type="float" office:value="0.001373291015625" calcext:value-type="float">
            <text:p>0.001373291015625</text:p>
          </table:table-cell>
          <table:table-cell office:value-type="float" office:value="0.000941300392150879" calcext:value-type="float">
            <text:p>0.0009413003921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79035758972168" calcext:value-type="float">
            <text:p>0.000790357589722</text:p>
          </table:table-cell>
          <table:table-cell office:value-type="float" office:value="0.0016016960144043" calcext:value-type="float">
            <text:p>0.001601696014404</text:p>
          </table:table-cell>
          <table:table-cell office:value-type="float" office:value="0.00101605653762817" calcext:value-type="float">
            <text:p>0.0010160565376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803709030151367" calcext:value-type="float">
            <text:p>0.000803709030151</text:p>
          </table:table-cell>
          <table:table-cell office:value-type="float" office:value="0.00116133689880371" calcext:value-type="float">
            <text:p>0.001161336898804</text:p>
          </table:table-cell>
          <table:table-cell office:value-type="float" office:value="0.000950253009796143" calcext:value-type="float">
            <text:p>0.000950253009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83160400390625" calcext:value-type="float">
            <text:p>0.000831604003906</text:p>
          </table:table-cell>
          <table:table-cell office:value-type="float" office:value="0.00130629539489746" calcext:value-type="float">
            <text:p>0.001306295394897</text:p>
          </table:table-cell>
          <table:table-cell office:value-type="float" office:value="0.0009499192237854" calcext:value-type="float">
            <text:p>0.0009499192237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828981399536133" calcext:value-type="float">
            <text:p>0.000828981399536</text:p>
          </table:table-cell>
          <table:table-cell office:value-type="float" office:value="0.00116825103759766" calcext:value-type="float">
            <text:p>0.001168251037598</text:p>
          </table:table-cell>
          <table:table-cell office:value-type="float" office:value="0.000993716716766357" calcext:value-type="float">
            <text:p>0.0009937167167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885009765625" calcext:value-type="float">
            <text:p>0.000885009765625</text:p>
          </table:table-cell>
          <table:table-cell office:value-type="float" office:value="0.00138568878173828" calcext:value-type="float">
            <text:p>0.001385688781738</text:p>
          </table:table-cell>
          <table:table-cell office:value-type="float" office:value="0.00103127956390381" calcext:value-type="float">
            <text:p>0.0010312795639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905036926269531" calcext:value-type="float">
            <text:p>0.00090503692627</text:p>
          </table:table-cell>
          <table:table-cell office:value-type="float" office:value="0.00239872932434082" calcext:value-type="float">
            <text:p>0.002398729324341</text:p>
          </table:table-cell>
          <table:table-cell office:value-type="float" office:value="0.0012281060218811" calcext:value-type="float">
            <text:p>0.0012281060218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885248184204102" calcext:value-type="float">
            <text:p>0.000885248184204</text:p>
          </table:table-cell>
          <table:table-cell office:value-type="float" office:value="0.00137948989868164" calcext:value-type="float">
            <text:p>0.001379489898682</text:p>
          </table:table-cell>
          <table:table-cell office:value-type="float" office:value="0.0010197639465332" calcext:value-type="float">
            <text:p>0.0010197639465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896692276000977" calcext:value-type="float">
            <text:p>0.000896692276001</text:p>
          </table:table-cell>
          <table:table-cell office:value-type="float" office:value="0.00145983695983887" calcext:value-type="float">
            <text:p>0.001459836959839</text:p>
          </table:table-cell>
          <table:table-cell office:value-type="float" office:value="0.00105925798416138" calcext:value-type="float">
            <text:p>0.00105925798416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926971435546875" calcext:value-type="float">
            <text:p>0.000926971435547</text:p>
          </table:table-cell>
          <table:table-cell office:value-type="float" office:value="0.00164699554443359" calcext:value-type="float">
            <text:p>0.001646995544434</text:p>
          </table:table-cell>
          <table:table-cell office:value-type="float" office:value="0.00113760232925415" calcext:value-type="float">
            <text:p>0.0011376023292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938177108764648" calcext:value-type="float">
            <text:p>0.000938177108765</text:p>
          </table:table-cell>
          <table:table-cell office:value-type="float" office:value="0.0016624927520752" calcext:value-type="float">
            <text:p>0.001662492752075</text:p>
          </table:table-cell>
          <table:table-cell office:value-type="float" office:value="0.00111042261123657" calcext:value-type="float">
            <text:p>0.0011104226112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956535339355469" calcext:value-type="float">
            <text:p>0.000956535339355</text:p>
          </table:table-cell>
          <table:table-cell office:value-type="float" office:value="0.00198984146118164" calcext:value-type="float">
            <text:p>0.001989841461182</text:p>
          </table:table-cell>
          <table:table-cell office:value-type="float" office:value="0.00119234323501587" calcext:value-type="float">
            <text:p>0.0011923432350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961780548095703" calcext:value-type="float">
            <text:p>0.000961780548096</text:p>
          </table:table-cell>
          <table:table-cell office:value-type="float" office:value="0.00171661376953125" calcext:value-type="float">
            <text:p>0.001716613769531</text:p>
          </table:table-cell>
          <table:table-cell office:value-type="float" office:value="0.00110969543457031" calcext:value-type="float">
            <text:p>0.001109695434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996828079223633" calcext:value-type="float">
            <text:p>0.000996828079224</text:p>
          </table:table-cell>
          <table:table-cell office:value-type="float" office:value="0.00217890739440918" calcext:value-type="float">
            <text:p>0.002178907394409</text:p>
          </table:table-cell>
          <table:table-cell office:value-type="float" office:value="0.00131461620330811" calcext:value-type="float">
            <text:p>0.0013146162033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999689102172852" calcext:value-type="float">
            <text:p>0.000999689102173</text:p>
          </table:table-cell>
          <table:table-cell office:value-type="float" office:value="0.00207328796386719" calcext:value-type="float">
            <text:p>0.002073287963867</text:p>
          </table:table-cell>
          <table:table-cell office:value-type="float" office:value="0.00126304626464844" calcext:value-type="float">
            <text:p>0.0012630462646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02949142456055" calcext:value-type="float">
            <text:p>0.001029491424561</text:p>
          </table:table-cell>
          <table:table-cell office:value-type="float" office:value="0.00204229354858398" calcext:value-type="float">
            <text:p>0.002042293548584</text:p>
          </table:table-cell>
          <table:table-cell office:value-type="float" office:value="0.00130079984664917" calcext:value-type="float">
            <text:p>0.0013007998466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01995468139648" calcext:value-type="float">
            <text:p>0.001019954681396</text:p>
          </table:table-cell>
          <table:table-cell office:value-type="float" office:value="0.00243830680847168" calcext:value-type="float">
            <text:p>0.002438306808472</text:p>
          </table:table-cell>
          <table:table-cell office:value-type="float" office:value="0.00127688646316528" calcext:value-type="float">
            <text:p>0.0012768864631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103878974914551" calcext:value-type="float">
            <text:p>0.001038789749146</text:p>
          </table:table-cell>
          <table:table-cell office:value-type="float" office:value="0.00231575965881348" calcext:value-type="float">
            <text:p>0.002315759658813</text:p>
          </table:table-cell>
          <table:table-cell office:value-type="float" office:value="0.00134798288345337" calcext:value-type="float">
            <text:p>0.0013479828834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04761123657227" calcext:value-type="float">
            <text:p>0.001047611236572</text:p>
          </table:table-cell>
          <table:table-cell office:value-type="float" office:value="0.00146579742431641" calcext:value-type="float">
            <text:p>0.001465797424316</text:p>
          </table:table-cell>
          <table:table-cell office:value-type="float" office:value="0.00120036602020264" calcext:value-type="float">
            <text:p>0.0012003660202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11138916015625" calcext:value-type="float">
            <text:p>0.001113891601563</text:p>
          </table:table-cell>
          <table:table-cell office:value-type="float" office:value="0.00218605995178223" calcext:value-type="float">
            <text:p>0.002186059951782</text:p>
          </table:table-cell>
          <table:table-cell office:value-type="float" office:value="0.00141891241073608" calcext:value-type="float">
            <text:p>0.0014189124107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110316276550293" calcext:value-type="float">
            <text:p>0.001103162765503</text:p>
          </table:table-cell>
          <table:table-cell office:value-type="float" office:value="0.00187849998474121" calcext:value-type="float">
            <text:p>0.001878499984741</text:p>
          </table:table-cell>
          <table:table-cell office:value-type="float" office:value="0.00133298635482788" calcext:value-type="float">
            <text:p>0.0013329863548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113153457641602" calcext:value-type="float">
            <text:p>0.001131534576416</text:p>
          </table:table-cell>
          <table:table-cell office:value-type="float" office:value="0.00200819969177246" calcext:value-type="float">
            <text:p>0.002008199691772</text:p>
          </table:table-cell>
          <table:table-cell office:value-type="float" office:value="0.00131533145904541" calcext:value-type="float">
            <text:p>0.0013153314590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16539001464844" calcext:value-type="float">
            <text:p>0.001165390014648</text:p>
          </table:table-cell>
          <table:table-cell office:value-type="float" office:value="0.00213027000427246" calcext:value-type="float">
            <text:p>0.002130270004272</text:p>
          </table:table-cell>
          <table:table-cell office:value-type="float" office:value="0.00137903690338135" calcext:value-type="float">
            <text:p>0.0013790369033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115966796875" calcext:value-type="float">
            <text:p>0.00115966796875</text:p>
          </table:table-cell>
          <table:table-cell office:value-type="float" office:value="0.00187420845031738" calcext:value-type="float">
            <text:p>0.001874208450317</text:p>
          </table:table-cell>
          <table:table-cell office:value-type="float" office:value="0.00139307975769043" calcext:value-type="float">
            <text:p>0.001393079757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16348266601563" calcext:value-type="float">
            <text:p>0.001163482666016</text:p>
          </table:table-cell>
          <table:table-cell office:value-type="float" office:value="0.00183892250061035" calcext:value-type="float">
            <text:p>0.00183892250061</text:p>
          </table:table-cell>
          <table:table-cell office:value-type="float" office:value="0.00139398574829102" calcext:value-type="float">
            <text:p>0.0013939857482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119161605834961" calcext:value-type="float">
            <text:p>0.00119161605835</text:p>
          </table:table-cell>
          <table:table-cell office:value-type="float" office:value="0.00226330757141113" calcext:value-type="float">
            <text:p>0.002263307571411</text:p>
          </table:table-cell>
          <table:table-cell office:value-type="float" office:value="0.00143783092498779" calcext:value-type="float">
            <text:p>0.0014378309249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120067596435547" calcext:value-type="float">
            <text:p>0.001200675964355</text:p>
          </table:table-cell>
          <table:table-cell office:value-type="float" office:value="0.00217962265014648" calcext:value-type="float">
            <text:p>0.002179622650146</text:p>
          </table:table-cell>
          <table:table-cell office:value-type="float" office:value="0.00142116546630859" calcext:value-type="float">
            <text:p>0.0014211654663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122237205505371" calcext:value-type="float">
            <text:p>0.001222372055054</text:p>
          </table:table-cell>
          <table:table-cell office:value-type="float" office:value="0.00213980674743652" calcext:value-type="float">
            <text:p>0.002139806747437</text:p>
          </table:table-cell>
          <table:table-cell office:value-type="float" office:value="0.00141483545303345" calcext:value-type="float">
            <text:p>0.0014148354530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122952461242676" calcext:value-type="float">
            <text:p>0.001229524612427</text:p>
          </table:table-cell>
          <table:table-cell office:value-type="float" office:value="0.00243663787841797" calcext:value-type="float">
            <text:p>0.002436637878418</text:p>
          </table:table-cell>
          <table:table-cell office:value-type="float" office:value="0.00159662961959839" calcext:value-type="float">
            <text:p>0.0015966296195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127100944519043" calcext:value-type="float">
            <text:p>0.00127100944519</text:p>
          </table:table-cell>
          <table:table-cell office:value-type="float" office:value="0.00260829925537109" calcext:value-type="float">
            <text:p>0.002608299255371</text:p>
          </table:table-cell>
          <table:table-cell office:value-type="float" office:value="0.00156768560409546" calcext:value-type="float">
            <text:p>0.0015676856040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129604339599609" calcext:value-type="float">
            <text:p>0.001296043395996</text:p>
          </table:table-cell>
          <table:table-cell office:value-type="float" office:value="0.00266051292419434" calcext:value-type="float">
            <text:p>0.002660512924194</text:p>
          </table:table-cell>
          <table:table-cell office:value-type="float" office:value="0.00153388977050781" calcext:value-type="float">
            <text:p>0.0015338897705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129890441894531" calcext:value-type="float">
            <text:p>0.001298904418945</text:p>
          </table:table-cell>
          <table:table-cell office:value-type="float" office:value="0.00224494934082031" calcext:value-type="float">
            <text:p>0.00224494934082</text:p>
          </table:table-cell>
          <table:table-cell office:value-type="float" office:value="0.00152406692504883" calcext:value-type="float">
            <text:p>0.0015240669250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30438804626465" calcext:value-type="float">
            <text:p>0.001304388046265</text:p>
          </table:table-cell>
          <table:table-cell office:value-type="float" office:value="0.00196266174316406" calcext:value-type="float">
            <text:p>0.001962661743164</text:p>
          </table:table-cell>
          <table:table-cell office:value-type="float" office:value="0.00151573419570923" calcext:value-type="float">
            <text:p>0.0015157341957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135922431945801" calcext:value-type="float">
            <text:p>0.001359224319458</text:p>
          </table:table-cell>
          <table:table-cell office:value-type="float" office:value="0.00222897529602051" calcext:value-type="float">
            <text:p>0.002228975296021</text:p>
          </table:table-cell>
          <table:table-cell office:value-type="float" office:value="0.00162376165390015" calcext:value-type="float">
            <text:p>0.00162376165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134634971618652" calcext:value-type="float">
            <text:p>0.001346349716187</text:p>
          </table:table-cell>
          <table:table-cell office:value-type="float" office:value="0.00266075134277344" calcext:value-type="float">
            <text:p>0.002660751342773</text:p>
          </table:table-cell>
          <table:table-cell office:value-type="float" office:value="0.00164684057235718" calcext:value-type="float">
            <text:p>0.0016468405723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39737129211426" calcext:value-type="float">
            <text:p>0.001397371292114</text:p>
          </table:table-cell>
          <table:table-cell office:value-type="float" office:value="0.00224900245666504" calcext:value-type="float">
            <text:p>0.002249002456665</text:p>
          </table:table-cell>
          <table:table-cell office:value-type="float" office:value="0.00165843963623047" calcext:value-type="float">
            <text:p>0.001658439636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137519836425781" calcext:value-type="float">
            <text:p>0.001375198364258</text:p>
          </table:table-cell>
          <table:table-cell office:value-type="float" office:value="0.00264143943786621" calcext:value-type="float">
            <text:p>0.002641439437866</text:p>
          </table:table-cell>
          <table:table-cell office:value-type="float" office:value="0.00172228813171387" calcext:value-type="float">
            <text:p>0.0017222881317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142025947570801" calcext:value-type="float">
            <text:p>0.001420259475708</text:p>
          </table:table-cell>
          <table:table-cell office:value-type="float" office:value="0.00231623649597168" calcext:value-type="float">
            <text:p>0.002316236495972</text:p>
          </table:table-cell>
          <table:table-cell office:value-type="float" office:value="0.00168876647949219" calcext:value-type="float">
            <text:p>0.0016887664794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14503002166748" calcext:value-type="float">
            <text:p>0.001450300216675</text:p>
          </table:table-cell>
          <table:table-cell office:value-type="float" office:value="0.00214076042175293" calcext:value-type="float">
            <text:p>0.002140760421753</text:p>
          </table:table-cell>
          <table:table-cell office:value-type="float" office:value="0.00168546438217163" calcext:value-type="float">
            <text:p>0.0016854643821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143098831176758" calcext:value-type="float">
            <text:p>0.001430988311768</text:p>
          </table:table-cell>
          <table:table-cell office:value-type="float" office:value="0.00229239463806152" calcext:value-type="float">
            <text:p>0.002292394638062</text:p>
          </table:table-cell>
          <table:table-cell office:value-type="float" office:value="0.00167053937911987" calcext:value-type="float">
            <text:p>0.001670539379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45101547241211" calcext:value-type="float">
            <text:p>0.001451015472412</text:p>
          </table:table-cell>
          <table:table-cell office:value-type="float" office:value="0.00255703926086426" calcext:value-type="float">
            <text:p>0.002557039260864</text:p>
          </table:table-cell>
          <table:table-cell office:value-type="float" office:value="0.00171698331832886" calcext:value-type="float">
            <text:p>0.0017169833183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148892402648926" calcext:value-type="float">
            <text:p>0.001488924026489</text:p>
          </table:table-cell>
          <table:table-cell office:value-type="float" office:value="0.00239181518554687" calcext:value-type="float">
            <text:p>0.002391815185547</text:p>
          </table:table-cell>
          <table:table-cell office:value-type="float" office:value="0.00179870128631592" calcext:value-type="float">
            <text:p>0.0017987012863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49440765380859" calcext:value-type="float">
            <text:p>0.001494407653809</text:p>
          </table:table-cell>
          <table:table-cell office:value-type="float" office:value="0.00238919258117676" calcext:value-type="float">
            <text:p>0.002389192581177</text:p>
          </table:table-cell>
          <table:table-cell office:value-type="float" office:value="0.00180459022521973" calcext:value-type="float">
            <text:p>0.001804590225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152444839477539" calcext:value-type="float">
            <text:p>0.001524448394775</text:p>
          </table:table-cell>
          <table:table-cell office:value-type="float" office:value="0.00248956680297852" calcext:value-type="float">
            <text:p>0.002489566802979</text:p>
          </table:table-cell>
          <table:table-cell office:value-type="float" office:value="0.00183665752410889" calcext:value-type="float">
            <text:p>0.0018366575241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156736373901367" calcext:value-type="float">
            <text:p>0.001567363739014</text:p>
          </table:table-cell>
          <table:table-cell office:value-type="float" office:value="0.00319957733154297" calcext:value-type="float">
            <text:p>0.003199577331543</text:p>
          </table:table-cell>
          <table:table-cell office:value-type="float" office:value="0.00215049982070923" calcext:value-type="float">
            <text:p>0.0021504998207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151634216308594" calcext:value-type="float">
            <text:p>0.001516342163086</text:p>
          </table:table-cell>
          <table:table-cell office:value-type="float" office:value="0.00249719619750977" calcext:value-type="float">
            <text:p>0.00249719619751</text:p>
          </table:table-cell>
          <table:table-cell office:value-type="float" office:value="0.00181714296340942" calcext:value-type="float">
            <text:p>0.0018171429634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156950950622559" calcext:value-type="float">
            <text:p>0.001569509506226</text:p>
          </table:table-cell>
          <table:table-cell office:value-type="float" office:value="0.00326156616210938" calcext:value-type="float">
            <text:p>0.003261566162109</text:p>
          </table:table-cell>
          <table:table-cell office:value-type="float" office:value="0.00200619697570801" calcext:value-type="float">
            <text:p>0.0020061969757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156474113464355" calcext:value-type="float">
            <text:p>0.001564741134644</text:p>
          </table:table-cell>
          <table:table-cell office:value-type="float" office:value="0.00324702262878418" calcext:value-type="float">
            <text:p>0.003247022628784</text:p>
          </table:table-cell>
          <table:table-cell office:value-type="float" office:value="0.00194759368896484" calcext:value-type="float">
            <text:p>0.0019475936889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161838531494141" calcext:value-type="float">
            <text:p>0.001618385314941</text:p>
          </table:table-cell>
          <table:table-cell office:value-type="float" office:value="0.00248336791992187" calcext:value-type="float">
            <text:p>0.002483367919922</text:p>
          </table:table-cell>
          <table:table-cell office:value-type="float" office:value="0.00184974670410156" calcext:value-type="float">
            <text:p>0.0018497467041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162982940673828" calcext:value-type="float">
            <text:p>0.001629829406738</text:p>
          </table:table-cell>
          <table:table-cell office:value-type="float" office:value="0.00244498252868652" calcext:value-type="float">
            <text:p>0.002444982528687</text:p>
          </table:table-cell>
          <table:table-cell office:value-type="float" office:value="0.00194650888442993" calcext:value-type="float">
            <text:p>0.001946508884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16171932220459" calcext:value-type="float">
            <text:p>0.001617193222046</text:p>
          </table:table-cell>
          <table:table-cell office:value-type="float" office:value="0.00297808647155762" calcext:value-type="float">
            <text:p>0.002978086471558</text:p>
          </table:table-cell>
          <table:table-cell office:value-type="float" office:value="0.00196971893310547" calcext:value-type="float">
            <text:p>0.0019697189331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164961814880371" calcext:value-type="float">
            <text:p>0.001649618148804</text:p>
          </table:table-cell>
          <table:table-cell office:value-type="float" office:value="0.00217437744140625" calcext:value-type="float">
            <text:p>0.002174377441406</text:p>
          </table:table-cell>
          <table:table-cell office:value-type="float" office:value="0.00186221599578857" calcext:value-type="float">
            <text:p>0.001862215995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65653228759766" calcext:value-type="float">
            <text:p>0.001656532287598</text:p>
          </table:table-cell>
          <table:table-cell office:value-type="float" office:value="0.00295877456665039" calcext:value-type="float">
            <text:p>0.00295877456665</text:p>
          </table:table-cell>
          <table:table-cell office:value-type="float" office:value="0.00212017297744751" calcext:value-type="float">
            <text:p>0.0021201729774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168347358703613" calcext:value-type="float">
            <text:p>0.001683473587036</text:p>
          </table:table-cell>
          <table:table-cell office:value-type="float" office:value="0.00382232666015625" calcext:value-type="float">
            <text:p>0.003822326660156</text:p>
          </table:table-cell>
          <table:table-cell office:value-type="float" office:value="0.00214711427688599" calcext:value-type="float">
            <text:p>0.0021471142768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169682502746582" calcext:value-type="float">
            <text:p>0.001696825027466</text:p>
          </table:table-cell>
          <table:table-cell office:value-type="float" office:value="0.00248098373413086" calcext:value-type="float">
            <text:p>0.002480983734131</text:p>
          </table:table-cell>
          <table:table-cell office:value-type="float" office:value="0.00200966596603394" calcext:value-type="float">
            <text:p>0.0020096659660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174331665039063" calcext:value-type="float">
            <text:p>0.001743316650391</text:p>
          </table:table-cell>
          <table:table-cell office:value-type="float" office:value="0.00239181518554687" calcext:value-type="float">
            <text:p>0.002391815185547</text:p>
          </table:table-cell>
          <table:table-cell office:value-type="float" office:value="0.00199042558670044" calcext:value-type="float">
            <text:p>0.00199042558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171995162963867" calcext:value-type="float">
            <text:p>0.001719951629639</text:p>
          </table:table-cell>
          <table:table-cell office:value-type="float" office:value="0.00349068641662598" calcext:value-type="float">
            <text:p>0.003490686416626</text:p>
          </table:table-cell>
          <table:table-cell office:value-type="float" office:value="0.00217994451522827" calcext:value-type="float">
            <text:p>0.0021799445152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175881385803223" calcext:value-type="float">
            <text:p>0.001758813858032</text:p>
          </table:table-cell>
          <table:table-cell office:value-type="float" office:value="0.00256085395812988" calcext:value-type="float">
            <text:p>0.00256085395813</text:p>
          </table:table-cell>
          <table:table-cell office:value-type="float" office:value="0.00206234455108643" calcext:value-type="float">
            <text:p>0.0020623445510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177407264709473" calcext:value-type="float">
            <text:p>0.001774072647095</text:p>
          </table:table-cell>
          <table:table-cell office:value-type="float" office:value="0.00288510322570801" calcext:value-type="float">
            <text:p>0.002885103225708</text:p>
          </table:table-cell>
          <table:table-cell office:value-type="float" office:value="0.00217307806015015" calcext:value-type="float">
            <text:p>0.002173078060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182080268859863" calcext:value-type="float">
            <text:p>0.001820802688599</text:p>
          </table:table-cell>
          <table:table-cell office:value-type="float" office:value="0.00253129005432129" calcext:value-type="float">
            <text:p>0.002531290054321</text:p>
          </table:table-cell>
          <table:table-cell office:value-type="float" office:value="0.00211131572723389" calcext:value-type="float">
            <text:p>0.0021113157272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178074836730957" calcext:value-type="float">
            <text:p>0.00178074836731</text:p>
          </table:table-cell>
          <table:table-cell office:value-type="float" office:value="0.00274252891540527" calcext:value-type="float">
            <text:p>0.002742528915405</text:p>
          </table:table-cell>
          <table:table-cell office:value-type="float" office:value="0.00215665102005005" calcext:value-type="float">
            <text:p>0.002156651020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18463134765625" calcext:value-type="float">
            <text:p>0.001846313476563</text:p>
          </table:table-cell>
          <table:table-cell office:value-type="float" office:value="0.00266504287719727" calcext:value-type="float">
            <text:p>0.002665042877197</text:p>
          </table:table-cell>
          <table:table-cell office:value-type="float" office:value="0.0021242618560791" calcext:value-type="float">
            <text:p>0.0021242618560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184297561645508" calcext:value-type="float">
            <text:p>0.001842975616455</text:p>
          </table:table-cell>
          <table:table-cell office:value-type="float" office:value="0.00271701812744141" calcext:value-type="float">
            <text:p>0.002717018127441</text:p>
          </table:table-cell>
          <table:table-cell office:value-type="float" office:value="0.00212656259536743" calcext:value-type="float">
            <text:p>0.0021265625953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189828872680664" calcext:value-type="float">
            <text:p>0.001898288726807</text:p>
          </table:table-cell>
          <table:table-cell office:value-type="float" office:value="0.00369429588317871" calcext:value-type="float">
            <text:p>0.003694295883179</text:p>
          </table:table-cell>
          <table:table-cell office:value-type="float" office:value="0.00243438482284546" calcext:value-type="float">
            <text:p>0.0024343848228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187969207763672" calcext:value-type="float">
            <text:p>0.001879692077637</text:p>
          </table:table-cell>
          <table:table-cell office:value-type="float" office:value="0.00359916687011719" calcext:value-type="float">
            <text:p>0.003599166870117</text:p>
          </table:table-cell>
          <table:table-cell office:value-type="float" office:value="0.00227861404418945" calcext:value-type="float">
            <text:p>0.0022786140441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194263458251953" calcext:value-type="float">
            <text:p>0.00194263458252</text:p>
          </table:table-cell>
          <table:table-cell office:value-type="float" office:value="0.00310778617858887" calcext:value-type="float">
            <text:p>0.003107786178589</text:p>
          </table:table-cell>
          <table:table-cell office:value-type="float" office:value="0.00238183736801147" calcext:value-type="float">
            <text:p>0.0023818373680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200796127319336" calcext:value-type="float">
            <text:p>0.002007961273193</text:p>
          </table:table-cell>
          <table:table-cell office:value-type="float" office:value="0.00348401069641113" calcext:value-type="float">
            <text:p>0.003484010696411</text:p>
          </table:table-cell>
          <table:table-cell office:value-type="float" office:value="0.00235368013381958" calcext:value-type="float">
            <text:p>0.002353680133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194597244262695" calcext:value-type="float">
            <text:p>0.001945972442627</text:p>
          </table:table-cell>
          <table:table-cell office:value-type="float" office:value="0.00280547142028809" calcext:value-type="float">
            <text:p>0.002805471420288</text:p>
          </table:table-cell>
          <table:table-cell office:value-type="float" office:value="0.00222264528274536" calcext:value-type="float">
            <text:p>0.0022226452827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190258026123047" calcext:value-type="float">
            <text:p>0.00190258026123</text:p>
          </table:table-cell>
          <table:table-cell office:value-type="float" office:value="0.0035245418548584" calcext:value-type="float">
            <text:p>0.003524541854858</text:p>
          </table:table-cell>
          <table:table-cell office:value-type="float" office:value="0.00223815441131592" calcext:value-type="float">
            <text:p>0.0022381544113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197076797485352" calcext:value-type="float">
            <text:p>0.001970767974854</text:p>
          </table:table-cell>
          <table:table-cell office:value-type="float" office:value="0.00352740287780762" calcext:value-type="float">
            <text:p>0.003527402877808</text:p>
          </table:table-cell>
          <table:table-cell office:value-type="float" office:value="0.00239396095275879" calcext:value-type="float">
            <text:p>0.0023939609527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200414657592773" calcext:value-type="float">
            <text:p>0.002004146575928</text:p>
          </table:table-cell>
          <table:table-cell office:value-type="float" office:value="0.0031888484954834" calcext:value-type="float">
            <text:p>0.003188848495483</text:p>
          </table:table-cell>
          <table:table-cell office:value-type="float" office:value="0.00233362913131714" calcext:value-type="float">
            <text:p>0.0023336291313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200271606445312" calcext:value-type="float">
            <text:p>0.002002716064453</text:p>
          </table:table-cell>
          <table:table-cell office:value-type="float" office:value="0.00400829315185547" calcext:value-type="float">
            <text:p>0.004008293151855</text:p>
          </table:table-cell>
          <table:table-cell office:value-type="float" office:value="0.00236811637878418" calcext:value-type="float">
            <text:p>0.0023681163787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91998481750488" calcext:value-type="float">
            <text:p>0.001919984817505</text:p>
          </table:table-cell>
          <table:table-cell office:value-type="float" office:value="0.00425052642822266" calcext:value-type="float">
            <text:p>0.004250526428223</text:p>
          </table:table-cell>
          <table:table-cell office:value-type="float" office:value="0.002549147605896" calcext:value-type="float">
            <text:p>0.0025491476058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06303596496582" calcext:value-type="float">
            <text:p>0.002063035964966</text:p>
          </table:table-cell>
          <table:table-cell office:value-type="float" office:value="0.0041651725769043" calcext:value-type="float">
            <text:p>0.004165172576904</text:p>
          </table:table-cell>
          <table:table-cell office:value-type="float" office:value="0.00257192850112915" calcext:value-type="float">
            <text:p>0.0025719285011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03990936279297" calcext:value-type="float">
            <text:p>0.002039909362793</text:p>
          </table:table-cell>
          <table:table-cell office:value-type="float" office:value="0.00406122207641602" calcext:value-type="float">
            <text:p>0.004061222076416</text:p>
          </table:table-cell>
          <table:table-cell office:value-type="float" office:value="0.00239883661270142" calcext:value-type="float">
            <text:p>0.0023988366127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208401679992676" calcext:value-type="float">
            <text:p>0.002084016799927</text:p>
          </table:table-cell>
          <table:table-cell office:value-type="float" office:value="0.00367307662963867" calcext:value-type="float">
            <text:p>0.003673076629639</text:p>
          </table:table-cell>
          <table:table-cell office:value-type="float" office:value="0.0025130033493042" calcext:value-type="float">
            <text:p>0.0025130033493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210976600646973" calcext:value-type="float">
            <text:p>0.00210976600647</text:p>
          </table:table-cell>
          <table:table-cell office:value-type="float" office:value="0.00380206108093262" calcext:value-type="float">
            <text:p>0.003802061080933</text:p>
          </table:table-cell>
          <table:table-cell office:value-type="float" office:value="0.00256296396255493" calcext:value-type="float">
            <text:p>0.0025629639625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214242935180664" calcext:value-type="float">
            <text:p>0.002142429351807</text:p>
          </table:table-cell>
          <table:table-cell office:value-type="float" office:value="0.00377655029296875" calcext:value-type="float">
            <text:p>0.003776550292969</text:p>
          </table:table-cell>
          <table:table-cell office:value-type="float" office:value="0.00250122547149658" calcext:value-type="float">
            <text:p>0.0025012254714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216221809387207" calcext:value-type="float">
            <text:p>0.002162218093872</text:p>
          </table:table-cell>
          <table:table-cell office:value-type="float" office:value="0.00401020050048828" calcext:value-type="float">
            <text:p>0.004010200500488</text:p>
          </table:table-cell>
          <table:table-cell office:value-type="float" office:value="0.00259114503860474" calcext:value-type="float">
            <text:p>0.0025911450386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217676162719727" calcext:value-type="float">
            <text:p>0.002176761627197</text:p>
          </table:table-cell>
          <table:table-cell office:value-type="float" office:value="0.00321674346923828" calcext:value-type="float">
            <text:p>0.003216743469238</text:p>
          </table:table-cell>
          <table:table-cell office:value-type="float" office:value="0.00249813795089722" calcext:value-type="float">
            <text:p>0.0024981379508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20394134521484" calcext:value-type="float">
            <text:p>0.002203941345215</text:p>
          </table:table-cell>
          <table:table-cell office:value-type="float" office:value="0.00309991836547852" calcext:value-type="float">
            <text:p>0.003099918365479</text:p>
          </table:table-cell>
          <table:table-cell office:value-type="float" office:value="0.00255277156829834" calcext:value-type="float">
            <text:p>0.0025527715682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226926803588867" calcext:value-type="float">
            <text:p>0.002269268035889</text:p>
          </table:table-cell>
          <table:table-cell office:value-type="float" office:value="0.00391006469726562" calcext:value-type="float">
            <text:p>0.003910064697266</text:p>
          </table:table-cell>
          <table:table-cell office:value-type="float" office:value="0.00268372297286987" calcext:value-type="float">
            <text:p>0.002683722972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214099884033203" calcext:value-type="float">
            <text:p>0.002140998840332</text:p>
          </table:table-cell>
          <table:table-cell office:value-type="float" office:value="0.00436997413635254" calcext:value-type="float">
            <text:p>0.004369974136353</text:p>
          </table:table-cell>
          <table:table-cell office:value-type="float" office:value="0.00260212421417236" calcext:value-type="float">
            <text:p>0.0026021242141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224471092224121" calcext:value-type="float">
            <text:p>0.002244710922241</text:p>
          </table:table-cell>
          <table:table-cell office:value-type="float" office:value="0.00312209129333496" calcext:value-type="float">
            <text:p>0.003122091293335</text:p>
          </table:table-cell>
          <table:table-cell office:value-type="float" office:value="0.0025572657585144" calcext:value-type="float">
            <text:p>0.0025572657585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226306915283203" calcext:value-type="float">
            <text:p>0.002263069152832</text:p>
          </table:table-cell>
          <table:table-cell office:value-type="float" office:value="0.00333142280578613" calcext:value-type="float">
            <text:p>0.003331422805786</text:p>
          </table:table-cell>
          <table:table-cell office:value-type="float" office:value="0.00256328582763672" calcext:value-type="float">
            <text:p>0.0025632858276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232934951782227" calcext:value-type="float">
            <text:p>0.002329349517822</text:p>
          </table:table-cell>
          <table:table-cell office:value-type="float" office:value="0.00328159332275391" calcext:value-type="float">
            <text:p>0.003281593322754</text:p>
          </table:table-cell>
          <table:table-cell office:value-type="float" office:value="0.00266182422637939" calcext:value-type="float">
            <text:p>0.00266182422637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238966941833496" calcext:value-type="float">
            <text:p>0.002389669418335</text:p>
          </table:table-cell>
          <table:table-cell office:value-type="float" office:value="0.00378656387329102" calcext:value-type="float">
            <text:p>0.003786563873291</text:p>
          </table:table-cell>
          <table:table-cell office:value-type="float" office:value="0.00271730422973633" calcext:value-type="float">
            <text:p>0.0027173042297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235676765441895" calcext:value-type="float">
            <text:p>0.002356767654419</text:p>
          </table:table-cell>
          <table:table-cell office:value-type="float" office:value="0.00361037254333496" calcext:value-type="float">
            <text:p>0.003610372543335</text:p>
          </table:table-cell>
          <table:table-cell office:value-type="float" office:value="0.00271608829498291" calcext:value-type="float">
            <text:p>0.00271608829498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227165222167969" calcext:value-type="float">
            <text:p>0.00227165222168</text:p>
          </table:table-cell>
          <table:table-cell office:value-type="float" office:value="0.00342702865600586" calcext:value-type="float">
            <text:p>0.003427028656006</text:p>
          </table:table-cell>
          <table:table-cell office:value-type="float" office:value="0.00261596441268921" calcext:value-type="float">
            <text:p>0.0026159644126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240898132324219" calcext:value-type="float">
            <text:p>0.002408981323242</text:p>
          </table:table-cell>
          <table:table-cell office:value-type="float" office:value="0.00377011299133301" calcext:value-type="float">
            <text:p>0.003770112991333</text:p>
          </table:table-cell>
          <table:table-cell office:value-type="float" office:value="0.00272723436355591" calcext:value-type="float">
            <text:p>0.0027272343635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22730827331543" calcext:value-type="float">
            <text:p>0.002273082733154</text:p>
          </table:table-cell>
          <table:table-cell office:value-type="float" office:value="0.00390386581420898" calcext:value-type="float">
            <text:p>0.003903865814209</text:p>
          </table:table-cell>
          <table:table-cell office:value-type="float" office:value="0.00269992351531982" calcext:value-type="float">
            <text:p>0.002699923515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233173370361328" calcext:value-type="float">
            <text:p>0.002331733703613</text:p>
          </table:table-cell>
          <table:table-cell office:value-type="float" office:value="0.00360012054443359" calcext:value-type="float">
            <text:p>0.003600120544434</text:p>
          </table:table-cell>
          <table:table-cell office:value-type="float" office:value="0.00275338888168335" calcext:value-type="float">
            <text:p>0.0027533888816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245833396911621" calcext:value-type="float">
            <text:p>0.002458333969116</text:p>
          </table:table-cell>
          <table:table-cell office:value-type="float" office:value="0.00346064567565918" calcext:value-type="float">
            <text:p>0.003460645675659</text:p>
          </table:table-cell>
          <table:table-cell office:value-type="float" office:value="0.00277059078216553" calcext:value-type="float">
            <text:p>0.0027705907821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241684913635254" calcext:value-type="float">
            <text:p>0.002416849136353</text:p>
          </table:table-cell>
          <table:table-cell office:value-type="float" office:value="0.00333189964294434" calcext:value-type="float">
            <text:p>0.003331899642944</text:p>
          </table:table-cell>
          <table:table-cell office:value-type="float" office:value="0.00268932580947876" calcext:value-type="float">
            <text:p>0.0026893258094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236392021179199" calcext:value-type="float">
            <text:p>0.002363920211792</text:p>
          </table:table-cell>
          <table:table-cell office:value-type="float" office:value="0.00372433662414551" calcext:value-type="float">
            <text:p>0.003724336624146</text:p>
          </table:table-cell>
          <table:table-cell office:value-type="float" office:value="0.00275782346725464" calcext:value-type="float">
            <text:p>0.0027578234672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245189666748047" calcext:value-type="float">
            <text:p>0.00245189666748</text:p>
          </table:table-cell>
          <table:table-cell office:value-type="float" office:value="0.00343585014343262" calcext:value-type="float">
            <text:p>0.003435850143433</text:p>
          </table:table-cell>
          <table:table-cell office:value-type="float" office:value="0.00283396244049072" calcext:value-type="float">
            <text:p>0.0028339624404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252842903137207" calcext:value-type="float">
            <text:p>0.002528429031372</text:p>
          </table:table-cell>
          <table:table-cell office:value-type="float" office:value="0.00381970405578613" calcext:value-type="float">
            <text:p>0.003819704055786</text:p>
          </table:table-cell>
          <table:table-cell office:value-type="float" office:value="0.00285581350326538" calcext:value-type="float">
            <text:p>0.0028558135032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249171257019043" calcext:value-type="float">
            <text:p>0.00249171257019</text:p>
          </table:table-cell>
          <table:table-cell office:value-type="float" office:value="0.00400972366333008" calcext:value-type="float">
            <text:p>0.00400972366333</text:p>
          </table:table-cell>
          <table:table-cell office:value-type="float" office:value="0.00287930965423584" calcext:value-type="float">
            <text:p>0.0028793096542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24712085723877" calcext:value-type="float">
            <text:p>0.002471208572388</text:p>
          </table:table-cell>
          <table:table-cell office:value-type="float" office:value="0.00381231307983398" calcext:value-type="float">
            <text:p>0.003812313079834</text:p>
          </table:table-cell>
          <table:table-cell office:value-type="float" office:value="0.00285749435424805" calcext:value-type="float">
            <text:p>0.0028574943542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248408317565918" calcext:value-type="float">
            <text:p>0.002484083175659</text:p>
          </table:table-cell>
          <table:table-cell office:value-type="float" office:value="0.00363826751708984" calcext:value-type="float">
            <text:p>0.00363826751709</text:p>
          </table:table-cell>
          <table:table-cell office:value-type="float" office:value="0.00285630226135254" calcext:value-type="float">
            <text:p>0.0028563022613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257587432861328" calcext:value-type="float">
            <text:p>0.002575874328613</text:p>
          </table:table-cell>
          <table:table-cell office:value-type="float" office:value="0.00507140159606934" calcext:value-type="float">
            <text:p>0.005071401596069</text:p>
          </table:table-cell>
          <table:table-cell office:value-type="float" office:value="0.00320897102355957" calcext:value-type="float">
            <text:p>0.003208971023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261712074279785" calcext:value-type="float">
            <text:p>0.002617120742798</text:p>
          </table:table-cell>
          <table:table-cell office:value-type="float" office:value="0.00396585464477539" calcext:value-type="float">
            <text:p>0.003965854644775</text:p>
          </table:table-cell>
          <table:table-cell office:value-type="float" office:value="0.00301551818847656" calcext:value-type="float">
            <text:p>0.0030155181884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262141227722168" calcext:value-type="float">
            <text:p>0.002621412277222</text:p>
          </table:table-cell>
          <table:table-cell office:value-type="float" office:value="0.0036160945892334" calcext:value-type="float">
            <text:p>0.003616094589233</text:p>
          </table:table-cell>
          <table:table-cell office:value-type="float" office:value="0.0029201865196228" calcext:value-type="float">
            <text:p>0.0029201865196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262999534606934" calcext:value-type="float">
            <text:p>0.002629995346069</text:p>
          </table:table-cell>
          <table:table-cell office:value-type="float" office:value="0.00374150276184082" calcext:value-type="float">
            <text:p>0.003741502761841</text:p>
          </table:table-cell>
          <table:table-cell office:value-type="float" office:value="0.00297027826309204" calcext:value-type="float">
            <text:p>0.0029702782630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255751609802246" calcext:value-type="float">
            <text:p>0.002557516098022</text:p>
          </table:table-cell>
          <table:table-cell office:value-type="float" office:value="0.00380301475524902" calcext:value-type="float">
            <text:p>0.003803014755249</text:p>
          </table:table-cell>
          <table:table-cell office:value-type="float" office:value="0.00300490856170654" calcext:value-type="float">
            <text:p>0.00300490856170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257754325866699" calcext:value-type="float">
            <text:p>0.002577543258667</text:p>
          </table:table-cell>
          <table:table-cell office:value-type="float" office:value="0.00385332107543945" calcext:value-type="float">
            <text:p>0.003853321075439</text:p>
          </table:table-cell>
          <table:table-cell office:value-type="float" office:value="0.00291409492492676" calcext:value-type="float">
            <text:p>0.0029140949249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256037712097168" calcext:value-type="float">
            <text:p>0.002560377120972</text:p>
          </table:table-cell>
          <table:table-cell office:value-type="float" office:value="0.00365900993347168" calcext:value-type="float">
            <text:p>0.003659009933472</text:p>
          </table:table-cell>
          <table:table-cell office:value-type="float" office:value="0.00290237665176392" calcext:value-type="float">
            <text:p>0.0029023766517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279593467712402" calcext:value-type="float">
            <text:p>0.002795934677124</text:p>
          </table:table-cell>
          <table:table-cell office:value-type="float" office:value="0.00387668609619141" calcext:value-type="float">
            <text:p>0.003876686096191</text:p>
          </table:table-cell>
          <table:table-cell office:value-type="float" office:value="0.00315647125244141" calcext:value-type="float">
            <text:p>0.0031564712524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265288352966309" calcext:value-type="float">
            <text:p>0.002652883529663</text:p>
          </table:table-cell>
          <table:table-cell office:value-type="float" office:value="0.00362420082092285" calcext:value-type="float">
            <text:p>0.003624200820923</text:p>
          </table:table-cell>
          <table:table-cell office:value-type="float" office:value="0.0029524564743042" calcext:value-type="float">
            <text:p>0.0029524564743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260806083679199" calcext:value-type="float">
            <text:p>0.002608060836792</text:p>
          </table:table-cell>
          <table:table-cell office:value-type="float" office:value="0.00396037101745606" calcext:value-type="float">
            <text:p>0.003960371017456</text:p>
          </table:table-cell>
          <table:table-cell office:value-type="float" office:value="0.00299257040023804" calcext:value-type="float">
            <text:p>0.0029925704002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275254249572754" calcext:value-type="float">
            <text:p>0.002752542495728</text:p>
          </table:table-cell>
          <table:table-cell office:value-type="float" office:value="0.00418233871459961" calcext:value-type="float">
            <text:p>0.0041823387146</text:p>
          </table:table-cell>
          <table:table-cell office:value-type="float" office:value="0.00304950475692749" calcext:value-type="float">
            <text:p>0.0030495047569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283145904541016" calcext:value-type="float">
            <text:p>0.00283145904541</text:p>
          </table:table-cell>
          <table:table-cell office:value-type="float" office:value="0.00420403480529785" calcext:value-type="float">
            <text:p>0.004204034805298</text:p>
          </table:table-cell>
          <table:table-cell office:value-type="float" office:value="0.00321403741836548" calcext:value-type="float">
            <text:p>0.0032140374183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80165672302246" calcext:value-type="float">
            <text:p>0.002801656723022</text:p>
          </table:table-cell>
          <table:table-cell office:value-type="float" office:value="0.00404119491577148" calcext:value-type="float">
            <text:p>0.004041194915771</text:p>
          </table:table-cell>
          <table:table-cell office:value-type="float" office:value="0.00315271615982056" calcext:value-type="float">
            <text:p>0.0031527161598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282454490661621" calcext:value-type="float">
            <text:p>0.002824544906616</text:p>
          </table:table-cell>
          <table:table-cell office:value-type="float" office:value="0.00415945053100586" calcext:value-type="float">
            <text:p>0.004159450531006</text:p>
          </table:table-cell>
          <table:table-cell office:value-type="float" office:value="0.0031629204750061" calcext:value-type="float">
            <text:p>0.00316292047500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26848316192627" calcext:value-type="float">
            <text:p>0.002684831619263</text:p>
          </table:table-cell>
          <table:table-cell office:value-type="float" office:value="0.00435829162597656" calcext:value-type="float">
            <text:p>0.004358291625977</text:p>
          </table:table-cell>
          <table:table-cell office:value-type="float" office:value="0.00316218137741089" calcext:value-type="float">
            <text:p>0.0031621813774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292444229125977" calcext:value-type="float">
            <text:p>0.00292444229126</text:p>
          </table:table-cell>
          <table:table-cell office:value-type="float" office:value="0.00501346588134766" calcext:value-type="float">
            <text:p>0.005013465881348</text:p>
          </table:table-cell>
          <table:table-cell office:value-type="float" office:value="0.00332109928131104" calcext:value-type="float">
            <text:p>0.00332109928131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295186042785645" calcext:value-type="float">
            <text:p>0.002951860427856</text:p>
          </table:table-cell>
          <table:table-cell office:value-type="float" office:value="0.00507044792175293" calcext:value-type="float">
            <text:p>0.005070447921753</text:p>
          </table:table-cell>
          <table:table-cell office:value-type="float" office:value="0.00350197553634644" calcext:value-type="float">
            <text:p>0.0035019755363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293970108032227" calcext:value-type="float">
            <text:p>0.002939701080322</text:p>
          </table:table-cell>
          <table:table-cell office:value-type="float" office:value="0.00452399253845215" calcext:value-type="float">
            <text:p>0.004523992538452</text:p>
          </table:table-cell>
          <table:table-cell office:value-type="float" office:value="0.0032917857170105" calcext:value-type="float">
            <text:p>0.0032917857170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294232368469238" calcext:value-type="float">
            <text:p>0.002942323684692</text:p>
          </table:table-cell>
          <table:table-cell office:value-type="float" office:value="0.00421571731567383" calcext:value-type="float">
            <text:p>0.004215717315674</text:p>
          </table:table-cell>
          <table:table-cell office:value-type="float" office:value="0.00341178178787231" calcext:value-type="float">
            <text:p>0.0034117817878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296783447265625" calcext:value-type="float">
            <text:p>0.002967834472656</text:p>
          </table:table-cell>
          <table:table-cell office:value-type="float" office:value="0.00457167625427246" calcext:value-type="float">
            <text:p>0.004571676254272</text:p>
          </table:table-cell>
          <table:table-cell office:value-type="float" office:value="0.00342450141906738" calcext:value-type="float">
            <text:p>0.0034245014190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28529167175293" calcext:value-type="float">
            <text:p>0.002852916717529</text:p>
          </table:table-cell>
          <table:table-cell office:value-type="float" office:value="0.00542569160461426" calcext:value-type="float">
            <text:p>0.005425691604614</text:p>
          </table:table-cell>
          <table:table-cell office:value-type="float" office:value="0.00351183414459229" calcext:value-type="float">
            <text:p>0.0035118341445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289320945739746" calcext:value-type="float">
            <text:p>0.002893209457397</text:p>
          </table:table-cell>
          <table:table-cell office:value-type="float" office:value="0.00474786758422852" calcext:value-type="float">
            <text:p>0.004747867584229</text:p>
          </table:table-cell>
          <table:table-cell office:value-type="float" office:value="0.0034557580947876" calcext:value-type="float">
            <text:p>0.0034557580947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311851501464844" calcext:value-type="float">
            <text:p>0.003118515014648</text:p>
          </table:table-cell>
          <table:table-cell office:value-type="float" office:value="0.0037848949432373" calcext:value-type="float">
            <text:p>0.003784894943237</text:p>
          </table:table-cell>
          <table:table-cell office:value-type="float" office:value="0.00338000059127808" calcext:value-type="float">
            <text:p>0.0033800005912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314569473266602" calcext:value-type="float">
            <text:p>0.003145694732666</text:p>
          </table:table-cell>
          <table:table-cell office:value-type="float" office:value="0.00427842140197754" calcext:value-type="float">
            <text:p>0.004278421401978</text:p>
          </table:table-cell>
          <table:table-cell office:value-type="float" office:value="0.00343376398086548" calcext:value-type="float">
            <text:p>0.0034337639808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312352180480957" calcext:value-type="float">
            <text:p>0.00312352180481</text:p>
          </table:table-cell>
          <table:table-cell office:value-type="float" office:value="0.0044863224029541" calcext:value-type="float">
            <text:p>0.004486322402954</text:p>
          </table:table-cell>
          <table:table-cell office:value-type="float" office:value="0.00338289737701416" calcext:value-type="float">
            <text:p>0.0033828973770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319766998291016" calcext:value-type="float">
            <text:p>0.00319766998291</text:p>
          </table:table-cell>
          <table:table-cell office:value-type="float" office:value="0.00436139106750488" calcext:value-type="float">
            <text:p>0.004361391067505</text:p>
          </table:table-cell>
          <table:table-cell office:value-type="float" office:value="0.00352741479873657" calcext:value-type="float">
            <text:p>0.0035274147987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313091278076172" calcext:value-type="float">
            <text:p>0.003130912780762</text:p>
          </table:table-cell>
          <table:table-cell office:value-type="float" office:value="0.00468659400939941" calcext:value-type="float">
            <text:p>0.004686594009399</text:p>
          </table:table-cell>
          <table:table-cell office:value-type="float" office:value="0.00362188816070557" calcext:value-type="float">
            <text:p>0.0036218881607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307154655456543" calcext:value-type="float">
            <text:p>0.003071546554565</text:p>
          </table:table-cell>
          <table:table-cell office:value-type="float" office:value="0.00485110282897949" calcext:value-type="float">
            <text:p>0.00485110282898</text:p>
          </table:table-cell>
          <table:table-cell office:value-type="float" office:value="0.00350732803344726" calcext:value-type="float">
            <text:p>0.0035073280334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305485725402832" calcext:value-type="float">
            <text:p>0.003054857254028</text:p>
          </table:table-cell>
          <table:table-cell office:value-type="float" office:value="0.00442337989807129" calcext:value-type="float">
            <text:p>0.004423379898071</text:p>
          </table:table-cell>
          <table:table-cell office:value-type="float" office:value="0.0034561276435852" calcext:value-type="float">
            <text:p>0.0034561276435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326347351074219" calcext:value-type="float">
            <text:p>0.003263473510742</text:p>
          </table:table-cell>
          <table:table-cell office:value-type="float" office:value="0.00446701049804688" calcext:value-type="float">
            <text:p>0.004467010498047</text:p>
          </table:table-cell>
          <table:table-cell office:value-type="float" office:value="0.00359160900115967" calcext:value-type="float">
            <text:p>0.003591609001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317645072937012" calcext:value-type="float">
            <text:p>0.00317645072937</text:p>
          </table:table-cell>
          <table:table-cell office:value-type="float" office:value="0.00513458251953125" calcext:value-type="float">
            <text:p>0.005134582519531</text:p>
          </table:table-cell>
          <table:table-cell office:value-type="float" office:value="0.00367053747177124" calcext:value-type="float">
            <text:p>0.0036705374717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321722030639648" calcext:value-type="float">
            <text:p>0.003217220306396</text:p>
          </table:table-cell>
          <table:table-cell office:value-type="float" office:value="0.00458502769470215" calcext:value-type="float">
            <text:p>0.004585027694702</text:p>
          </table:table-cell>
          <table:table-cell office:value-type="float" office:value="0.0036379337310791" calcext:value-type="float">
            <text:p>0.0036379337310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328373908996582" calcext:value-type="float">
            <text:p>0.003283739089966</text:p>
          </table:table-cell>
          <table:table-cell office:value-type="float" office:value="0.0050969123840332" calcext:value-type="float">
            <text:p>0.005096912384033</text:p>
          </table:table-cell>
          <table:table-cell office:value-type="float" office:value="0.00373045206069946" calcext:value-type="float">
            <text:p>0.0037304520606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32951831817627" calcext:value-type="float">
            <text:p>0.003295183181763</text:p>
          </table:table-cell>
          <table:table-cell office:value-type="float" office:value="0.00439023971557617" calcext:value-type="float">
            <text:p>0.004390239715576</text:p>
          </table:table-cell>
          <table:table-cell office:value-type="float" office:value="0.00365822315216064" calcext:value-type="float">
            <text:p>0.0036582231521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327205657958984" calcext:value-type="float">
            <text:p>0.00327205657959</text:p>
          </table:table-cell>
          <table:table-cell office:value-type="float" office:value="0.00437068939208984" calcext:value-type="float">
            <text:p>0.00437068939209</text:p>
          </table:table-cell>
          <table:table-cell office:value-type="float" office:value="0.00361291170120239" calcext:value-type="float">
            <text:p>0.0036129117012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323653221130371" calcext:value-type="float">
            <text:p>0.003236532211304</text:p>
          </table:table-cell>
          <table:table-cell office:value-type="float" office:value="0.0044245719909668" calcext:value-type="float">
            <text:p>0.004424571990967</text:p>
          </table:table-cell>
          <table:table-cell office:value-type="float" office:value="0.00369490385055542" calcext:value-type="float">
            <text:p>0.0036949038505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325727462768555" calcext:value-type="float">
            <text:p>0.003257274627686</text:p>
          </table:table-cell>
          <table:table-cell office:value-type="float" office:value="0.00488805770874023" calcext:value-type="float">
            <text:p>0.00488805770874</text:p>
          </table:table-cell>
          <table:table-cell office:value-type="float" office:value="0.00369681119918823" calcext:value-type="float">
            <text:p>0.0036968111991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32191276550293" calcext:value-type="float">
            <text:p>0.003219127655029</text:p>
          </table:table-cell>
          <table:table-cell office:value-type="float" office:value="0.00462627410888672" calcext:value-type="float">
            <text:p>0.004626274108887</text:p>
          </table:table-cell>
          <table:table-cell office:value-type="float" office:value="0.00363883972167969" calcext:value-type="float">
            <text:p>0.0036388397216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32203197479248" calcext:value-type="float">
            <text:p>0.003220319747925</text:p>
          </table:table-cell>
          <table:table-cell office:value-type="float" office:value="0.00581860542297363" calcext:value-type="float">
            <text:p>0.005818605422974</text:p>
          </table:table-cell>
          <table:table-cell office:value-type="float" office:value="0.00372778177261353" calcext:value-type="float">
            <text:p>0.0037277817726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342345237731934" calcext:value-type="float">
            <text:p>0.003423452377319</text:p>
          </table:table-cell>
          <table:table-cell office:value-type="float" office:value="0.0051567554473877" calcext:value-type="float">
            <text:p>0.005156755447388</text:p>
          </table:table-cell>
          <table:table-cell office:value-type="float" office:value="0.00382015705108643" calcext:value-type="float">
            <text:p>0.0038201570510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323200225830078" calcext:value-type="float">
            <text:p>0.003232002258301</text:p>
          </table:table-cell>
          <table:table-cell office:value-type="float" office:value="0.00476574897766113" calcext:value-type="float">
            <text:p>0.004765748977661</text:p>
          </table:table-cell>
          <table:table-cell office:value-type="float" office:value="0.0037294864654541" calcext:value-type="float">
            <text:p>0.0037294864654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331687927246094" calcext:value-type="float">
            <text:p>0.003316879272461</text:p>
          </table:table-cell>
          <table:table-cell office:value-type="float" office:value="0.00539422035217285" calcext:value-type="float">
            <text:p>0.005394220352173</text:p>
          </table:table-cell>
          <table:table-cell office:value-type="float" office:value="0.00373892784118652" calcext:value-type="float">
            <text:p>0.0037389278411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346159934997559" calcext:value-type="float">
            <text:p>0.003461599349976</text:p>
          </table:table-cell>
          <table:table-cell office:value-type="float" office:value="0.00479722023010254" calcext:value-type="float">
            <text:p>0.004797220230103</text:p>
          </table:table-cell>
          <table:table-cell office:value-type="float" office:value="0.00376020669937134" calcext:value-type="float">
            <text:p>0.0037602066993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323700904846191" calcext:value-type="float">
            <text:p>0.003237009048462</text:p>
          </table:table-cell>
          <table:table-cell office:value-type="float" office:value="0.00545501708984375" calcext:value-type="float">
            <text:p>0.005455017089844</text:p>
          </table:table-cell>
          <table:table-cell office:value-type="float" office:value="0.00372203588485718" calcext:value-type="float">
            <text:p>0.0037220358848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343418121337891" calcext:value-type="float">
            <text:p>0.003434181213379</text:p>
          </table:table-cell>
          <table:table-cell office:value-type="float" office:value="0.00491929054260254" calcext:value-type="float">
            <text:p>0.004919290542603</text:p>
          </table:table-cell>
          <table:table-cell office:value-type="float" office:value="0.00382765531539917" calcext:value-type="float">
            <text:p>0.0038276553153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349235534667969" calcext:value-type="float">
            <text:p>0.00349235534668</text:p>
          </table:table-cell>
          <table:table-cell office:value-type="float" office:value="0.00508856773376465" calcext:value-type="float">
            <text:p>0.005088567733765</text:p>
          </table:table-cell>
          <table:table-cell office:value-type="float" office:value="0.00388516187667847" calcext:value-type="float">
            <text:p>0.0038851618766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36308765411377" calcext:value-type="float">
            <text:p>0.003630876541138</text:p>
          </table:table-cell>
          <table:table-cell office:value-type="float" office:value="0.00573348999023438" calcext:value-type="float">
            <text:p>0.005733489990234</text:p>
          </table:table-cell>
          <table:table-cell office:value-type="float" office:value="0.00398242473602295" calcext:value-type="float">
            <text:p>0.0039824247360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337457656860352" calcext:value-type="float">
            <text:p>0.003374576568604</text:p>
          </table:table-cell>
          <table:table-cell office:value-type="float" office:value="0.00495028495788574" calcext:value-type="float">
            <text:p>0.004950284957886</text:p>
          </table:table-cell>
          <table:table-cell office:value-type="float" office:value="0.00379334688186645" calcext:value-type="float">
            <text:p>0.0037933468818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343108177185059" calcext:value-type="float">
            <text:p>0.003431081771851</text:p>
          </table:table-cell>
          <table:table-cell office:value-type="float" office:value="0.00521278381347656" calcext:value-type="float">
            <text:p>0.005212783813477</text:p>
          </table:table-cell>
          <table:table-cell office:value-type="float" office:value="0.00388865470886231" calcext:value-type="float">
            <text:p>0.0038886547088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372862815856934" calcext:value-type="float">
            <text:p>0.003728628158569</text:p>
          </table:table-cell>
          <table:table-cell office:value-type="float" office:value="0.00479555130004883" calcext:value-type="float">
            <text:p>0.004795551300049</text:p>
          </table:table-cell>
          <table:table-cell office:value-type="float" office:value="0.00408735275268555" calcext:value-type="float">
            <text:p>0.00408735275268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362634658813477" calcext:value-type="float">
            <text:p>0.003626346588135</text:p>
          </table:table-cell>
          <table:table-cell office:value-type="float" office:value="0.00523734092712402" calcext:value-type="float">
            <text:p>0.005237340927124</text:p>
          </table:table-cell>
          <table:table-cell office:value-type="float" office:value="0.00402191877365112" calcext:value-type="float">
            <text:p>0.0040219187736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338125228881836" calcext:value-type="float">
            <text:p>0.003381252288818</text:p>
          </table:table-cell>
          <table:table-cell office:value-type="float" office:value="0.00487756729125977" calcext:value-type="float">
            <text:p>0.00487756729126</text:p>
          </table:table-cell>
          <table:table-cell office:value-type="float" office:value="0.00384153127670288" calcext:value-type="float">
            <text:p>0.0038415312767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36466121673584" calcext:value-type="float">
            <text:p>0.003646612167358</text:p>
          </table:table-cell>
          <table:table-cell office:value-type="float" office:value="0.00508594512939453" calcext:value-type="float">
            <text:p>0.005085945129395</text:p>
          </table:table-cell>
          <table:table-cell office:value-type="float" office:value="0.00408580303192139" calcext:value-type="float">
            <text:p>0.0040858030319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352835655212402" calcext:value-type="float">
            <text:p>0.003528356552124</text:p>
          </table:table-cell>
          <table:table-cell office:value-type="float" office:value="0.00505471229553223" calcext:value-type="float">
            <text:p>0.005054712295532</text:p>
          </table:table-cell>
          <table:table-cell office:value-type="float" office:value="0.00396761894226074" calcext:value-type="float">
            <text:p>0.0039676189422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359749794006348" calcext:value-type="float">
            <text:p>0.003597497940063</text:p>
          </table:table-cell>
          <table:table-cell office:value-type="float" office:value="0.0054926872253418" calcext:value-type="float">
            <text:p>0.005492687225342</text:p>
          </table:table-cell>
          <table:table-cell office:value-type="float" office:value="0.00399347543716431" calcext:value-type="float">
            <text:p>0.00399347543716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353121757507324" calcext:value-type="float">
            <text:p>0.003531217575073</text:p>
          </table:table-cell>
          <table:table-cell office:value-type="float" office:value="0.00471663475036621" calcext:value-type="float">
            <text:p>0.004716634750366</text:p>
          </table:table-cell>
          <table:table-cell office:value-type="float" office:value="0.00397379398345947" calcext:value-type="float">
            <text:p>0.00397379398345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361323356628418" calcext:value-type="float">
            <text:p>0.003613233566284</text:p>
          </table:table-cell>
          <table:table-cell office:value-type="float" office:value="0.00737309455871582" calcext:value-type="float">
            <text:p>0.007373094558716</text:p>
          </table:table-cell>
          <table:table-cell office:value-type="float" office:value="0.00497143268585205" calcext:value-type="float">
            <text:p>0.0049714326858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386643409729004" calcext:value-type="float">
            <text:p>0.00386643409729</text:p>
          </table:table-cell>
          <table:table-cell office:value-type="float" office:value="0.00518369674682617" calcext:value-type="float">
            <text:p>0.005183696746826</text:p>
          </table:table-cell>
          <table:table-cell office:value-type="float" office:value="0.00418421030044556" calcext:value-type="float">
            <text:p>0.00418421030044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367498397827148" calcext:value-type="float">
            <text:p>0.003674983978271</text:p>
          </table:table-cell>
          <table:table-cell office:value-type="float" office:value="0.00483369827270508" calcext:value-type="float">
            <text:p>0.004833698272705</text:p>
          </table:table-cell>
          <table:table-cell office:value-type="float" office:value="0.00410342216491699" calcext:value-type="float">
            <text:p>0.0041034221649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37236213684082" calcext:value-type="float">
            <text:p>0.003723621368408</text:p>
          </table:table-cell>
          <table:table-cell office:value-type="float" office:value="0.00512170791625977" calcext:value-type="float">
            <text:p>0.00512170791626</text:p>
          </table:table-cell>
          <table:table-cell office:value-type="float" office:value="0.00416053533554077" calcext:value-type="float">
            <text:p>0.0041605353355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360441207885742" calcext:value-type="float">
            <text:p>0.003604412078857</text:p>
          </table:table-cell>
          <table:table-cell office:value-type="float" office:value="0.00514411926269531" calcext:value-type="float">
            <text:p>0.005144119262695</text:p>
          </table:table-cell>
          <table:table-cell office:value-type="float" office:value="0.00411080121994019" calcext:value-type="float">
            <text:p>0.0041108012199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368022918701172" calcext:value-type="float">
            <text:p>0.003680229187012</text:p>
          </table:table-cell>
          <table:table-cell office:value-type="float" office:value="0.00541973114013672" calcext:value-type="float">
            <text:p>0.005419731140137</text:p>
          </table:table-cell>
          <table:table-cell office:value-type="float" office:value="0.0042288064956665" calcext:value-type="float">
            <text:p>0.00422880649566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373196601867676" calcext:value-type="float">
            <text:p>0.003731966018677</text:p>
          </table:table-cell>
          <table:table-cell office:value-type="float" office:value="0.00496101379394531" calcext:value-type="float">
            <text:p>0.004961013793945</text:p>
          </table:table-cell>
          <table:table-cell office:value-type="float" office:value="0.00421150922775269" calcext:value-type="float">
            <text:p>0.0042115092277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372886657714844" calcext:value-type="float">
            <text:p>0.003728866577148</text:p>
          </table:table-cell>
          <table:table-cell office:value-type="float" office:value="0.00768256187438965" calcext:value-type="float">
            <text:p>0.00768256187439</text:p>
          </table:table-cell>
          <table:table-cell office:value-type="float" office:value="0.00470575094223022" calcext:value-type="float">
            <text:p>0.004705750942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391459465026856" calcext:value-type="float">
            <text:p>0.003914594650269</text:p>
          </table:table-cell>
          <table:table-cell office:value-type="float" office:value="0.0053708553314209" calcext:value-type="float">
            <text:p>0.005370855331421</text:p>
          </table:table-cell>
          <table:table-cell office:value-type="float" office:value="0.00427464246749878" calcext:value-type="float">
            <text:p>0.0042746424674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382733345031738" calcext:value-type="float">
            <text:p>0.003827333450317</text:p>
          </table:table-cell>
          <table:table-cell office:value-type="float" office:value="0.00543093681335449" calcext:value-type="float">
            <text:p>0.005430936813355</text:p>
          </table:table-cell>
          <table:table-cell office:value-type="float" office:value="0.00431457757949829" calcext:value-type="float">
            <text:p>0.0043145775794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394701957702637" calcext:value-type="float">
            <text:p>0.003947019577026</text:p>
          </table:table-cell>
          <table:table-cell office:value-type="float" office:value="0.00566363334655762" calcext:value-type="float">
            <text:p>0.005663633346558</text:p>
          </table:table-cell>
          <table:table-cell office:value-type="float" office:value="0.00428897142410278" calcext:value-type="float">
            <text:p>0.0042889714241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377798080444336" calcext:value-type="float">
            <text:p>0.003777980804443</text:p>
          </table:table-cell>
          <table:table-cell office:value-type="float" office:value="0.00744509696960449" calcext:value-type="float">
            <text:p>0.007445096969605</text:p>
          </table:table-cell>
          <table:table-cell office:value-type="float" office:value="0.00443180799484253" calcext:value-type="float">
            <text:p>0.0044318079948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399613380432129" calcext:value-type="float">
            <text:p>0.003996133804321</text:p>
          </table:table-cell>
          <table:table-cell office:value-type="float" office:value="0.00555944442749023" calcext:value-type="float">
            <text:p>0.00555944442749</text:p>
          </table:table-cell>
          <table:table-cell office:value-type="float" office:value="0.00440452098846436" calcext:value-type="float">
            <text:p>0.00440452098846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393033027648926" calcext:value-type="float">
            <text:p>0.003930330276489</text:p>
          </table:table-cell>
          <table:table-cell office:value-type="float" office:value="0.00650143623352051" calcext:value-type="float">
            <text:p>0.006501436233521</text:p>
          </table:table-cell>
          <table:table-cell office:value-type="float" office:value="0.00459326505661011" calcext:value-type="float">
            <text:p>0.0045932650566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410819053649902" calcext:value-type="float">
            <text:p>0.004108190536499</text:p>
          </table:table-cell>
          <table:table-cell office:value-type="float" office:value="0.00798273086547852" calcext:value-type="float">
            <text:p>0.007982730865479</text:p>
          </table:table-cell>
          <table:table-cell office:value-type="float" office:value="0.00523250102996826" calcext:value-type="float">
            <text:p>0.0052325010299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0891170501709" calcext:value-type="float">
            <text:p>0.004089117050171</text:p>
          </table:table-cell>
          <table:table-cell office:value-type="float" office:value="0.00741004943847656" calcext:value-type="float">
            <text:p>0.007410049438477</text:p>
          </table:table-cell>
          <table:table-cell office:value-type="float" office:value="0.00458434820175171" calcext:value-type="float">
            <text:p>0.0045843482017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40898323059082" calcext:value-type="float">
            <text:p>0.004089832305908</text:p>
          </table:table-cell>
          <table:table-cell office:value-type="float" office:value="0.00765442848205567" calcext:value-type="float">
            <text:p>0.007654428482056</text:p>
          </table:table-cell>
          <table:table-cell office:value-type="float" office:value="0.00474611520767212" calcext:value-type="float">
            <text:p>0.0047461152076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40891170501709" calcext:value-type="float">
            <text:p>0.004089117050171</text:p>
          </table:table-cell>
          <table:table-cell office:value-type="float" office:value="0.00762152671813965" calcext:value-type="float">
            <text:p>0.00762152671814</text:p>
          </table:table-cell>
          <table:table-cell office:value-type="float" office:value="0.00481234788894653" calcext:value-type="float">
            <text:p>0.0048123478889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413727760314941" calcext:value-type="float">
            <text:p>0.004137277603149</text:p>
          </table:table-cell>
          <table:table-cell office:value-type="float" office:value="0.00676107406616211" calcext:value-type="float">
            <text:p>0.006761074066162</text:p>
          </table:table-cell>
          <table:table-cell office:value-type="float" office:value="0.00460740327835083" calcext:value-type="float">
            <text:p>0.0046074032783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428462028503418" calcext:value-type="float">
            <text:p>0.004284620285034</text:p>
          </table:table-cell>
          <table:table-cell office:value-type="float" office:value="0.00841641426086426" calcext:value-type="float">
            <text:p>0.008416414260864</text:p>
          </table:table-cell>
          <table:table-cell office:value-type="float" office:value="0.00493137836456299" calcext:value-type="float">
            <text:p>0.004931378364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418901443481445" calcext:value-type="float">
            <text:p>0.004189014434814</text:p>
          </table:table-cell>
          <table:table-cell office:value-type="float" office:value="0.00549936294555664" calcext:value-type="float">
            <text:p>0.005499362945557</text:p>
          </table:table-cell>
          <table:table-cell office:value-type="float" office:value="0.00460985898971558" calcext:value-type="float">
            <text:p>0.0046098589897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431466102600098" calcext:value-type="float">
            <text:p>0.004314661026001</text:p>
          </table:table-cell>
          <table:table-cell office:value-type="float" office:value="0.00598740577697754" calcext:value-type="float">
            <text:p>0.005987405776978</text:p>
          </table:table-cell>
          <table:table-cell office:value-type="float" office:value="0.00482842922210693" calcext:value-type="float">
            <text:p>0.0048284292221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449132919311523" calcext:value-type="float">
            <text:p>0.004491329193115</text:p>
          </table:table-cell>
          <table:table-cell office:value-type="float" office:value="0.00628256797790527" calcext:value-type="float">
            <text:p>0.006282567977905</text:p>
          </table:table-cell>
          <table:table-cell office:value-type="float" office:value="0.00501199960708618" calcext:value-type="float">
            <text:p>0.00501199960708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448274612426758" calcext:value-type="float">
            <text:p>0.004482746124268</text:p>
          </table:table-cell>
          <table:table-cell office:value-type="float" office:value="0.00714492797851563" calcext:value-type="float">
            <text:p>0.007144927978516</text:p>
          </table:table-cell>
          <table:table-cell office:value-type="float" office:value="0.00517655611038208" calcext:value-type="float">
            <text:p>0.0051765561103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433182716369629" calcext:value-type="float">
            <text:p>0.004331827163696</text:p>
          </table:table-cell>
          <table:table-cell office:value-type="float" office:value="0.00603485107421875" calcext:value-type="float">
            <text:p>0.006034851074219</text:p>
          </table:table-cell>
          <table:table-cell office:value-type="float" office:value="0.00475641489028931" calcext:value-type="float">
            <text:p>0.0047564148902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443911552429199" calcext:value-type="float">
            <text:p>0.004439115524292</text:p>
          </table:table-cell>
          <table:table-cell office:value-type="float" office:value="0.00736761093139648" calcext:value-type="float">
            <text:p>0.007367610931396</text:p>
          </table:table-cell>
          <table:table-cell office:value-type="float" office:value="0.00496935844421387" calcext:value-type="float">
            <text:p>0.0049693584442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432538986206055" calcext:value-type="float">
            <text:p>0.004325389862061</text:p>
          </table:table-cell>
          <table:table-cell office:value-type="float" office:value="0.00693440437316895" calcext:value-type="float">
            <text:p>0.006934404373169</text:p>
          </table:table-cell>
          <table:table-cell office:value-type="float" office:value="0.00501759052276611" calcext:value-type="float">
            <text:p>0.0050175905227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439834594726563" calcext:value-type="float">
            <text:p>0.004398345947266</text:p>
          </table:table-cell>
          <table:table-cell office:value-type="float" office:value="0.00562047958374023" calcext:value-type="float">
            <text:p>0.00562047958374</text:p>
          </table:table-cell>
          <table:table-cell office:value-type="float" office:value="0.00488976240158081" calcext:value-type="float">
            <text:p>0.00488976240158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451040267944336" calcext:value-type="float">
            <text:p>0.004510402679443</text:p>
          </table:table-cell>
          <table:table-cell office:value-type="float" office:value="0.00580692291259766" calcext:value-type="float">
            <text:p>0.005806922912598</text:p>
          </table:table-cell>
          <table:table-cell office:value-type="float" office:value="0.00495232343673706" calcext:value-type="float">
            <text:p>0.0049523234367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456309318542481" calcext:value-type="float">
            <text:p>0.004563093185425</text:p>
          </table:table-cell>
          <table:table-cell office:value-type="float" office:value="0.00567245483398438" calcext:value-type="float">
            <text:p>0.005672454833984</text:p>
          </table:table-cell>
          <table:table-cell office:value-type="float" office:value="0.00503357648849487" calcext:value-type="float">
            <text:p>0.00503357648849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437545776367188" calcext:value-type="float">
            <text:p>0.004375457763672</text:p>
          </table:table-cell>
          <table:table-cell office:value-type="float" office:value="0.00618648529052734" calcext:value-type="float">
            <text:p>0.006186485290527</text:p>
          </table:table-cell>
          <table:table-cell office:value-type="float" office:value="0.00481408834457398" calcext:value-type="float">
            <text:p>0.00481408834457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438499450683594" calcext:value-type="float">
            <text:p>0.004384994506836</text:p>
          </table:table-cell>
          <table:table-cell office:value-type="float" office:value="0.0076136589050293" calcext:value-type="float">
            <text:p>0.007613658905029</text:p>
          </table:table-cell>
          <table:table-cell office:value-type="float" office:value="0.00488795042037964" calcext:value-type="float">
            <text:p>0.004887950420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423479080200195" calcext:value-type="float">
            <text:p>0.004234790802002</text:p>
          </table:table-cell>
          <table:table-cell office:value-type="float" office:value="0.00772547721862793" calcext:value-type="float">
            <text:p>0.007725477218628</text:p>
          </table:table-cell>
          <table:table-cell office:value-type="float" office:value="0.00488744974136353" calcext:value-type="float">
            <text:p>0.0048874497413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438857078552246" calcext:value-type="float">
            <text:p>0.004388570785522</text:p>
          </table:table-cell>
          <table:table-cell office:value-type="float" office:value="0.00595998764038086" calcext:value-type="float">
            <text:p>0.005959987640381</text:p>
          </table:table-cell>
          <table:table-cell office:value-type="float" office:value="0.00483890771865845" calcext:value-type="float">
            <text:p>0.0048389077186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437402725219727" calcext:value-type="float">
            <text:p>0.004374027252197</text:p>
          </table:table-cell>
          <table:table-cell office:value-type="float" office:value="0.00788450241088867" calcext:value-type="float">
            <text:p>0.007884502410889</text:p>
          </table:table-cell>
          <table:table-cell office:value-type="float" office:value="0.00507825613021851" calcext:value-type="float">
            <text:p>0.0050782561302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448155403137207" calcext:value-type="float">
            <text:p>0.004481554031372</text:p>
          </table:table-cell>
          <table:table-cell office:value-type="float" office:value="0.00605273246765137" calcext:value-type="float">
            <text:p>0.006052732467651</text:p>
          </table:table-cell>
          <table:table-cell office:value-type="float" office:value="0.00494111776351929" calcext:value-type="float">
            <text:p>0.0049411177635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437998771667481" calcext:value-type="float">
            <text:p>0.004379987716675</text:p>
          </table:table-cell>
          <table:table-cell office:value-type="float" office:value="0.00590944290161133" calcext:value-type="float">
            <text:p>0.005909442901611</text:p>
          </table:table-cell>
          <table:table-cell office:value-type="float" office:value="0.00486166477203369" calcext:value-type="float">
            <text:p>0.00486166477203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435280799865723" calcext:value-type="float">
            <text:p>0.004352807998657</text:p>
          </table:table-cell>
          <table:table-cell office:value-type="float" office:value="0.00589299201965332" calcext:value-type="float">
            <text:p>0.005892992019653</text:p>
          </table:table-cell>
          <table:table-cell office:value-type="float" office:value="0.0048153281211853" calcext:value-type="float">
            <text:p>0.00481532812118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440716743469238" calcext:value-type="float">
            <text:p>0.004407167434692</text:p>
          </table:table-cell>
          <table:table-cell office:value-type="float" office:value="0.00778436660766602" calcext:value-type="float">
            <text:p>0.007784366607666</text:p>
          </table:table-cell>
          <table:table-cell office:value-type="float" office:value="0.00497221946716309" calcext:value-type="float">
            <text:p>0.00497221946716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45773983001709" calcext:value-type="float">
            <text:p>0.004577398300171</text:p>
          </table:table-cell>
          <table:table-cell office:value-type="float" office:value="0.00756168365478516" calcext:value-type="float">
            <text:p>0.007561683654785</text:p>
          </table:table-cell>
          <table:table-cell office:value-type="float" office:value="0.00533151626586914" calcext:value-type="float">
            <text:p>0.00533151626586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465464591979981" calcext:value-type="float">
            <text:p>0.0046546459198</text:p>
          </table:table-cell>
          <table:table-cell office:value-type="float" office:value="0.00980639457702637" calcext:value-type="float">
            <text:p>0.009806394577026</text:p>
          </table:table-cell>
          <table:table-cell office:value-type="float" office:value="0.0058533787727356" calcext:value-type="float">
            <text:p>0.0058533787727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466656684875488" calcext:value-type="float">
            <text:p>0.004666566848755</text:p>
          </table:table-cell>
          <table:table-cell office:value-type="float" office:value="0.00807952880859375" calcext:value-type="float">
            <text:p>0.008079528808594</text:p>
          </table:table-cell>
          <table:table-cell office:value-type="float" office:value="0.00522067546844482" calcext:value-type="float">
            <text:p>0.00522067546844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458502769470215" calcext:value-type="float">
            <text:p>0.004585027694702</text:p>
          </table:table-cell>
          <table:table-cell office:value-type="float" office:value="0.00748634338378906" calcext:value-type="float">
            <text:p>0.007486343383789</text:p>
          </table:table-cell>
          <table:table-cell office:value-type="float" office:value="0.00522234439849854" calcext:value-type="float">
            <text:p>0.0052223443984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470399856567383" calcext:value-type="float">
            <text:p>0.004703998565674</text:p>
          </table:table-cell>
          <table:table-cell office:value-type="float" office:value="0.00910806655883789" calcext:value-type="float">
            <text:p>0.009108066558838</text:p>
          </table:table-cell>
          <table:table-cell office:value-type="float" office:value="0.00636264085769653" calcext:value-type="float">
            <text:p>0.0063626408576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483179092407227" calcext:value-type="float">
            <text:p>0.004831790924072</text:p>
          </table:table-cell>
          <table:table-cell office:value-type="float" office:value="0.00878596305847168" calcext:value-type="float">
            <text:p>0.008785963058472</text:p>
          </table:table-cell>
          <table:table-cell office:value-type="float" office:value="0.00577361583709717" calcext:value-type="float">
            <text:p>0.0057736158370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493025779724121" calcext:value-type="float">
            <text:p>0.004930257797241</text:p>
          </table:table-cell>
          <table:table-cell office:value-type="float" office:value="0.00652217864990234" calcext:value-type="float">
            <text:p>0.006522178649902</text:p>
          </table:table-cell>
          <table:table-cell office:value-type="float" office:value="0.00574386119842529" calcext:value-type="float">
            <text:p>0.0057438611984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482988357543945" calcext:value-type="float">
            <text:p>0.004829883575439</text:p>
          </table:table-cell>
          <table:table-cell office:value-type="float" office:value="0.0152184963226318" calcext:value-type="float">
            <text:p>0.015218496322632</text:p>
          </table:table-cell>
          <table:table-cell office:value-type="float" office:value="0.00613929033279419" calcext:value-type="float">
            <text:p>0.00613929033279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493121147155762" calcext:value-type="float">
            <text:p>0.004931211471558</text:p>
          </table:table-cell>
          <table:table-cell office:value-type="float" office:value="0.00621795654296875" calcext:value-type="float">
            <text:p>0.006217956542969</text:p>
          </table:table-cell>
          <table:table-cell office:value-type="float" office:value="0.00541898012161255" calcext:value-type="float">
            <text:p>0.0054189801216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462460517883301" calcext:value-type="float">
            <text:p>0.004624605178833</text:p>
          </table:table-cell>
          <table:table-cell office:value-type="float" office:value="0.00666141510009766" calcext:value-type="float">
            <text:p>0.006661415100098</text:p>
          </table:table-cell>
          <table:table-cell office:value-type="float" office:value="0.00525797605514526" calcext:value-type="float">
            <text:p>0.00525797605514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457406044006348" calcext:value-type="float">
            <text:p>0.004574060440063</text:p>
          </table:table-cell>
          <table:table-cell office:value-type="float" office:value="0.00625514984130859" calcext:value-type="float">
            <text:p>0.006255149841309</text:p>
          </table:table-cell>
          <table:table-cell office:value-type="float" office:value="0.00515735149383545" calcext:value-type="float">
            <text:p>0.00515735149383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482392311096191" calcext:value-type="float">
            <text:p>0.004823923110962</text:p>
          </table:table-cell>
          <table:table-cell office:value-type="float" office:value="0.00653600692749023" calcext:value-type="float">
            <text:p>0.00653600692749</text:p>
          </table:table-cell>
          <table:table-cell office:value-type="float" office:value="0.00542314052581787" calcext:value-type="float">
            <text:p>0.0054231405258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48973560333252" calcext:value-type="float">
            <text:p>0.004897356033325</text:p>
          </table:table-cell>
          <table:table-cell office:value-type="float" office:value="0.00651454925537109" calcext:value-type="float">
            <text:p>0.006514549255371</text:p>
          </table:table-cell>
          <table:table-cell office:value-type="float" office:value="0.00535715818405151" calcext:value-type="float">
            <text:p>0.0053571581840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489974021911621" calcext:value-type="float">
            <text:p>0.004899740219116</text:p>
          </table:table-cell>
          <table:table-cell office:value-type="float" office:value="0.00617861747741699" calcext:value-type="float">
            <text:p>0.006178617477417</text:p>
          </table:table-cell>
          <table:table-cell office:value-type="float" office:value="0.00534787178039551" calcext:value-type="float">
            <text:p>0.0053478717803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46992301940918" calcext:value-type="float">
            <text:p>0.004699230194092</text:p>
          </table:table-cell>
          <table:table-cell office:value-type="float" office:value="0.00829553604125977" calcext:value-type="float">
            <text:p>0.00829553604126</text:p>
          </table:table-cell>
          <table:table-cell office:value-type="float" office:value="0.00545939207077026" calcext:value-type="float">
            <text:p>0.005459392070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481581687927246" calcext:value-type="float">
            <text:p>0.004815816879272</text:p>
          </table:table-cell>
          <table:table-cell office:value-type="float" office:value="0.00631451606750488" calcext:value-type="float">
            <text:p>0.006314516067505</text:p>
          </table:table-cell>
          <table:table-cell office:value-type="float" office:value="0.00533469915390015" calcext:value-type="float">
            <text:p>0.005334699153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505208969116211" calcext:value-type="float">
            <text:p>0.005052089691162</text:p>
          </table:table-cell>
          <table:table-cell office:value-type="float" office:value="0.00657439231872559" calcext:value-type="float">
            <text:p>0.006574392318726</text:p>
          </table:table-cell>
          <table:table-cell office:value-type="float" office:value="0.00538581609725952" calcext:value-type="float">
            <text:p>0.0053858160972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500559806823731" calcext:value-type="float">
            <text:p>0.005005598068237</text:p>
          </table:table-cell>
          <table:table-cell office:value-type="float" office:value="0.00685858726501465" calcext:value-type="float">
            <text:p>0.006858587265015</text:p>
          </table:table-cell>
          <table:table-cell office:value-type="float" office:value="0.00558216571807861" calcext:value-type="float">
            <text:p>0.00558216571807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501227378845215" calcext:value-type="float">
            <text:p>0.005012273788452</text:p>
          </table:table-cell>
          <table:table-cell office:value-type="float" office:value="0.00796771049499512" calcext:value-type="float">
            <text:p>0.007967710494995</text:p>
          </table:table-cell>
          <table:table-cell office:value-type="float" office:value="0.00580556392669678" calcext:value-type="float">
            <text:p>0.00580556392669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50809383392334" calcext:value-type="float">
            <text:p>0.005080938339233</text:p>
          </table:table-cell>
          <table:table-cell office:value-type="float" office:value="0.00700569152832031" calcext:value-type="float">
            <text:p>0.00700569152832</text:p>
          </table:table-cell>
          <table:table-cell office:value-type="float" office:value="0.00571020841598511" calcext:value-type="float">
            <text:p>0.00571020841598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507044792175293" calcext:value-type="float">
            <text:p>0.005070447921753</text:p>
          </table:table-cell>
          <table:table-cell office:value-type="float" office:value="0.00698590278625488" calcext:value-type="float">
            <text:p>0.006985902786255</text:p>
          </table:table-cell>
          <table:table-cell office:value-type="float" office:value="0.00586506128311157" calcext:value-type="float">
            <text:p>0.0058650612831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53558349609375" calcext:value-type="float">
            <text:p>0.005355834960938</text:p>
          </table:table-cell>
          <table:table-cell office:value-type="float" office:value="0.0108630657196045" calcext:value-type="float">
            <text:p>0.010863065719605</text:p>
          </table:table-cell>
          <table:table-cell office:value-type="float" office:value="0.00660864114761353" calcext:value-type="float">
            <text:p>0.0066086411476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551986694335938" calcext:value-type="float">
            <text:p>0.005519866943359</text:p>
          </table:table-cell>
          <table:table-cell office:value-type="float" office:value="0.00946092605590821" calcext:value-type="float">
            <text:p>0.009460926055908</text:p>
          </table:table-cell>
          <table:table-cell office:value-type="float" office:value="0.00606424808502197" calcext:value-type="float">
            <text:p>0.0060642480850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526833534240723" calcext:value-type="float">
            <text:p>0.005268335342407</text:p>
          </table:table-cell>
          <table:table-cell office:value-type="float" office:value="0.00702118873596192" calcext:value-type="float">
            <text:p>0.007021188735962</text:p>
          </table:table-cell>
          <table:table-cell office:value-type="float" office:value="0.00582015514373779" calcext:value-type="float">
            <text:p>0.0058201551437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517535209655762" calcext:value-type="float">
            <text:p>0.005175352096558</text:p>
          </table:table-cell>
          <table:table-cell office:value-type="float" office:value="0.00670242309570313" calcext:value-type="float">
            <text:p>0.006702423095703</text:p>
          </table:table-cell>
          <table:table-cell office:value-type="float" office:value="0.00571414232254028" calcext:value-type="float">
            <text:p>0.0057141423225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537824630737305" calcext:value-type="float">
            <text:p>0.005378246307373</text:p>
          </table:table-cell>
          <table:table-cell office:value-type="float" office:value="0.0069279670715332" calcext:value-type="float">
            <text:p>0.006927967071533</text:p>
          </table:table-cell>
          <table:table-cell office:value-type="float" office:value="0.00587843656539917" calcext:value-type="float">
            <text:p>0.00587843656539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543332099914551" calcext:value-type="float">
            <text:p>0.005433320999146</text:p>
          </table:table-cell>
          <table:table-cell office:value-type="float" office:value="0.00691294670104981" calcext:value-type="float">
            <text:p>0.00691294670105</text:p>
          </table:table-cell>
          <table:table-cell office:value-type="float" office:value="0.00590744018554688" calcext:value-type="float">
            <text:p>0.0059074401855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518226623535156" calcext:value-type="float">
            <text:p>0.005182266235352</text:p>
          </table:table-cell>
          <table:table-cell office:value-type="float" office:value="0.00735116004943848" calcext:value-type="float">
            <text:p>0.007351160049438</text:p>
          </table:table-cell>
          <table:table-cell office:value-type="float" office:value="0.00595806837081909" calcext:value-type="float">
            <text:p>0.0059580683708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532412528991699" calcext:value-type="float">
            <text:p>0.005324125289917</text:p>
          </table:table-cell>
          <table:table-cell office:value-type="float" office:value="0.0109076499938965" calcext:value-type="float">
            <text:p>0.010907649993897</text:p>
          </table:table-cell>
          <table:table-cell office:value-type="float" office:value="0.00684252977371216" calcext:value-type="float">
            <text:p>0.0068425297737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538396835327148" calcext:value-type="float">
            <text:p>0.005383968353271</text:p>
          </table:table-cell>
          <table:table-cell office:value-type="float" office:value="0.00851225852966309" calcext:value-type="float">
            <text:p>0.008512258529663</text:p>
          </table:table-cell>
          <table:table-cell office:value-type="float" office:value="0.00629616975784302" calcext:value-type="float">
            <text:p>0.0062961697578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536203384399414" calcext:value-type="float">
            <text:p>0.005362033843994</text:p>
          </table:table-cell>
          <table:table-cell office:value-type="float" office:value="0.00688600540161133" calcext:value-type="float">
            <text:p>0.006886005401611</text:p>
          </table:table-cell>
          <table:table-cell office:value-type="float" office:value="0.00589727163314819" calcext:value-type="float">
            <text:p>0.00589727163314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553679466247559" calcext:value-type="float">
            <text:p>0.005536794662476</text:p>
          </table:table-cell>
          <table:table-cell office:value-type="float" office:value="0.0074000358581543" calcext:value-type="float">
            <text:p>0.007400035858154</text:p>
          </table:table-cell>
          <table:table-cell office:value-type="float" office:value="0.00598882436752319" calcext:value-type="float">
            <text:p>0.0059888243675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516176223754883" calcext:value-type="float">
            <text:p>0.005161762237549</text:p>
          </table:table-cell>
          <table:table-cell office:value-type="float" office:value="0.00684618949890137" calcext:value-type="float">
            <text:p>0.006846189498901</text:p>
          </table:table-cell>
          <table:table-cell office:value-type="float" office:value="0.00575969219207764" calcext:value-type="float">
            <text:p>0.0057596921920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509858131408691" calcext:value-type="float">
            <text:p>0.005098581314087</text:p>
          </table:table-cell>
          <table:table-cell office:value-type="float" office:value="0.0075225830078125" calcext:value-type="float">
            <text:p>0.007522583007813</text:p>
          </table:table-cell>
          <table:table-cell office:value-type="float" office:value="0.00568028688430786" calcext:value-type="float">
            <text:p>0.00568028688430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511717796325684" calcext:value-type="float">
            <text:p>0.005117177963257</text:p>
          </table:table-cell>
          <table:table-cell office:value-type="float" office:value="0.0068209171295166" calcext:value-type="float">
            <text:p>0.006820917129517</text:p>
          </table:table-cell>
          <table:table-cell office:value-type="float" office:value="0.00571095943450928" calcext:value-type="float">
            <text:p>0.00571095943450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551199913024902" calcext:value-type="float">
            <text:p>0.005511999130249</text:p>
          </table:table-cell>
          <table:table-cell office:value-type="float" office:value="0.00702953338623047" calcext:value-type="float">
            <text:p>0.00702953338623</text:p>
          </table:table-cell>
          <table:table-cell office:value-type="float" office:value="0.0060134768486023" calcext:value-type="float">
            <text:p>0.0060134768486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515127182006836" calcext:value-type="float">
            <text:p>0.005151271820068</text:p>
          </table:table-cell>
          <table:table-cell office:value-type="float" office:value="0.00663065910339356" calcext:value-type="float">
            <text:p>0.006630659103394</text:p>
          </table:table-cell>
          <table:table-cell office:value-type="float" office:value="0.00574668645858765" calcext:value-type="float">
            <text:p>0.00574668645858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559449195861816" calcext:value-type="float">
            <text:p>0.005594491958618</text:p>
          </table:table-cell>
          <table:table-cell office:value-type="float" office:value="0.00729680061340332" calcext:value-type="float">
            <text:p>0.007296800613403</text:p>
          </table:table-cell>
          <table:table-cell office:value-type="float" office:value="0.00621912479400635" calcext:value-type="float">
            <text:p>0.0062191247940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544404983520508" calcext:value-type="float">
            <text:p>0.005444049835205</text:p>
          </table:table-cell>
          <table:table-cell office:value-type="float" office:value="0.00798726081848145" calcext:value-type="float">
            <text:p>0.007987260818481</text:p>
          </table:table-cell>
          <table:table-cell office:value-type="float" office:value="0.00621984004974365" calcext:value-type="float">
            <text:p>0.00621984004974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562477111816406" calcext:value-type="float">
            <text:p>0.005624771118164</text:p>
          </table:table-cell>
          <table:table-cell office:value-type="float" office:value="0.00712466239929199" calcext:value-type="float">
            <text:p>0.007124662399292</text:p>
          </table:table-cell>
          <table:table-cell office:value-type="float" office:value="0.00613139867782593" calcext:value-type="float">
            <text:p>0.00613139867782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563359260559082" calcext:value-type="float">
            <text:p>0.005633592605591</text:p>
          </table:table-cell>
          <table:table-cell office:value-type="float" office:value="0.00878620147705078" calcext:value-type="float">
            <text:p>0.008786201477051</text:p>
          </table:table-cell>
          <table:table-cell office:value-type="float" office:value="0.00625793933868408" calcext:value-type="float">
            <text:p>0.00625793933868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560665130615234" calcext:value-type="float">
            <text:p>0.005606651306152</text:p>
          </table:table-cell>
          <table:table-cell office:value-type="float" office:value="0.00836515426635742" calcext:value-type="float">
            <text:p>0.008365154266357</text:p>
          </table:table-cell>
          <table:table-cell office:value-type="float" office:value="0.00628433227539063" calcext:value-type="float">
            <text:p>0.00628433227539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575399398803711" calcext:value-type="float">
            <text:p>0.005753993988037</text:p>
          </table:table-cell>
          <table:table-cell office:value-type="float" office:value="0.00869011878967285" calcext:value-type="float">
            <text:p>0.008690118789673</text:p>
          </table:table-cell>
          <table:table-cell office:value-type="float" office:value="0.00630666017532349" calcext:value-type="float">
            <text:p>0.00630666017532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533866882324219" calcext:value-type="float">
            <text:p>0.005338668823242</text:p>
          </table:table-cell>
          <table:table-cell office:value-type="float" office:value="0.00706005096435547" calcext:value-type="float">
            <text:p>0.007060050964355</text:p>
          </table:table-cell>
          <table:table-cell office:value-type="float" office:value="0.00593184232711792" calcext:value-type="float">
            <text:p>0.0059318423271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538706779479981" calcext:value-type="float">
            <text:p>0.0053870677948</text:p>
          </table:table-cell>
          <table:table-cell office:value-type="float" office:value="0.00721526145935059" calcext:value-type="float">
            <text:p>0.007215261459351</text:p>
          </table:table-cell>
          <table:table-cell office:value-type="float" office:value="0.00595835447311401" calcext:value-type="float">
            <text:p>0.0059583544731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38158416748047" calcext:value-type="float">
            <text:p>0.00538158416748</text:p>
          </table:table-cell>
          <table:table-cell office:value-type="float" office:value="0.00707912445068359" calcext:value-type="float">
            <text:p>0.007079124450684</text:p>
          </table:table-cell>
          <table:table-cell office:value-type="float" office:value="0.0060896635055542" calcext:value-type="float">
            <text:p>0.00608966350555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558185577392578" calcext:value-type="float">
            <text:p>0.005581855773926</text:p>
          </table:table-cell>
          <table:table-cell office:value-type="float" office:value="0.00744080543518067" calcext:value-type="float">
            <text:p>0.007440805435181</text:p>
          </table:table-cell>
          <table:table-cell office:value-type="float" office:value="0.00628905296325684" calcext:value-type="float">
            <text:p>0.00628905296325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553727149963379" calcext:value-type="float">
            <text:p>0.005537271499634</text:p>
          </table:table-cell>
          <table:table-cell office:value-type="float" office:value="0.0084691047668457" calcext:value-type="float">
            <text:p>0.008469104766846</text:p>
          </table:table-cell>
          <table:table-cell office:value-type="float" office:value="0.00630234479904175" calcext:value-type="float">
            <text:p>0.0063023447990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558233261108398" calcext:value-type="float">
            <text:p>0.005582332611084</text:p>
          </table:table-cell>
          <table:table-cell office:value-type="float" office:value="0.00732970237731934" calcext:value-type="float">
            <text:p>0.007329702377319</text:p>
          </table:table-cell>
          <table:table-cell office:value-type="float" office:value="0.00613577365875244" calcext:value-type="float">
            <text:p>0.00613577365875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554919242858887" calcext:value-type="float">
            <text:p>0.005549192428589</text:p>
          </table:table-cell>
          <table:table-cell office:value-type="float" office:value="0.00709724426269531" calcext:value-type="float">
            <text:p>0.007097244262695</text:p>
          </table:table-cell>
          <table:table-cell office:value-type="float" office:value="0.00621932744979859" calcext:value-type="float">
            <text:p>0.00621932744979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554919242858887" calcext:value-type="float">
            <text:p>0.005549192428589</text:p>
          </table:table-cell>
          <table:table-cell office:value-type="float" office:value="0.00786614418029785" calcext:value-type="float">
            <text:p>0.007866144180298</text:p>
          </table:table-cell>
          <table:table-cell office:value-type="float" office:value="0.00619531869888306" calcext:value-type="float">
            <text:p>0.00619531869888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565481185913086" calcext:value-type="float">
            <text:p>0.005654811859131</text:p>
          </table:table-cell>
          <table:table-cell office:value-type="float" office:value="0.00765085220336914" calcext:value-type="float">
            <text:p>0.007650852203369</text:p>
          </table:table-cell>
          <table:table-cell office:value-type="float" office:value="0.00632048845291138" calcext:value-type="float">
            <text:p>0.0063204884529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556397438049316" calcext:value-type="float">
            <text:p>0.005563974380493</text:p>
          </table:table-cell>
          <table:table-cell office:value-type="float" office:value="0.00725507736206055" calcext:value-type="float">
            <text:p>0.007255077362061</text:p>
          </table:table-cell>
          <table:table-cell office:value-type="float" office:value="0.00603039264678955" calcext:value-type="float">
            <text:p>0.0060303926467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556015968322754" calcext:value-type="float">
            <text:p>0.005560159683228</text:p>
          </table:table-cell>
          <table:table-cell office:value-type="float" office:value="0.00725555419921875" calcext:value-type="float">
            <text:p>0.007255554199219</text:p>
          </table:table-cell>
          <table:table-cell office:value-type="float" office:value="0.0061787486076355" calcext:value-type="float">
            <text:p>0.00617874860763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551700592041016" calcext:value-type="float">
            <text:p>0.00551700592041</text:p>
          </table:table-cell>
          <table:table-cell office:value-type="float" office:value="0.00726771354675293" calcext:value-type="float">
            <text:p>0.007267713546753</text:p>
          </table:table-cell>
          <table:table-cell office:value-type="float" office:value="0.00628553628921509" calcext:value-type="float">
            <text:p>0.0062855362892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608348846435547" calcext:value-type="float">
            <text:p>0.006083488464355</text:p>
          </table:table-cell>
          <table:table-cell office:value-type="float" office:value="0.0179433822631836" calcext:value-type="float">
            <text:p>0.017943382263184</text:p>
          </table:table-cell>
          <table:table-cell office:value-type="float" office:value="0.00793915987014771" calcext:value-type="float">
            <text:p>0.0079391598701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562691688537598" calcext:value-type="float">
            <text:p>0.005626916885376</text:p>
          </table:table-cell>
          <table:table-cell office:value-type="float" office:value="0.00741767883300781" calcext:value-type="float">
            <text:p>0.007417678833008</text:p>
          </table:table-cell>
          <table:table-cell office:value-type="float" office:value="0.00638694763183594" calcext:value-type="float">
            <text:p>0.0063869476318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613093376159668" calcext:value-type="float">
            <text:p>0.006130933761597</text:p>
          </table:table-cell>
          <table:table-cell office:value-type="float" office:value="0.0142972469329834" calcext:value-type="float">
            <text:p>0.014297246932983</text:p>
          </table:table-cell>
          <table:table-cell office:value-type="float" office:value="0.00913934707641602" calcext:value-type="float">
            <text:p>0.0091393470764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652861595153809" calcext:value-type="float">
            <text:p>0.006528615951538</text:p>
          </table:table-cell>
          <table:table-cell office:value-type="float" office:value="0.0119345188140869" calcext:value-type="float">
            <text:p>0.011934518814087</text:p>
          </table:table-cell>
          <table:table-cell office:value-type="float" office:value="0.00811241865158081" calcext:value-type="float">
            <text:p>0.00811241865158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601339340209961" calcext:value-type="float">
            <text:p>0.0060133934021</text:p>
          </table:table-cell>
          <table:table-cell office:value-type="float" office:value="0.011805534362793" calcext:value-type="float">
            <text:p>0.011805534362793</text:p>
          </table:table-cell>
          <table:table-cell office:value-type="float" office:value="0.00789984464645386" calcext:value-type="float">
            <text:p>0.00789984464645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591039657592773" calcext:value-type="float">
            <text:p>0.005910396575928</text:p>
          </table:table-cell>
          <table:table-cell office:value-type="float" office:value="0.00771045684814453" calcext:value-type="float">
            <text:p>0.007710456848145</text:p>
          </table:table-cell>
          <table:table-cell office:value-type="float" office:value="0.00654069185256958" calcext:value-type="float">
            <text:p>0.0065406918525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607919692993164" calcext:value-type="float">
            <text:p>0.006079196929932</text:p>
          </table:table-cell>
          <table:table-cell office:value-type="float" office:value="0.00783586502075195" calcext:value-type="float">
            <text:p>0.007835865020752</text:p>
          </table:table-cell>
          <table:table-cell office:value-type="float" office:value="0.00656309127807617" calcext:value-type="float">
            <text:p>0.00656309127807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627732276916504" calcext:value-type="float">
            <text:p>0.006277322769165</text:p>
          </table:table-cell>
          <table:table-cell office:value-type="float" office:value="0.00908517837524414" calcext:value-type="float">
            <text:p>0.009085178375244</text:p>
          </table:table-cell>
          <table:table-cell office:value-type="float" office:value="0.00684200525283814" calcext:value-type="float">
            <text:p>0.00684200525283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579524040222168" calcext:value-type="float">
            <text:p>0.005795240402222</text:p>
          </table:table-cell>
          <table:table-cell office:value-type="float" office:value="0.00792121887207031" calcext:value-type="float">
            <text:p>0.00792121887207</text:p>
          </table:table-cell>
          <table:table-cell office:value-type="float" office:value="0.00651459693908691" calcext:value-type="float">
            <text:p>0.00651459693908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576162338256836" calcext:value-type="float">
            <text:p>0.005761623382568</text:p>
          </table:table-cell>
          <table:table-cell office:value-type="float" office:value="0.00817751884460449" calcext:value-type="float">
            <text:p>0.008177518844605</text:p>
          </table:table-cell>
          <table:table-cell office:value-type="float" office:value="0.0065537691116333" calcext:value-type="float">
            <text:p>0.00655376911163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642156600952148" calcext:value-type="float">
            <text:p>0.006421566009521</text:p>
          </table:table-cell>
          <table:table-cell office:value-type="float" office:value="0.0115818977355957" calcext:value-type="float">
            <text:p>0.011581897735596</text:p>
          </table:table-cell>
          <table:table-cell office:value-type="float" office:value="0.00819550752639771" calcext:value-type="float">
            <text:p>0.0081955075263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663614273071289" calcext:value-type="float">
            <text:p>0.006636142730713</text:p>
          </table:table-cell>
          <table:table-cell office:value-type="float" office:value="0.0138006210327148" calcext:value-type="float">
            <text:p>0.013800621032715</text:p>
          </table:table-cell>
          <table:table-cell office:value-type="float" office:value="0.00824751853942871" calcext:value-type="float">
            <text:p>0.00824751853942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582623481750488" calcext:value-type="float">
            <text:p>0.005826234817505</text:p>
          </table:table-cell>
          <table:table-cell office:value-type="float" office:value="0.00803279876708984" calcext:value-type="float">
            <text:p>0.00803279876709</text:p>
          </table:table-cell>
          <table:table-cell office:value-type="float" office:value="0.00645581483840942" calcext:value-type="float">
            <text:p>0.00645581483840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653910636901856" calcext:value-type="float">
            <text:p>0.006539106369019</text:p>
          </table:table-cell>
          <table:table-cell office:value-type="float" office:value="0.00749635696411133" calcext:value-type="float">
            <text:p>0.007496356964111</text:p>
          </table:table-cell>
          <table:table-cell office:value-type="float" office:value="0.00686521530151367" calcext:value-type="float">
            <text:p>0.0068652153015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653505325317383" calcext:value-type="float">
            <text:p>0.006535053253174</text:p>
          </table:table-cell>
          <table:table-cell office:value-type="float" office:value="0.0114483833312988" calcext:value-type="float">
            <text:p>0.011448383331299</text:p>
          </table:table-cell>
          <table:table-cell office:value-type="float" office:value="0.0078622579574585" calcext:value-type="float">
            <text:p>0.0078622579574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623321533203125" calcext:value-type="float">
            <text:p>0.006233215332031</text:p>
          </table:table-cell>
          <table:table-cell office:value-type="float" office:value="0.00905418395996094" calcext:value-type="float">
            <text:p>0.009054183959961</text:p>
          </table:table-cell>
          <table:table-cell office:value-type="float" office:value="0.00713586807250977" calcext:value-type="float">
            <text:p>0.007135868072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632214546203613" calcext:value-type="float">
            <text:p>0.006322145462036</text:p>
          </table:table-cell>
          <table:table-cell office:value-type="float" office:value="0.00866532325744629" calcext:value-type="float">
            <text:p>0.008665323257446</text:p>
          </table:table-cell>
          <table:table-cell office:value-type="float" office:value="0.00693775415420532" calcext:value-type="float">
            <text:p>0.00693775415420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640034675598145" calcext:value-type="float">
            <text:p>0.006400346755981</text:p>
          </table:table-cell>
          <table:table-cell office:value-type="float" office:value="0.00820016860961914" calcext:value-type="float">
            <text:p>0.008200168609619</text:p>
          </table:table-cell>
          <table:table-cell office:value-type="float" office:value="0.00697505474090576" calcext:value-type="float">
            <text:p>0.0069750547409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655794143676758" calcext:value-type="float">
            <text:p>0.006557941436768</text:p>
          </table:table-cell>
          <table:table-cell office:value-type="float" office:value="0.00831699371337891" calcext:value-type="float">
            <text:p>0.008316993713379</text:p>
          </table:table-cell>
          <table:table-cell office:value-type="float" office:value="0.00712158679962158" calcext:value-type="float">
            <text:p>0.0071215867996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630044937133789" calcext:value-type="float">
            <text:p>0.006300449371338</text:p>
          </table:table-cell>
          <table:table-cell office:value-type="float" office:value="0.00921750068664551" calcext:value-type="float">
            <text:p>0.009217500686646</text:p>
          </table:table-cell>
          <table:table-cell office:value-type="float" office:value="0.00718302726745606" calcext:value-type="float">
            <text:p>0.0071830272674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62558650970459" calcext:value-type="float">
            <text:p>0.006255865097046</text:p>
          </table:table-cell>
          <table:table-cell office:value-type="float" office:value="0.00828719139099121" calcext:value-type="float">
            <text:p>0.008287191390991</text:p>
          </table:table-cell>
          <table:table-cell office:value-type="float" office:value="0.00674570798873901" calcext:value-type="float">
            <text:p>0.0067457079887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633430480957031" calcext:value-type="float">
            <text:p>0.00633430480957</text:p>
          </table:table-cell>
          <table:table-cell office:value-type="float" office:value="0.00861668586730957" calcext:value-type="float">
            <text:p>0.00861668586731</text:p>
          </table:table-cell>
          <table:table-cell office:value-type="float" office:value="0.0068134069442749" calcext:value-type="float">
            <text:p>0.0068134069442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665926933288574" calcext:value-type="float">
            <text:p>0.006659269332886</text:p>
          </table:table-cell>
          <table:table-cell office:value-type="float" office:value="0.0089254379272461" calcext:value-type="float">
            <text:p>0.008925437927246</text:p>
          </table:table-cell>
          <table:table-cell office:value-type="float" office:value="0.00744167566299439" calcext:value-type="float">
            <text:p>0.0074416756629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645756721496582" calcext:value-type="float">
            <text:p>0.006457567214966</text:p>
          </table:table-cell>
          <table:table-cell office:value-type="float" office:value="0.0140652656555176" calcext:value-type="float">
            <text:p>0.014065265655518</text:p>
          </table:table-cell>
          <table:table-cell office:value-type="float" office:value="0.00753048658370972" calcext:value-type="float">
            <text:p>0.0075304865837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689983367919922" calcext:value-type="float">
            <text:p>0.006899833679199</text:p>
          </table:table-cell>
          <table:table-cell office:value-type="float" office:value="0.010676383972168" calcext:value-type="float">
            <text:p>0.010676383972168</text:p>
          </table:table-cell>
          <table:table-cell office:value-type="float" office:value="0.00815644264221192" calcext:value-type="float">
            <text:p>0.0081564426422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718998908996582" calcext:value-type="float">
            <text:p>0.007189989089966</text:p>
          </table:table-cell>
          <table:table-cell office:value-type="float" office:value="0.0104238986968994" calcext:value-type="float">
            <text:p>0.0104238986969</text:p>
          </table:table-cell>
          <table:table-cell office:value-type="float" office:value="0.00844309329986572" calcext:value-type="float">
            <text:p>0.00844309329986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68819522857666" calcext:value-type="float">
            <text:p>0.006881952285767</text:p>
          </table:table-cell>
          <table:table-cell office:value-type="float" office:value="0.00975847244262695" calcext:value-type="float">
            <text:p>0.009758472442627</text:p>
          </table:table-cell>
          <table:table-cell office:value-type="float" office:value="0.00783953666687012" calcext:value-type="float">
            <text:p>0.0078395366668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662064552307129" calcext:value-type="float">
            <text:p>0.006620645523071</text:p>
          </table:table-cell>
          <table:table-cell office:value-type="float" office:value="0.0187339782714844" calcext:value-type="float">
            <text:p>0.018733978271484</text:p>
          </table:table-cell>
          <table:table-cell office:value-type="float" office:value="0.00906500816345215" calcext:value-type="float">
            <text:p>0.00906500816345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66368579864502" calcext:value-type="float">
            <text:p>0.00663685798645</text:p>
          </table:table-cell>
          <table:table-cell office:value-type="float" office:value="0.00894832611083985" calcext:value-type="float">
            <text:p>0.00894832611084</text:p>
          </table:table-cell>
          <table:table-cell office:value-type="float" office:value="0.00722407102584839" calcext:value-type="float">
            <text:p>0.0072240710258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675177574157715" calcext:value-type="float">
            <text:p>0.006751775741577</text:p>
          </table:table-cell>
          <table:table-cell office:value-type="float" office:value="0.00852108001708984" calcext:value-type="float">
            <text:p>0.00852108001709</text:p>
          </table:table-cell>
          <table:table-cell office:value-type="float" office:value="0.00732526779174805" calcext:value-type="float">
            <text:p>0.0073252677917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705099105834961" calcext:value-type="float">
            <text:p>0.00705099105835</text:p>
          </table:table-cell>
          <table:table-cell office:value-type="float" office:value="0.00956463813781738" calcext:value-type="float">
            <text:p>0.009564638137817</text:p>
          </table:table-cell>
          <table:table-cell office:value-type="float" office:value="0.00780106782913208" calcext:value-type="float">
            <text:p>0.00780106782913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672769546508789" calcext:value-type="float">
            <text:p>0.006727695465088</text:p>
          </table:table-cell>
          <table:table-cell office:value-type="float" office:value="0.00856351852416992" calcext:value-type="float">
            <text:p>0.00856351852417</text:p>
          </table:table-cell>
          <table:table-cell office:value-type="float" office:value="0.00732018947601318" calcext:value-type="float">
            <text:p>0.0073201894760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713324546813965" calcext:value-type="float">
            <text:p>0.00713324546814</text:p>
          </table:table-cell>
          <table:table-cell office:value-type="float" office:value="0.00896358489990235" calcext:value-type="float">
            <text:p>0.008963584899902</text:p>
          </table:table-cell>
          <table:table-cell office:value-type="float" office:value="0.00756337642669678" calcext:value-type="float">
            <text:p>0.00756337642669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632715225219727" calcext:value-type="float">
            <text:p>0.006327152252197</text:p>
          </table:table-cell>
          <table:table-cell office:value-type="float" office:value="0.00858330726623535" calcext:value-type="float">
            <text:p>0.008583307266235</text:p>
          </table:table-cell>
          <table:table-cell office:value-type="float" office:value="0.00699007511138916" calcext:value-type="float">
            <text:p>0.00699007511138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63927173614502" calcext:value-type="float">
            <text:p>0.00639271736145</text:p>
          </table:table-cell>
          <table:table-cell office:value-type="float" office:value="0.0087425708770752" calcext:value-type="float">
            <text:p>0.008742570877075</text:p>
          </table:table-cell>
          <table:table-cell office:value-type="float" office:value="0.00712722539901734" calcext:value-type="float">
            <text:p>0.0071272253990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659608840942383" calcext:value-type="float">
            <text:p>0.006596088409424</text:p>
          </table:table-cell>
          <table:table-cell office:value-type="float" office:value="0.00831007957458496" calcext:value-type="float">
            <text:p>0.008310079574585</text:p>
          </table:table-cell>
          <table:table-cell office:value-type="float" office:value="0.00710097551345825" calcext:value-type="float">
            <text:p>0.00710097551345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638198852539063" calcext:value-type="float">
            <text:p>0.006381988525391</text:p>
          </table:table-cell>
          <table:table-cell office:value-type="float" office:value="0.00950837135314941" calcext:value-type="float">
            <text:p>0.009508371353149</text:p>
          </table:table-cell>
          <table:table-cell office:value-type="float" office:value="0.00718331336975098" calcext:value-type="float">
            <text:p>0.0071833133697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665092468261719" calcext:value-type="float">
            <text:p>0.006650924682617</text:p>
          </table:table-cell>
          <table:table-cell office:value-type="float" office:value="0.00868701934814453" calcext:value-type="float">
            <text:p>0.008687019348145</text:p>
          </table:table-cell>
          <table:table-cell office:value-type="float" office:value="0.0076179027557373" calcext:value-type="float">
            <text:p>0.0076179027557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688409805297852" calcext:value-type="float">
            <text:p>0.006884098052979</text:p>
          </table:table-cell>
          <table:table-cell office:value-type="float" office:value="0.00894522666931152" calcext:value-type="float">
            <text:p>0.008945226669312</text:p>
          </table:table-cell>
          <table:table-cell office:value-type="float" office:value="0.00754674673080444" calcext:value-type="float">
            <text:p>0.00754674673080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641107559204102" calcext:value-type="float">
            <text:p>0.006411075592041</text:p>
          </table:table-cell>
          <table:table-cell office:value-type="float" office:value="0.00810432434082031" calcext:value-type="float">
            <text:p>0.00810432434082</text:p>
          </table:table-cell>
          <table:table-cell office:value-type="float" office:value="0.00716085433959961" calcext:value-type="float">
            <text:p>0.007160854339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677371025085449" calcext:value-type="float">
            <text:p>0.006773710250855</text:p>
          </table:table-cell>
          <table:table-cell office:value-type="float" office:value="0.00934481620788574" calcext:value-type="float">
            <text:p>0.009344816207886</text:p>
          </table:table-cell>
          <table:table-cell office:value-type="float" office:value="0.0074676513671875" calcext:value-type="float">
            <text:p>0.00746765136718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667476654052734" calcext:value-type="float">
            <text:p>0.006674766540527</text:p>
          </table:table-cell>
          <table:table-cell office:value-type="float" office:value="0.00879812240600586" calcext:value-type="float">
            <text:p>0.008798122406006</text:p>
          </table:table-cell>
          <table:table-cell office:value-type="float" office:value="0.00728851556777954" calcext:value-type="float">
            <text:p>0.007288515567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720858573913574" calcext:value-type="float">
            <text:p>0.007208585739136</text:p>
          </table:table-cell>
          <table:table-cell office:value-type="float" office:value="0.00945925712585449" calcext:value-type="float">
            <text:p>0.009459257125855</text:p>
          </table:table-cell>
          <table:table-cell office:value-type="float" office:value="0.00807852745056152" calcext:value-type="float">
            <text:p>0.00807852745056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696992874145508" calcext:value-type="float">
            <text:p>0.006969928741455</text:p>
          </table:table-cell>
          <table:table-cell office:value-type="float" office:value="0.0090174674987793" calcext:value-type="float">
            <text:p>0.009017467498779</text:p>
          </table:table-cell>
          <table:table-cell office:value-type="float" office:value="0.00760972499847412" calcext:value-type="float">
            <text:p>0.00760972499847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676131248474121" calcext:value-type="float">
            <text:p>0.006761312484741</text:p>
          </table:table-cell>
          <table:table-cell office:value-type="float" office:value="0.0089406967163086" calcext:value-type="float">
            <text:p>0.008940696716309</text:p>
          </table:table-cell>
          <table:table-cell office:value-type="float" office:value="0.00730533599853516" calcext:value-type="float">
            <text:p>0.00730533599853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673294067382813" calcext:value-type="float">
            <text:p>0.006732940673828</text:p>
          </table:table-cell>
          <table:table-cell office:value-type="float" office:value="0.00945830345153809" calcext:value-type="float">
            <text:p>0.009458303451538</text:p>
          </table:table-cell>
          <table:table-cell office:value-type="float" office:value="0.00744547843933105" calcext:value-type="float">
            <text:p>0.00744547843933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703215599060059" calcext:value-type="float">
            <text:p>0.007032155990601</text:p>
          </table:table-cell>
          <table:table-cell office:value-type="float" office:value="0.00999903678894043" calcext:value-type="float">
            <text:p>0.00999903678894</text:p>
          </table:table-cell>
          <table:table-cell office:value-type="float" office:value="0.00772770643234253" calcext:value-type="float">
            <text:p>0.00772770643234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680446624755859" calcext:value-type="float">
            <text:p>0.006804466247559</text:p>
          </table:table-cell>
          <table:table-cell office:value-type="float" office:value="0.00916028022766113" calcext:value-type="float">
            <text:p>0.009160280227661</text:p>
          </table:table-cell>
          <table:table-cell office:value-type="float" office:value="0.00740653276443481" calcext:value-type="float">
            <text:p>0.0074065327644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669717788696289" calcext:value-type="float">
            <text:p>0.006697177886963</text:p>
          </table:table-cell>
          <table:table-cell office:value-type="float" office:value="0.00941753387451172" calcext:value-type="float">
            <text:p>0.009417533874512</text:p>
          </table:table-cell>
          <table:table-cell office:value-type="float" office:value="0.00750775337219238" calcext:value-type="float">
            <text:p>0.00750775337219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675106048583984" calcext:value-type="float">
            <text:p>0.00675106048584</text:p>
          </table:table-cell>
          <table:table-cell office:value-type="float" office:value="0.00896430015563965" calcext:value-type="float">
            <text:p>0.00896430015564</text:p>
          </table:table-cell>
          <table:table-cell office:value-type="float" office:value="0.00750378370285034" calcext:value-type="float">
            <text:p>0.0075037837028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677061080932617" calcext:value-type="float">
            <text:p>0.006770610809326</text:p>
          </table:table-cell>
          <table:table-cell office:value-type="float" office:value="0.00896334648132324" calcext:value-type="float">
            <text:p>0.008963346481323</text:p>
          </table:table-cell>
          <table:table-cell office:value-type="float" office:value="0.00741510391235352" calcext:value-type="float">
            <text:p>0.00741510391235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678801536560059" calcext:value-type="float">
            <text:p>0.006788015365601</text:p>
          </table:table-cell>
          <table:table-cell office:value-type="float" office:value="0.00891685485839844" calcext:value-type="float">
            <text:p>0.008916854858398</text:p>
          </table:table-cell>
          <table:table-cell office:value-type="float" office:value="0.00753122568130493" calcext:value-type="float">
            <text:p>0.0075312256813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673294067382813" calcext:value-type="float">
            <text:p>0.006732940673828</text:p>
          </table:table-cell>
          <table:table-cell office:value-type="float" office:value="0.00862193107604981" calcext:value-type="float">
            <text:p>0.00862193107605</text:p>
          </table:table-cell>
          <table:table-cell office:value-type="float" office:value="0.0073704719543457" calcext:value-type="float">
            <text:p>0.00737047195434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689005851745606" calcext:value-type="float">
            <text:p>0.006890058517456</text:p>
          </table:table-cell>
          <table:table-cell office:value-type="float" office:value="0.00944900512695313" calcext:value-type="float">
            <text:p>0.009449005126953</text:p>
          </table:table-cell>
          <table:table-cell office:value-type="float" office:value="0.00757191181182861" calcext:value-type="float">
            <text:p>0.0075719118118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734376907348633" calcext:value-type="float">
            <text:p>0.007343769073486</text:p>
          </table:table-cell>
          <table:table-cell office:value-type="float" office:value="0.00921010971069336" calcext:value-type="float">
            <text:p>0.009210109710693</text:p>
          </table:table-cell>
          <table:table-cell office:value-type="float" office:value="0.00798536539077759" calcext:value-type="float">
            <text:p>0.0079853653907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721073150634766" calcext:value-type="float">
            <text:p>0.007210731506348</text:p>
          </table:table-cell>
          <table:table-cell office:value-type="float" office:value="0.0118846893310547" calcext:value-type="float">
            <text:p>0.011884689331055</text:p>
          </table:table-cell>
          <table:table-cell office:value-type="float" office:value="0.00817279815673828" calcext:value-type="float">
            <text:p>0.00817279815673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740480422973633" calcext:value-type="float">
            <text:p>0.007404804229736</text:p>
          </table:table-cell>
          <table:table-cell office:value-type="float" office:value="0.0111849308013916" calcext:value-type="float">
            <text:p>0.011184930801392</text:p>
          </table:table-cell>
          <table:table-cell office:value-type="float" office:value="0.00829607248306274" calcext:value-type="float">
            <text:p>0.00829607248306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764346122741699" calcext:value-type="float">
            <text:p>0.007643461227417</text:p>
          </table:table-cell>
          <table:table-cell office:value-type="float" office:value="0.00906944274902344" calcext:value-type="float">
            <text:p>0.009069442749023</text:p>
          </table:table-cell>
          <table:table-cell office:value-type="float" office:value="0.00829013586044312" calcext:value-type="float">
            <text:p>0.00829013586044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702881813049317" calcext:value-type="float">
            <text:p>0.007028818130493</text:p>
          </table:table-cell>
          <table:table-cell office:value-type="float" office:value="0.0129308700561523" calcext:value-type="float">
            <text:p>0.012930870056152</text:p>
          </table:table-cell>
          <table:table-cell office:value-type="float" office:value="0.00815597772598267" calcext:value-type="float">
            <text:p>0.00815597772598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684547424316406" calcext:value-type="float">
            <text:p>0.006845474243164</text:p>
          </table:table-cell>
          <table:table-cell office:value-type="float" office:value="0.00976848602294922" calcext:value-type="float">
            <text:p>0.009768486022949</text:p>
          </table:table-cell>
          <table:table-cell office:value-type="float" office:value="0.00757453441619873" calcext:value-type="float">
            <text:p>0.00757453441619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709915161132813" calcext:value-type="float">
            <text:p>0.007099151611328</text:p>
          </table:table-cell>
          <table:table-cell office:value-type="float" office:value="0.00895333290100098" calcext:value-type="float">
            <text:p>0.008953332901001</text:p>
          </table:table-cell>
          <table:table-cell office:value-type="float" office:value="0.00773748159408569" calcext:value-type="float">
            <text:p>0.00773748159408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773835182189942" calcext:value-type="float">
            <text:p>0.007738351821899</text:p>
          </table:table-cell>
          <table:table-cell office:value-type="float" office:value="0.00944614410400391" calcext:value-type="float">
            <text:p>0.009446144104004</text:p>
          </table:table-cell>
          <table:table-cell office:value-type="float" office:value="0.00819783210754395" calcext:value-type="float">
            <text:p>0.00819783210754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77824592590332" calcext:value-type="float">
            <text:p>0.007782459259033</text:p>
          </table:table-cell>
          <table:table-cell office:value-type="float" office:value="0.0101590156555176" calcext:value-type="float">
            <text:p>0.010159015655518</text:p>
          </table:table-cell>
          <table:table-cell office:value-type="float" office:value="0.00857231616973877" calcext:value-type="float">
            <text:p>0.00857231616973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764560699462891" calcext:value-type="float">
            <text:p>0.007645606994629</text:p>
          </table:table-cell>
          <table:table-cell office:value-type="float" office:value="0.00974130630493164" calcext:value-type="float">
            <text:p>0.009741306304932</text:p>
          </table:table-cell>
          <table:table-cell office:value-type="float" office:value="0.00843096971511841" calcext:value-type="float">
            <text:p>0.0084309697151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738406181335449" calcext:value-type="float">
            <text:p>0.007384061813355</text:p>
          </table:table-cell>
          <table:table-cell office:value-type="float" office:value="0.0114305019378662" calcext:value-type="float">
            <text:p>0.011430501937866</text:p>
          </table:table-cell>
          <table:table-cell office:value-type="float" office:value="0.0082281231880188" calcext:value-type="float">
            <text:p>0.0082281231880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743937492370606" calcext:value-type="float">
            <text:p>0.007439374923706</text:p>
          </table:table-cell>
          <table:table-cell office:value-type="float" office:value="0.00939702987670898" calcext:value-type="float">
            <text:p>0.009397029876709</text:p>
          </table:table-cell>
          <table:table-cell office:value-type="float" office:value="0.0079869270324707" calcext:value-type="float">
            <text:p>0.00798692703247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758099555969238" calcext:value-type="float">
            <text:p>0.007580995559692</text:p>
          </table:table-cell>
          <table:table-cell office:value-type="float" office:value="0.0107333660125732" calcext:value-type="float">
            <text:p>0.010733366012573</text:p>
          </table:table-cell>
          <table:table-cell office:value-type="float" office:value="0.00836433172225952" calcext:value-type="float">
            <text:p>0.0083643317222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78880786895752" calcext:value-type="float">
            <text:p>0.007888078689575</text:p>
          </table:table-cell>
          <table:table-cell office:value-type="float" office:value="0.0105574131011963" calcext:value-type="float">
            <text:p>0.010557413101196</text:p>
          </table:table-cell>
          <table:table-cell office:value-type="float" office:value="0.00864291191101074" calcext:value-type="float">
            <text:p>0.0086429119110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783872604370117" calcext:value-type="float">
            <text:p>0.007838726043701</text:p>
          </table:table-cell>
          <table:table-cell office:value-type="float" office:value="0.0093376636505127" calcext:value-type="float">
            <text:p>0.009337663650513</text:p>
          </table:table-cell>
          <table:table-cell office:value-type="float" office:value="0.00831243991851807" calcext:value-type="float">
            <text:p>0.0083124399185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78434944152832" calcext:value-type="float">
            <text:p>0.007843494415283</text:p>
          </table:table-cell>
          <table:table-cell office:value-type="float" office:value="0.0100429058074951" calcext:value-type="float">
            <text:p>0.010042905807495</text:p>
          </table:table-cell>
          <table:table-cell office:value-type="float" office:value="0.00839955806732178" calcext:value-type="float">
            <text:p>0.0083995580673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783443450927734" calcext:value-type="float">
            <text:p>0.007834434509277</text:p>
          </table:table-cell>
          <table:table-cell office:value-type="float" office:value="0.00969576835632324" calcext:value-type="float">
            <text:p>0.009695768356323</text:p>
          </table:table-cell>
          <table:table-cell office:value-type="float" office:value="0.00822778940200806" calcext:value-type="float">
            <text:p>0.00822778940200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741147994995117" calcext:value-type="float">
            <text:p>0.007411479949951</text:p>
          </table:table-cell>
          <table:table-cell office:value-type="float" office:value="0.00948619842529297" calcext:value-type="float">
            <text:p>0.009486198425293</text:p>
          </table:table-cell>
          <table:table-cell office:value-type="float" office:value="0.00794979333877563" calcext:value-type="float">
            <text:p>0.00794979333877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806283950805664" calcext:value-type="float">
            <text:p>0.008062839508057</text:p>
          </table:table-cell>
          <table:table-cell office:value-type="float" office:value="0.00985932350158691" calcext:value-type="float">
            <text:p>0.009859323501587</text:p>
          </table:table-cell>
          <table:table-cell office:value-type="float" office:value="0.00854020118713379" calcext:value-type="float">
            <text:p>0.00854020118713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743365287780762" calcext:value-type="float">
            <text:p>0.007433652877808</text:p>
          </table:table-cell>
          <table:table-cell office:value-type="float" office:value="0.010594367980957" calcext:value-type="float">
            <text:p>0.010594367980957</text:p>
          </table:table-cell>
          <table:table-cell office:value-type="float" office:value="0.00828865766525269" calcext:value-type="float">
            <text:p>0.00828865766525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783610343933106" calcext:value-type="float">
            <text:p>0.007836103439331</text:p>
          </table:table-cell>
          <table:table-cell office:value-type="float" office:value="0.0101580619812012" calcext:value-type="float">
            <text:p>0.010158061981201</text:p>
          </table:table-cell>
          <table:table-cell office:value-type="float" office:value="0.00845023393630981" calcext:value-type="float">
            <text:p>0.008450233936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782179832458496" calcext:value-type="float">
            <text:p>0.007821798324585</text:p>
          </table:table-cell>
          <table:table-cell office:value-type="float" office:value="0.0118346214294434" calcext:value-type="float">
            <text:p>0.011834621429443</text:p>
          </table:table-cell>
          <table:table-cell office:value-type="float" office:value="0.00856368541717529" calcext:value-type="float">
            <text:p>0.0085636854171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739002227783203" calcext:value-type="float">
            <text:p>0.007390022277832</text:p>
          </table:table-cell>
          <table:table-cell office:value-type="float" office:value="0.0100469589233398" calcext:value-type="float">
            <text:p>0.01004695892334</text:p>
          </table:table-cell>
          <table:table-cell office:value-type="float" office:value="0.00818048715591431" calcext:value-type="float">
            <text:p>0.0081804871559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756120681762695" calcext:value-type="float">
            <text:p>0.007561206817627</text:p>
          </table:table-cell>
          <table:table-cell office:value-type="float" office:value="0.0106196403503418" calcext:value-type="float">
            <text:p>0.010619640350342</text:p>
          </table:table-cell>
          <table:table-cell office:value-type="float" office:value="0.00829013586044312" calcext:value-type="float">
            <text:p>0.00829013586044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805878639221191" calcext:value-type="float">
            <text:p>0.008058786392212</text:p>
          </table:table-cell>
          <table:table-cell office:value-type="float" office:value="0.0104334354400635" calcext:value-type="float">
            <text:p>0.010433435440064</text:p>
          </table:table-cell>
          <table:table-cell office:value-type="float" office:value="0.00867570638656616" calcext:value-type="float">
            <text:p>0.00867570638656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797319412231445" calcext:value-type="float">
            <text:p>0.007973194122314</text:p>
          </table:table-cell>
          <table:table-cell office:value-type="float" office:value="0.0147778987884521" calcext:value-type="float">
            <text:p>0.014777898788452</text:p>
          </table:table-cell>
          <table:table-cell office:value-type="float" office:value="0.00986166000366211" calcext:value-type="float">
            <text:p>0.00986166000366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808620452880859" calcext:value-type="float">
            <text:p>0.008086204528809</text:p>
          </table:table-cell>
          <table:table-cell office:value-type="float" office:value="0.0149257183074951" calcext:value-type="float">
            <text:p>0.014925718307495</text:p>
          </table:table-cell>
          <table:table-cell office:value-type="float" office:value="0.00986062288284302" calcext:value-type="float">
            <text:p>0.00986062288284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81484317779541" calcext:value-type="float">
            <text:p>0.008148431777954</text:p>
          </table:table-cell>
          <table:table-cell office:value-type="float" office:value="0.0165436267852783" calcext:value-type="float">
            <text:p>0.016543626785278</text:p>
          </table:table-cell>
          <table:table-cell office:value-type="float" office:value="0.0102413177490234" calcext:value-type="float">
            <text:p>0.0102413177490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775241851806641" calcext:value-type="float">
            <text:p>0.007752418518066</text:p>
          </table:table-cell>
          <table:table-cell office:value-type="float" office:value="0.0157849788665772" calcext:value-type="float">
            <text:p>0.015784978866577</text:p>
          </table:table-cell>
          <table:table-cell office:value-type="float" office:value="0.00918402671813965" calcext:value-type="float">
            <text:p>0.0091840267181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819230079650879" calcext:value-type="float">
            <text:p>0.008192300796509</text:p>
          </table:table-cell>
          <table:table-cell office:value-type="float" office:value="0.013542652130127" calcext:value-type="float">
            <text:p>0.013542652130127</text:p>
          </table:table-cell>
          <table:table-cell office:value-type="float" office:value="0.00952837467193604" calcext:value-type="float">
            <text:p>0.00952837467193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804543495178223" calcext:value-type="float">
            <text:p>0.008045434951782</text:p>
          </table:table-cell>
          <table:table-cell office:value-type="float" office:value="0.0105354785919189" calcext:value-type="float">
            <text:p>0.010535478591919</text:p>
          </table:table-cell>
          <table:table-cell office:value-type="float" office:value="0.0088261604309082" calcext:value-type="float">
            <text:p>0.00882616043090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803494453430176" calcext:value-type="float">
            <text:p>0.008034944534302</text:p>
          </table:table-cell>
          <table:table-cell office:value-type="float" office:value="0.0134174823760986" calcext:value-type="float">
            <text:p>0.013417482376099</text:p>
          </table:table-cell>
          <table:table-cell office:value-type="float" office:value="0.00874276161193848" calcext:value-type="float">
            <text:p>0.00874276161193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802350044250488" calcext:value-type="float">
            <text:p>0.008023500442505</text:p>
          </table:table-cell>
          <table:table-cell office:value-type="float" office:value="0.0100412368774414" calcext:value-type="float">
            <text:p>0.010041236877441</text:p>
          </table:table-cell>
          <table:table-cell office:value-type="float" office:value="0.0087375283241272" calcext:value-type="float">
            <text:p>0.0087375283241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804495811462402" calcext:value-type="float">
            <text:p>0.008044958114624</text:p>
          </table:table-cell>
          <table:table-cell office:value-type="float" office:value="0.0101912021636963" calcext:value-type="float">
            <text:p>0.010191202163696</text:p>
          </table:table-cell>
          <table:table-cell office:value-type="float" office:value="0.00863714218139648" calcext:value-type="float">
            <text:p>0.00863714218139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828361511230469" calcext:value-type="float">
            <text:p>0.008283615112305</text:p>
          </table:table-cell>
          <table:table-cell office:value-type="float" office:value="0.012347936630249" calcext:value-type="float">
            <text:p>0.012347936630249</text:p>
          </table:table-cell>
          <table:table-cell office:value-type="float" office:value="0.00944466590881348" calcext:value-type="float">
            <text:p>0.0094446659088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853109359741211" calcext:value-type="float">
            <text:p>0.008531093597412</text:p>
          </table:table-cell>
          <table:table-cell office:value-type="float" office:value="0.0145461559295654" calcext:value-type="float">
            <text:p>0.014546155929566</text:p>
          </table:table-cell>
          <table:table-cell office:value-type="float" office:value="0.00991588830947876" calcext:value-type="float">
            <text:p>0.0099158883094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859713554382324" calcext:value-type="float">
            <text:p>0.008597135543823</text:p>
          </table:table-cell>
          <table:table-cell office:value-type="float" office:value="0.0129306316375732" calcext:value-type="float">
            <text:p>0.012930631637573</text:p>
          </table:table-cell>
          <table:table-cell office:value-type="float" office:value="0.00988166332244873" calcext:value-type="float">
            <text:p>0.00988166332244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818967819213867" calcext:value-type="float">
            <text:p>0.008189678192139</text:p>
          </table:table-cell>
          <table:table-cell office:value-type="float" office:value="0.00997447967529297" calcext:value-type="float">
            <text:p>0.009974479675293</text:p>
          </table:table-cell>
          <table:table-cell office:value-type="float" office:value="0.008976149559021" calcext:value-type="float">
            <text:p>0.0089761495590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775814056396484" calcext:value-type="float">
            <text:p>0.007758140563965</text:p>
          </table:table-cell>
          <table:table-cell office:value-type="float" office:value="0.0102028846740723" calcext:value-type="float">
            <text:p>0.010202884674072</text:p>
          </table:table-cell>
          <table:table-cell office:value-type="float" office:value="0.00868415832519531" calcext:value-type="float">
            <text:p>0.00868415832519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814175605773926" calcext:value-type="float">
            <text:p>0.008141756057739</text:p>
          </table:table-cell>
          <table:table-cell office:value-type="float" office:value="0.0103459358215332" calcext:value-type="float">
            <text:p>0.010345935821533</text:p>
          </table:table-cell>
          <table:table-cell office:value-type="float" office:value="0.00905784368515015" calcext:value-type="float">
            <text:p>0.009057843685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776314735412598" calcext:value-type="float">
            <text:p>0.007763147354126</text:p>
          </table:table-cell>
          <table:table-cell office:value-type="float" office:value="0.00987839698791504" calcext:value-type="float">
            <text:p>0.009878396987915</text:p>
          </table:table-cell>
          <table:table-cell office:value-type="float" office:value="0.00858044624328613" calcext:value-type="float">
            <text:p>0.00858044624328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816845893859863" calcext:value-type="float">
            <text:p>0.008168458938599</text:p>
          </table:table-cell>
          <table:table-cell office:value-type="float" office:value="0.0097799301147461" calcext:value-type="float">
            <text:p>0.009779930114746</text:p>
          </table:table-cell>
          <table:table-cell office:value-type="float" office:value="0.00887699127197266" calcext:value-type="float">
            <text:p>0.00887699127197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835156440734863" calcext:value-type="float">
            <text:p>0.008351564407349</text:p>
          </table:table-cell>
          <table:table-cell office:value-type="float" office:value="0.0117628574371338" calcext:value-type="float">
            <text:p>0.011762857437134</text:p>
          </table:table-cell>
          <table:table-cell office:value-type="float" office:value="0.00926767587661743" calcext:value-type="float">
            <text:p>0.00926767587661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844597816467285" calcext:value-type="float">
            <text:p>0.008445978164673</text:p>
          </table:table-cell>
          <table:table-cell office:value-type="float" office:value="0.0120313167572021" calcext:value-type="float">
            <text:p>0.012031316757202</text:p>
          </table:table-cell>
          <table:table-cell office:value-type="float" office:value="0.00918233394622803" calcext:value-type="float">
            <text:p>0.0091823339462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812816619873047" calcext:value-type="float">
            <text:p>0.00812816619873</text:p>
          </table:table-cell>
          <table:table-cell office:value-type="float" office:value="0.0102875232696533" calcext:value-type="float">
            <text:p>0.010287523269653</text:p>
          </table:table-cell>
          <table:table-cell office:value-type="float" office:value="0.00882476568222046" calcext:value-type="float">
            <text:p>0.008824765682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801992416381836" calcext:value-type="float">
            <text:p>0.008019924163818</text:p>
          </table:table-cell>
          <table:table-cell office:value-type="float" office:value="0.012178897857666" calcext:value-type="float">
            <text:p>0.012178897857666</text:p>
          </table:table-cell>
          <table:table-cell office:value-type="float" office:value="0.00876789093017578" calcext:value-type="float">
            <text:p>0.00876789093017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805807113647461" calcext:value-type="float">
            <text:p>0.008058071136475</text:p>
          </table:table-cell>
          <table:table-cell office:value-type="float" office:value="0.0111460685729981" calcext:value-type="float">
            <text:p>0.011146068572998</text:p>
          </table:table-cell>
          <table:table-cell office:value-type="float" office:value="0.00899608135223389" calcext:value-type="float">
            <text:p>0.00899608135223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826501846313477" calcext:value-type="float">
            <text:p>0.008265018463135</text:p>
          </table:table-cell>
          <table:table-cell office:value-type="float" office:value="0.0104327201843262" calcext:value-type="float">
            <text:p>0.010432720184326</text:p>
          </table:table-cell>
          <table:table-cell office:value-type="float" office:value="0.00903855562210083" calcext:value-type="float">
            <text:p>0.0090385556221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82390308380127" calcext:value-type="float">
            <text:p>0.008239030838013</text:p>
          </table:table-cell>
          <table:table-cell office:value-type="float" office:value="0.0101630687713623" calcext:value-type="float">
            <text:p>0.010163068771362</text:p>
          </table:table-cell>
          <table:table-cell office:value-type="float" office:value="0.00898096561431885" calcext:value-type="float">
            <text:p>0.00898096561431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861692428588867" calcext:value-type="float">
            <text:p>0.008616924285889</text:p>
          </table:table-cell>
          <table:table-cell office:value-type="float" office:value="0.0106050968170166" calcext:value-type="float">
            <text:p>0.010605096817017</text:p>
          </table:table-cell>
          <table:table-cell office:value-type="float" office:value="0.00922565460205078" calcext:value-type="float">
            <text:p>0.0092256546020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873994827270508" calcext:value-type="float">
            <text:p>0.008739948272705</text:p>
          </table:table-cell>
          <table:table-cell office:value-type="float" office:value="0.0128788948059082" calcext:value-type="float">
            <text:p>0.012878894805908</text:p>
          </table:table-cell>
          <table:table-cell office:value-type="float" office:value="0.00957427024841309" calcext:value-type="float">
            <text:p>0.0095742702484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873470306396485" calcext:value-type="float">
            <text:p>0.008734703063965</text:p>
          </table:table-cell>
          <table:table-cell office:value-type="float" office:value="0.0102114677429199" calcext:value-type="float">
            <text:p>0.01021146774292</text:p>
          </table:table-cell>
          <table:table-cell office:value-type="float" office:value="0.00923646688461304" calcext:value-type="float">
            <text:p>0.0092364668846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884056091308594" calcext:value-type="float">
            <text:p>0.008840560913086</text:p>
          </table:table-cell>
          <table:table-cell office:value-type="float" office:value="0.0105087757110596" calcext:value-type="float">
            <text:p>0.01050877571106</text:p>
          </table:table-cell>
          <table:table-cell office:value-type="float" office:value="0.00927374362945557" calcext:value-type="float">
            <text:p>0.00927374362945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88648796081543" calcext:value-type="float">
            <text:p>0.008864879608154</text:p>
          </table:table-cell>
          <table:table-cell office:value-type="float" office:value="0.0126705169677734" calcext:value-type="float">
            <text:p>0.012670516967774</text:p>
          </table:table-cell>
          <table:table-cell office:value-type="float" office:value="0.00971666574478149" calcext:value-type="float">
            <text:p>0.00971666574478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870513916015625" calcext:value-type="float">
            <text:p>0.008705139160156</text:p>
          </table:table-cell>
          <table:table-cell office:value-type="float" office:value="0.013214111328125" calcext:value-type="float">
            <text:p>0.013214111328125</text:p>
          </table:table-cell>
          <table:table-cell office:value-type="float" office:value="0.00935757160186768" calcext:value-type="float">
            <text:p>0.00935757160186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871348381042481" calcext:value-type="float">
            <text:p>0.008713483810425</text:p>
          </table:table-cell>
          <table:table-cell office:value-type="float" office:value="0.010770320892334" calcext:value-type="float">
            <text:p>0.010770320892334</text:p>
          </table:table-cell>
          <table:table-cell office:value-type="float" office:value="0.00924204587936401" calcext:value-type="float">
            <text:p>0.00924204587936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856184959411621" calcext:value-type="float">
            <text:p>0.008561849594116</text:p>
          </table:table-cell>
          <table:table-cell office:value-type="float" office:value="0.0104632377624512" calcext:value-type="float">
            <text:p>0.010463237762451</text:p>
          </table:table-cell>
          <table:table-cell office:value-type="float" office:value="0.00910775661468506" calcext:value-type="float">
            <text:p>0.00910775661468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836277008056641" calcext:value-type="float">
            <text:p>0.008362770080566</text:p>
          </table:table-cell>
          <table:table-cell office:value-type="float" office:value="0.0123386383056641" calcext:value-type="float">
            <text:p>0.012338638305664</text:p>
          </table:table-cell>
          <table:table-cell office:value-type="float" office:value="0.00916388034820557" calcext:value-type="float">
            <text:p>0.0091638803482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847005844116211" calcext:value-type="float">
            <text:p>0.008470058441162</text:p>
          </table:table-cell>
          <table:table-cell office:value-type="float" office:value="0.0122249126434326" calcext:value-type="float">
            <text:p>0.012224912643433</text:p>
          </table:table-cell>
          <table:table-cell office:value-type="float" office:value="0.00916506052017212" calcext:value-type="float">
            <text:p>0.00916506052017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858283042907715" calcext:value-type="float">
            <text:p>0.008582830429077</text:p>
          </table:table-cell>
          <table:table-cell office:value-type="float" office:value="0.0105240345001221" calcext:value-type="float">
            <text:p>0.010524034500122</text:p>
          </table:table-cell>
          <table:table-cell office:value-type="float" office:value="0.00919948816299439" calcext:value-type="float">
            <text:p>0.00919948816299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890350341796875" calcext:value-type="float">
            <text:p>0.008903503417969</text:p>
          </table:table-cell>
          <table:table-cell office:value-type="float" office:value="0.0124783515930176" calcext:value-type="float">
            <text:p>0.012478351593018</text:p>
          </table:table-cell>
          <table:table-cell office:value-type="float" office:value="0.00944482088088989" calcext:value-type="float">
            <text:p>0.0094448208808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886154174804688" calcext:value-type="float">
            <text:p>0.008861541748047</text:p>
          </table:table-cell>
          <table:table-cell office:value-type="float" office:value="0.0107450485229492" calcext:value-type="float">
            <text:p>0.010745048522949</text:p>
          </table:table-cell>
          <table:table-cell office:value-type="float" office:value="0.00941671133041382" calcext:value-type="float">
            <text:p>0.00941671133041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87881088256836" calcext:value-type="float">
            <text:p>0.008788108825684</text:p>
          </table:table-cell>
          <table:table-cell office:value-type="float" office:value="0.0110750198364258" calcext:value-type="float">
            <text:p>0.011075019836426</text:p>
          </table:table-cell>
          <table:table-cell office:value-type="float" office:value="0.00934470891952515" calcext:value-type="float">
            <text:p>0.00934470891952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864124298095703" calcext:value-type="float">
            <text:p>0.008641242980957</text:p>
          </table:table-cell>
          <table:table-cell office:value-type="float" office:value="0.0127887725830078" calcext:value-type="float">
            <text:p>0.012788772583008</text:p>
          </table:table-cell>
          <table:table-cell office:value-type="float" office:value="0.00941604375839233" calcext:value-type="float">
            <text:p>0.0094160437583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859498977661133" calcext:value-type="float">
            <text:p>0.008594989776611</text:p>
          </table:table-cell>
          <table:table-cell office:value-type="float" office:value="0.0111846923828125" calcext:value-type="float">
            <text:p>0.011184692382813</text:p>
          </table:table-cell>
          <table:table-cell office:value-type="float" office:value="0.00915184020996094" calcext:value-type="float">
            <text:p>0.00915184020996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870823860168457" calcext:value-type="float">
            <text:p>0.008708238601685</text:p>
          </table:table-cell>
          <table:table-cell office:value-type="float" office:value="0.0108070373535156" calcext:value-type="float">
            <text:p>0.010807037353516</text:p>
          </table:table-cell>
          <table:table-cell office:value-type="float" office:value="0.00943014621734619" calcext:value-type="float">
            <text:p>0.00943014621734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87590217590332" calcext:value-type="float">
            <text:p>0.008759021759033</text:p>
          </table:table-cell>
          <table:table-cell office:value-type="float" office:value="0.0124180316925049" calcext:value-type="float">
            <text:p>0.012418031692505</text:p>
          </table:table-cell>
          <table:table-cell office:value-type="float" office:value="0.00941375494003296" calcext:value-type="float">
            <text:p>0.0094137549400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855207443237305" calcext:value-type="float">
            <text:p>0.008552074432373</text:p>
          </table:table-cell>
          <table:table-cell office:value-type="float" office:value="0.0114104747772217" calcext:value-type="float">
            <text:p>0.011410474777222</text:p>
          </table:table-cell>
          <table:table-cell office:value-type="float" office:value="0.00925359725952148" calcext:value-type="float">
            <text:p>0.0092535972595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901246070861816" calcext:value-type="float">
            <text:p>0.009012460708618</text:p>
          </table:table-cell>
          <table:table-cell office:value-type="float" office:value="0.013049840927124" calcext:value-type="float">
            <text:p>0.013049840927124</text:p>
          </table:table-cell>
          <table:table-cell office:value-type="float" office:value="0.00968531370162964" calcext:value-type="float">
            <text:p>0.0096853137016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894784927368164" calcext:value-type="float">
            <text:p>0.008947849273682</text:p>
          </table:table-cell>
          <table:table-cell office:value-type="float" office:value="0.0109331607818604" calcext:value-type="float">
            <text:p>0.01093316078186</text:p>
          </table:table-cell>
          <table:table-cell office:value-type="float" office:value="0.0093622088432312" calcext:value-type="float">
            <text:p>0.00936220884323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884032249450684" calcext:value-type="float">
            <text:p>0.008840322494507</text:p>
          </table:table-cell>
          <table:table-cell office:value-type="float" office:value="0.0113134384155273" calcext:value-type="float">
            <text:p>0.011313438415527</text:p>
          </table:table-cell>
          <table:table-cell office:value-type="float" office:value="0.00942739248275757" calcext:value-type="float">
            <text:p>0.00942739248275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982284545898438" calcext:value-type="float">
            <text:p>0.009822845458984</text:p>
          </table:table-cell>
          <table:table-cell office:value-type="float" office:value="0.0116822719573975" calcext:value-type="float">
            <text:p>0.011682271957398</text:p>
          </table:table-cell>
          <table:table-cell office:value-type="float" office:value="0.0104478716850281" calcext:value-type="float">
            <text:p>0.01044787168502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925326347351074" calcext:value-type="float">
            <text:p>0.009253263473511</text:p>
          </table:table-cell>
          <table:table-cell office:value-type="float" office:value="0.0122017860412598" calcext:value-type="float">
            <text:p>0.01220178604126</text:p>
          </table:table-cell>
          <table:table-cell office:value-type="float" office:value="0.0103875398635864" calcext:value-type="float">
            <text:p>0.01038753986358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974130630493164" calcext:value-type="float">
            <text:p>0.009741306304932</text:p>
          </table:table-cell>
          <table:table-cell office:value-type="float" office:value="0.0108542442321777" calcext:value-type="float">
            <text:p>0.010854244232178</text:p>
          </table:table-cell>
          <table:table-cell office:value-type="float" office:value="0.0101655840873718" calcext:value-type="float">
            <text:p>0.01016558408737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946712493896485" calcext:value-type="float">
            <text:p>0.009467124938965</text:p>
          </table:table-cell>
          <table:table-cell office:value-type="float" office:value="0.0116813182830811" calcext:value-type="float">
            <text:p>0.011681318283081</text:p>
          </table:table-cell>
          <table:table-cell office:value-type="float" office:value="0.0101142525672913" calcext:value-type="float">
            <text:p>0.01011425256729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898385047912598" calcext:value-type="float">
            <text:p>0.008983850479126</text:p>
          </table:table-cell>
          <table:table-cell office:value-type="float" office:value="0.0111632347106934" calcext:value-type="float">
            <text:p>0.011163234710693</text:p>
          </table:table-cell>
          <table:table-cell office:value-type="float" office:value="0.00968775749206543" calcext:value-type="float">
            <text:p>0.00968775749206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87270736694336" calcext:value-type="float">
            <text:p>0.008727073669434</text:p>
          </table:table-cell>
          <table:table-cell office:value-type="float" office:value="0.0118257999420166" calcext:value-type="float">
            <text:p>0.011825799942017</text:p>
          </table:table-cell>
          <table:table-cell office:value-type="float" office:value="0.00950803756713867" calcext:value-type="float">
            <text:p>0.00950803756713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909948348999023" calcext:value-type="float">
            <text:p>0.00909948348999</text:p>
          </table:table-cell>
          <table:table-cell office:value-type="float" office:value="0.0114641189575195" calcext:value-type="float">
            <text:p>0.01146411895752</text:p>
          </table:table-cell>
          <table:table-cell office:value-type="float" office:value="0.00961945056915283" calcext:value-type="float">
            <text:p>0.00961945056915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931787490844727" calcext:value-type="float">
            <text:p>0.009317874908447</text:p>
          </table:table-cell>
          <table:table-cell office:value-type="float" office:value="0.0113852024078369" calcext:value-type="float">
            <text:p>0.011385202407837</text:p>
          </table:table-cell>
          <table:table-cell office:value-type="float" office:value="0.00983656644821167" calcext:value-type="float">
            <text:p>0.0098365664482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913739204406738" calcext:value-type="float">
            <text:p>0.009137392044067</text:p>
          </table:table-cell>
          <table:table-cell office:value-type="float" office:value="0.0135114192962646" calcext:value-type="float">
            <text:p>0.013511419296265</text:p>
          </table:table-cell>
          <table:table-cell office:value-type="float" office:value="0.00982939004898071" calcext:value-type="float">
            <text:p>0.0098293900489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902295112609863" calcext:value-type="float">
            <text:p>0.009022951126099</text:p>
          </table:table-cell>
          <table:table-cell office:value-type="float" office:value="0.01316237449646" calcext:value-type="float">
            <text:p>0.01316237449646</text:p>
          </table:table-cell>
          <table:table-cell office:value-type="float" office:value="0.00981353521347046" calcext:value-type="float">
            <text:p>0.0098135352134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881147384643555" calcext:value-type="float">
            <text:p>0.008811473846436</text:p>
          </table:table-cell>
          <table:table-cell office:value-type="float" office:value="0.0116145610809326" calcext:value-type="float">
            <text:p>0.011614561080933</text:p>
          </table:table-cell>
          <table:table-cell office:value-type="float" office:value="0.00965501070022583" calcext:value-type="float">
            <text:p>0.0096550107002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938987731933594" calcext:value-type="float">
            <text:p>0.009389877319336</text:p>
          </table:table-cell>
          <table:table-cell office:value-type="float" office:value="0.0111923217773438" calcext:value-type="float">
            <text:p>0.011192321777344</text:p>
          </table:table-cell>
          <table:table-cell office:value-type="float" office:value="0.00980215072631836" calcext:value-type="float">
            <text:p>0.0098021507263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929737091064453" calcext:value-type="float">
            <text:p>0.009297370910645</text:p>
          </table:table-cell>
          <table:table-cell office:value-type="float" office:value="0.0114676952362061" calcext:value-type="float">
            <text:p>0.011467695236206</text:p>
          </table:table-cell>
          <table:table-cell office:value-type="float" office:value="0.00984883308410645" calcext:value-type="float">
            <text:p>0.00984883308410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914859771728516" calcext:value-type="float">
            <text:p>0.009148597717285</text:p>
          </table:table-cell>
          <table:table-cell office:value-type="float" office:value="0.0127458572387695" calcext:value-type="float">
            <text:p>0.01274585723877</text:p>
          </table:table-cell>
          <table:table-cell office:value-type="float" office:value="0.0097001314163208" calcext:value-type="float">
            <text:p>0.00970013141632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93080997467041" calcext:value-type="float">
            <text:p>0.009308099746704</text:p>
          </table:table-cell>
          <table:table-cell office:value-type="float" office:value="0.0145487785339356" calcext:value-type="float">
            <text:p>0.014548778533936</text:p>
          </table:table-cell>
          <table:table-cell office:value-type="float" office:value="0.00985434055328369" calcext:value-type="float">
            <text:p>0.00985434055328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91090202331543" calcext:value-type="float">
            <text:p>0.009109020233154</text:p>
          </table:table-cell>
          <table:table-cell office:value-type="float" office:value="0.0117397308349609" calcext:value-type="float">
            <text:p>0.011739730834961</text:p>
          </table:table-cell>
          <table:table-cell office:value-type="float" office:value="0.00994844436645508" calcext:value-type="float">
            <text:p>0.00994844436645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953960418701172" calcext:value-type="float">
            <text:p>0.009539604187012</text:p>
          </table:table-cell>
          <table:table-cell office:value-type="float" office:value="0.0119154453277588" calcext:value-type="float">
            <text:p>0.011915445327759</text:p>
          </table:table-cell>
          <table:table-cell office:value-type="float" office:value="0.0100213289260864" calcext:value-type="float">
            <text:p>0.0100213289260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904107093811035" calcext:value-type="float">
            <text:p>0.00904107093811</text:p>
          </table:table-cell>
          <table:table-cell office:value-type="float" office:value="0.0116229057312012" calcext:value-type="float">
            <text:p>0.011622905731201</text:p>
          </table:table-cell>
          <table:table-cell office:value-type="float" office:value="0.00969651937484741" calcext:value-type="float">
            <text:p>0.0096965193748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899291038513184" calcext:value-type="float">
            <text:p>0.008992910385132</text:p>
          </table:table-cell>
          <table:table-cell office:value-type="float" office:value="0.0115222930908203" calcext:value-type="float">
            <text:p>0.01152229309082</text:p>
          </table:table-cell>
          <table:table-cell office:value-type="float" office:value="0.00999696254730225" calcext:value-type="float">
            <text:p>0.00999696254730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922632217407227" calcext:value-type="float">
            <text:p>0.009226322174072</text:p>
          </table:table-cell>
          <table:table-cell office:value-type="float" office:value="0.0111429691314697" calcext:value-type="float">
            <text:p>0.01114296913147</text:p>
          </table:table-cell>
          <table:table-cell office:value-type="float" office:value="0.00975929498672485" calcext:value-type="float">
            <text:p>0.0097592949867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945305824279785" calcext:value-type="float">
            <text:p>0.009453058242798</text:p>
          </table:table-cell>
          <table:table-cell office:value-type="float" office:value="0.0124216079711914" calcext:value-type="float">
            <text:p>0.012421607971191</text:p>
          </table:table-cell>
          <table:table-cell office:value-type="float" office:value="0.0100032329559326" calcext:value-type="float">
            <text:p>0.01000323295593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920748710632324" calcext:value-type="float">
            <text:p>0.009207487106323</text:p>
          </table:table-cell>
          <table:table-cell office:value-type="float" office:value="0.0128388404846191" calcext:value-type="float">
            <text:p>0.012838840484619</text:p>
          </table:table-cell>
          <table:table-cell office:value-type="float" office:value="0.0100637316703796" calcext:value-type="float">
            <text:p>0.0100637316703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961089134216309" calcext:value-type="float">
            <text:p>0.009610891342163</text:p>
          </table:table-cell>
          <table:table-cell office:value-type="float" office:value="0.0113189220428467" calcext:value-type="float">
            <text:p>0.011318922042847</text:p>
          </table:table-cell>
          <table:table-cell office:value-type="float" office:value="0.010269558429718" calcext:value-type="float">
            <text:p>0.0102695584297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904965400695801" calcext:value-type="float">
            <text:p>0.009049654006958</text:p>
          </table:table-cell>
          <table:table-cell office:value-type="float" office:value="0.0119085311889648" calcext:value-type="float">
            <text:p>0.011908531188965</text:p>
          </table:table-cell>
          <table:table-cell office:value-type="float" office:value="0.00997442007064819" calcext:value-type="float">
            <text:p>0.0099744200706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930333137512207" calcext:value-type="float">
            <text:p>0.009303331375122</text:p>
          </table:table-cell>
          <table:table-cell office:value-type="float" office:value="0.0140690803527832" calcext:value-type="float">
            <text:p>0.014069080352783</text:p>
          </table:table-cell>
          <table:table-cell office:value-type="float" office:value="0.0102160811424255" calcext:value-type="float">
            <text:p>0.0102160811424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959420204162598" calcext:value-type="float">
            <text:p>0.009594202041626</text:p>
          </table:table-cell>
          <table:table-cell office:value-type="float" office:value="0.0120773315429688" calcext:value-type="float">
            <text:p>0.012077331542969</text:p>
          </table:table-cell>
          <table:table-cell office:value-type="float" office:value="0.0101541042327881" calcext:value-type="float">
            <text:p>0.01015410423278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962996482849121" calcext:value-type="float">
            <text:p>0.009629964828491</text:p>
          </table:table-cell>
          <table:table-cell office:value-type="float" office:value="0.0126152038574219" calcext:value-type="float">
            <text:p>0.012615203857422</text:p>
          </table:table-cell>
          <table:table-cell office:value-type="float" office:value="0.010312283039093" calcext:value-type="float">
            <text:p>0.01031228303909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967669486999512" calcext:value-type="float">
            <text:p>0.009676694869995</text:p>
          </table:table-cell>
          <table:table-cell office:value-type="float" office:value="0.0118629932403564" calcext:value-type="float">
            <text:p>0.011862993240357</text:p>
          </table:table-cell>
          <table:table-cell office:value-type="float" office:value="0.0102969169616699" calcext:value-type="float">
            <text:p>0.010296916961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954723358154297" calcext:value-type="float">
            <text:p>0.009547233581543</text:p>
          </table:table-cell>
          <table:table-cell office:value-type="float" office:value="0.011831521987915" calcext:value-type="float">
            <text:p>0.011831521987915</text:p>
          </table:table-cell>
          <table:table-cell office:value-type="float" office:value="0.0102627873420715" calcext:value-type="float">
            <text:p>0.01026278734207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954842567443848" calcext:value-type="float">
            <text:p>0.009548425674438</text:p>
          </table:table-cell>
          <table:table-cell office:value-type="float" office:value="0.0151870250701904" calcext:value-type="float">
            <text:p>0.015187025070191</text:p>
          </table:table-cell>
          <table:table-cell office:value-type="float" office:value="0.0102193832397461" calcext:value-type="float">
            <text:p>0.01021938323974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962448120117188" calcext:value-type="float">
            <text:p>0.009624481201172</text:p>
          </table:table-cell>
          <table:table-cell office:value-type="float" office:value="0.0116939544677734" calcext:value-type="float">
            <text:p>0.011693954467774</text:p>
          </table:table-cell>
          <table:table-cell office:value-type="float" office:value="0.0102451086044312" calcext:value-type="float">
            <text:p>0.01024510860443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956940650939941" calcext:value-type="float">
            <text:p>0.009569406509399</text:p>
          </table:table-cell>
          <table:table-cell office:value-type="float" office:value="0.0131745338439941" calcext:value-type="float">
            <text:p>0.013174533843994</text:p>
          </table:table-cell>
          <table:table-cell office:value-type="float" office:value="0.0102361798286438" calcext:value-type="float">
            <text:p>0.01023617982864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984740257263184" calcext:value-type="float">
            <text:p>0.009847402572632</text:p>
          </table:table-cell>
          <table:table-cell office:value-type="float" office:value="0.0129830837249756" calcext:value-type="float">
            <text:p>0.012983083724976</text:p>
          </table:table-cell>
          <table:table-cell office:value-type="float" office:value="0.0105405449867249" calcext:value-type="float">
            <text:p>0.0105405449867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965690612792969" calcext:value-type="float">
            <text:p>0.00965690612793</text:p>
          </table:table-cell>
          <table:table-cell office:value-type="float" office:value="0.0164949893951416" calcext:value-type="float">
            <text:p>0.016494989395142</text:p>
          </table:table-cell>
          <table:table-cell office:value-type="float" office:value="0.0106511354446411" calcext:value-type="float">
            <text:p>0.01065113544464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962448120117188" calcext:value-type="float">
            <text:p>0.009624481201172</text:p>
          </table:table-cell>
          <table:table-cell office:value-type="float" office:value="0.0120172500610352" calcext:value-type="float">
            <text:p>0.012017250061035</text:p>
          </table:table-cell>
          <table:table-cell office:value-type="float" office:value="0.0101802229881287" calcext:value-type="float">
            <text:p>0.0101802229881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968194007873535" calcext:value-type="float">
            <text:p>0.009681940078735</text:p>
          </table:table-cell>
          <table:table-cell office:value-type="float" office:value="0.0120837688446045" calcext:value-type="float">
            <text:p>0.012083768844605</text:p>
          </table:table-cell>
          <table:table-cell office:value-type="float" office:value="0.0104464888572693" calcext:value-type="float">
            <text:p>0.01044648885726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100178718566895" calcext:value-type="float">
            <text:p>0.01001787185669</text:p>
          </table:table-cell>
          <table:table-cell office:value-type="float" office:value="0.012791633605957" calcext:value-type="float">
            <text:p>0.012791633605957</text:p>
          </table:table-cell>
          <table:table-cell office:value-type="float" office:value="0.0105381488800049" calcext:value-type="float">
            <text:p>0.01053814888000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970339775085449" calcext:value-type="float">
            <text:p>0.009703397750855</text:p>
          </table:table-cell>
          <table:table-cell office:value-type="float" office:value="0.0118350982666016" calcext:value-type="float">
            <text:p>0.011835098266602</text:p>
          </table:table-cell>
          <table:table-cell office:value-type="float" office:value="0.010298490524292" calcext:value-type="float">
            <text:p>0.01029849052429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979089736938477" calcext:value-type="float">
            <text:p>0.009790897369385</text:p>
          </table:table-cell>
          <table:table-cell office:value-type="float" office:value="0.0131931304931641" calcext:value-type="float">
            <text:p>0.013193130493164</text:p>
          </table:table-cell>
          <table:table-cell office:value-type="float" office:value="0.0101648688316345" calcext:value-type="float">
            <text:p>0.01016486883163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101332664489746" calcext:value-type="float">
            <text:p>0.010133266448975</text:p>
          </table:table-cell>
          <table:table-cell office:value-type="float" office:value="0.0126569271087646" calcext:value-type="float">
            <text:p>0.012656927108765</text:p>
          </table:table-cell>
          <table:table-cell office:value-type="float" office:value="0.0107593059539795" calcext:value-type="float">
            <text:p>0.0107593059539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99477767944336" calcext:value-type="float">
            <text:p>0.009947776794434</text:p>
          </table:table-cell>
          <table:table-cell office:value-type="float" office:value="0.0124218463897705" calcext:value-type="float">
            <text:p>0.012421846389771</text:p>
          </table:table-cell>
          <table:table-cell office:value-type="float" office:value="0.0105766773223877" calcext:value-type="float">
            <text:p>0.01057667732238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982975959777832" calcext:value-type="float">
            <text:p>0.009829759597778</text:p>
          </table:table-cell>
          <table:table-cell office:value-type="float" office:value="0.0124402046203613" calcext:value-type="float">
            <text:p>0.012440204620361</text:p>
          </table:table-cell>
          <table:table-cell office:value-type="float" office:value="0.0103309035301209" calcext:value-type="float">
            <text:p>0.01033090353012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991678237915039" calcext:value-type="float">
            <text:p>0.00991678237915</text:p>
          </table:table-cell>
          <table:table-cell office:value-type="float" office:value="0.0123317241668701" calcext:value-type="float">
            <text:p>0.01233172416687</text:p>
          </table:table-cell>
          <table:table-cell office:value-type="float" office:value="0.0106482863426209" calcext:value-type="float">
            <text:p>0.0106482863426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960302352905273" calcext:value-type="float">
            <text:p>0.009603023529053</text:p>
          </table:table-cell>
          <table:table-cell office:value-type="float" office:value="0.0135383605957031" calcext:value-type="float">
            <text:p>0.013538360595703</text:p>
          </table:table-cell>
          <table:table-cell office:value-type="float" office:value="0.0104623675346375" calcext:value-type="float">
            <text:p>0.01046236753463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995326042175293" calcext:value-type="float">
            <text:p>0.009953260421753</text:p>
          </table:table-cell>
          <table:table-cell office:value-type="float" office:value="0.0124282836914063" calcext:value-type="float">
            <text:p>0.012428283691406</text:p>
          </table:table-cell>
          <table:table-cell office:value-type="float" office:value="0.010686457157135" calcext:value-type="float">
            <text:p>0.01068645715713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100045204162598" calcext:value-type="float">
            <text:p>0.01000452041626</text:p>
          </table:table-cell>
          <table:table-cell office:value-type="float" office:value="0.0124392509460449" calcext:value-type="float">
            <text:p>0.012439250946045</text:p>
          </table:table-cell>
          <table:table-cell office:value-type="float" office:value="0.0104774236679077" calcext:value-type="float">
            <text:p>0.01047742366790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100629329681396" calcext:value-type="float">
            <text:p>0.01006293296814</text:p>
          </table:table-cell>
          <table:table-cell office:value-type="float" office:value="0.0143318176269531" calcext:value-type="float">
            <text:p>0.014331817626953</text:p>
          </table:table-cell>
          <table:table-cell office:value-type="float" office:value="0.0106955051422119" calcext:value-type="float">
            <text:p>0.0106955051422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01935863494873" calcext:value-type="float">
            <text:p>0.010193586349487</text:p>
          </table:table-cell>
          <table:table-cell office:value-type="float" office:value="0.0127818584442139" calcext:value-type="float">
            <text:p>0.012781858444214</text:p>
          </table:table-cell>
          <table:table-cell office:value-type="float" office:value="0.0109513521194458" calcext:value-type="float">
            <text:p>0.0109513521194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02252960205078" calcext:value-type="float">
            <text:p>0.010225296020508</text:p>
          </table:table-cell>
          <table:table-cell office:value-type="float" office:value="0.0134971141815186" calcext:value-type="float">
            <text:p>0.013497114181519</text:p>
          </table:table-cell>
          <table:table-cell office:value-type="float" office:value="0.0109672665596008" calcext:value-type="float">
            <text:p>0.01096726655960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99484920501709" calcext:value-type="float">
            <text:p>0.009948492050171</text:p>
          </table:table-cell>
          <table:table-cell office:value-type="float" office:value="0.0144021511077881" calcext:value-type="float">
            <text:p>0.014402151107788</text:p>
          </table:table-cell>
          <table:table-cell office:value-type="float" office:value="0.0106744289398193" calcext:value-type="float">
            <text:p>0.01067442893981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101687908172607" calcext:value-type="float">
            <text:p>0.010168790817261</text:p>
          </table:table-cell>
          <table:table-cell office:value-type="float" office:value="0.0156621932983398" calcext:value-type="float">
            <text:p>0.01566219329834</text:p>
          </table:table-cell>
          <table:table-cell office:value-type="float" office:value="0.01112140417099" calcext:value-type="float">
            <text:p>0.0111214041709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10106086730957" calcext:value-type="float">
            <text:p>0.010106086730957</text:p>
          </table:table-cell>
          <table:table-cell office:value-type="float" office:value="0.0126948356628418" calcext:value-type="float">
            <text:p>0.012694835662842</text:p>
          </table:table-cell>
          <table:table-cell office:value-type="float" office:value="0.0106366634368896" calcext:value-type="float">
            <text:p>0.010636663436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101451873779297" calcext:value-type="float">
            <text:p>0.01014518737793</text:p>
          </table:table-cell>
          <table:table-cell office:value-type="float" office:value="0.0127789974212646" calcext:value-type="float">
            <text:p>0.012778997421265</text:p>
          </table:table-cell>
          <table:table-cell office:value-type="float" office:value="0.0106186985969543" calcext:value-type="float">
            <text:p>0.01061869859695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10786771774292" calcext:value-type="float">
            <text:p>0.010786771774292</text:p>
          </table:table-cell>
          <table:table-cell office:value-type="float" office:value="0.012847900390625" calcext:value-type="float">
            <text:p>0.012847900390625</text:p>
          </table:table-cell>
          <table:table-cell office:value-type="float" office:value="0.0115901589393616" calcext:value-type="float">
            <text:p>0.01159015893936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06854438781738" calcext:value-type="float">
            <text:p>0.010685443878174</text:p>
          </table:table-cell>
          <table:table-cell office:value-type="float" office:value="0.0131516456604004" calcext:value-type="float">
            <text:p>0.0131516456604</text:p>
          </table:table-cell>
          <table:table-cell office:value-type="float" office:value="0.0113882422447205" calcext:value-type="float">
            <text:p>0.01138824224472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11002779006958" calcext:value-type="float">
            <text:p>0.011002779006958</text:p>
          </table:table-cell>
          <table:table-cell office:value-type="float" office:value="0.0157017707824707" calcext:value-type="float">
            <text:p>0.015701770782471</text:p>
          </table:table-cell>
          <table:table-cell office:value-type="float" office:value="0.0118790149688721" calcext:value-type="float">
            <text:p>0.01187901496887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108964443206787" calcext:value-type="float">
            <text:p>0.010896444320679</text:p>
          </table:table-cell>
          <table:table-cell office:value-type="float" office:value="0.0132694244384766" calcext:value-type="float">
            <text:p>0.013269424438477</text:p>
          </table:table-cell>
          <table:table-cell office:value-type="float" office:value="0.0115043997764587" calcext:value-type="float">
            <text:p>0.0115043997764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02205276489258" calcext:value-type="float">
            <text:p>0.010220527648926</text:p>
          </table:table-cell>
          <table:table-cell office:value-type="float" office:value="0.0150260925292969" calcext:value-type="float">
            <text:p>0.015026092529297</text:p>
          </table:table-cell>
          <table:table-cell office:value-type="float" office:value="0.0111993074417114" calcext:value-type="float">
            <text:p>0.01119930744171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107450485229492" calcext:value-type="float">
            <text:p>0.010745048522949</text:p>
          </table:table-cell>
          <table:table-cell office:value-type="float" office:value="0.015916109085083" calcext:value-type="float">
            <text:p>0.015916109085083</text:p>
          </table:table-cell>
          <table:table-cell office:value-type="float" office:value="0.0115186095237732" calcext:value-type="float">
            <text:p>0.01151860952377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09002590179443" calcext:value-type="float">
            <text:p>0.010900259017944</text:p>
          </table:table-cell>
          <table:table-cell office:value-type="float" office:value="0.0161101818084717" calcext:value-type="float">
            <text:p>0.016110181808472</text:p>
          </table:table-cell>
          <table:table-cell office:value-type="float" office:value="0.0117371201515198" calcext:value-type="float">
            <text:p>0.0117371201515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107047557830811" calcext:value-type="float">
            <text:p>0.010704755783081</text:p>
          </table:table-cell>
          <table:table-cell office:value-type="float" office:value="0.0164651870727539" calcext:value-type="float">
            <text:p>0.016465187072754</text:p>
          </table:table-cell>
          <table:table-cell office:value-type="float" office:value="0.0117539525032043" calcext:value-type="float">
            <text:p>0.0117539525032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109114646911621" calcext:value-type="float">
            <text:p>0.010911464691162</text:p>
          </table:table-cell>
          <table:table-cell office:value-type="float" office:value="0.0154175758361816" calcext:value-type="float">
            <text:p>0.015417575836182</text:p>
          </table:table-cell>
          <table:table-cell office:value-type="float" office:value="0.0116262674331665" calcext:value-type="float">
            <text:p>0.01162626743316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104987621307373" calcext:value-type="float">
            <text:p>0.010498762130737</text:p>
          </table:table-cell>
          <table:table-cell office:value-type="float" office:value="0.01358962059021" calcext:value-type="float">
            <text:p>0.01358962059021</text:p>
          </table:table-cell>
          <table:table-cell office:value-type="float" office:value="0.0112530589103699" calcext:value-type="float">
            <text:p>0.0112530589103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106329917907715" calcext:value-type="float">
            <text:p>0.010632991790772</text:p>
          </table:table-cell>
          <table:table-cell office:value-type="float" office:value="0.0129745006561279" calcext:value-type="float">
            <text:p>0.012974500656128</text:p>
          </table:table-cell>
          <table:table-cell office:value-type="float" office:value="0.0112234830856323" calcext:value-type="float">
            <text:p>0.01122348308563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106244087219238" calcext:value-type="float">
            <text:p>0.010624408721924</text:p>
          </table:table-cell>
          <table:table-cell office:value-type="float" office:value="0.0166587829589844" calcext:value-type="float">
            <text:p>0.016658782958984</text:p>
          </table:table-cell>
          <table:table-cell office:value-type="float" office:value="0.0118964552879334" calcext:value-type="float">
            <text:p>0.01189645528793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105621814727783" calcext:value-type="float">
            <text:p>0.010562181472778</text:p>
          </table:table-cell>
          <table:table-cell office:value-type="float" office:value="0.0154085159301758" calcext:value-type="float">
            <text:p>0.015408515930176</text:p>
          </table:table-cell>
          <table:table-cell office:value-type="float" office:value="0.0116336464881897" calcext:value-type="float">
            <text:p>0.0116336464881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11207962036133" calcext:value-type="float">
            <text:p>0.011120796203613</text:p>
          </table:table-cell>
          <table:table-cell office:value-type="float" office:value="0.015528678894043" calcext:value-type="float">
            <text:p>0.015528678894043</text:p>
          </table:table-cell>
          <table:table-cell office:value-type="float" office:value="0.0120884776115417" calcext:value-type="float">
            <text:p>0.01208847761154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05865001678467" calcext:value-type="float">
            <text:p>0.010586500167847</text:p>
          </table:table-cell>
          <table:table-cell office:value-type="float" office:value="0.0157351493835449" calcext:value-type="float">
            <text:p>0.015735149383545</text:p>
          </table:table-cell>
          <table:table-cell office:value-type="float" office:value="0.0114076256752014" calcext:value-type="float">
            <text:p>0.01140762567520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08582973480225" calcext:value-type="float">
            <text:p>0.010858297348023</text:p>
          </table:table-cell>
          <table:table-cell office:value-type="float" office:value="0.0146868228912354" calcext:value-type="float">
            <text:p>0.014686822891235</text:p>
          </table:table-cell>
          <table:table-cell office:value-type="float" office:value="0.0114593148231506" calcext:value-type="float">
            <text:p>0.01145931482315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09763145446777" calcext:value-type="float">
            <text:p>0.010976314544678</text:p>
          </table:table-cell>
          <table:table-cell office:value-type="float" office:value="0.0128870010375977" calcext:value-type="float">
            <text:p>0.012887001037598</text:p>
          </table:table-cell>
          <table:table-cell office:value-type="float" office:value="0.0116087794303894" calcext:value-type="float">
            <text:p>0.01160877943038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10633373260498" calcext:value-type="float">
            <text:p>0.01106333732605</text:p>
          </table:table-cell>
          <table:table-cell office:value-type="float" office:value="0.0182266235351563" calcext:value-type="float">
            <text:p>0.018226623535156</text:p>
          </table:table-cell>
          <table:table-cell office:value-type="float" office:value="0.0117989182472229" calcext:value-type="float">
            <text:p>0.01179891824722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06797218322754" calcext:value-type="float">
            <text:p>0.010679721832275</text:p>
          </table:table-cell>
          <table:table-cell office:value-type="float" office:value="0.0154621601104736" calcext:value-type="float">
            <text:p>0.015462160110474</text:p>
          </table:table-cell>
          <table:table-cell office:value-type="float" office:value="0.0114911556243896" calcext:value-type="float">
            <text:p>0.0114911556243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11303329467773" calcext:value-type="float">
            <text:p>0.011130332946777</text:p>
          </table:table-cell>
          <table:table-cell office:value-type="float" office:value="0.016240119934082" calcext:value-type="float">
            <text:p>0.016240119934082</text:p>
          </table:table-cell>
          <table:table-cell office:value-type="float" office:value="0.0118430852890015" calcext:value-type="float">
            <text:p>0.01184308528900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07493400573731" calcext:value-type="float">
            <text:p>0.010749340057373</text:p>
          </table:table-cell>
          <table:table-cell office:value-type="float" office:value="0.0180199146270752" calcext:value-type="float">
            <text:p>0.018019914627075</text:p>
          </table:table-cell>
          <table:table-cell office:value-type="float" office:value="0.012121856212616" calcext:value-type="float">
            <text:p>0.0121218562126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05650424957275" calcext:value-type="float">
            <text:p>0.010565042495728</text:p>
          </table:table-cell>
          <table:table-cell office:value-type="float" office:value="0.0155849456787109" calcext:value-type="float">
            <text:p>0.015584945678711</text:p>
          </table:table-cell>
          <table:table-cell office:value-type="float" office:value="0.0114519000053406" calcext:value-type="float">
            <text:p>0.01145190000534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107505321502686" calcext:value-type="float">
            <text:p>0.010750532150269</text:p>
          </table:table-cell>
          <table:table-cell office:value-type="float" office:value="0.0133540630340576" calcext:value-type="float">
            <text:p>0.013354063034058</text:p>
          </table:table-cell>
          <table:table-cell office:value-type="float" office:value="0.0113983273506165" calcext:value-type="float">
            <text:p>0.01139832735061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07452869415283" calcext:value-type="float">
            <text:p>0.010745286941528</text:p>
          </table:table-cell>
          <table:table-cell office:value-type="float" office:value="0.0134310722351074" calcext:value-type="float">
            <text:p>0.013431072235108</text:p>
          </table:table-cell>
          <table:table-cell office:value-type="float" office:value="0.0116972804069519" calcext:value-type="float">
            <text:p>0.0116972804069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0758638381958" calcext:value-type="float">
            <text:p>0.010758638381958</text:p>
          </table:table-cell>
          <table:table-cell office:value-type="float" office:value="0.0135667324066162" calcext:value-type="float">
            <text:p>0.013566732406616</text:p>
          </table:table-cell>
          <table:table-cell office:value-type="float" office:value="0.0116030812263489" calcext:value-type="float">
            <text:p>0.011603081226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15:26:40.505880840</dc:date>
    <meta:editing-duration>PT5M28S</meta:editing-duration>
    <meta:editing-cycles>2</meta:editing-cycles>
    <meta:generator>LibreOffice/6.4.6.2$Linux_X86_64 LibreOffice_project/40$Build-2</meta:generator>
    <meta:document-statistic meta:table-count="1" meta:cell-count="199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445cm" svg:height="5.792cm" xlink:href=".." xlink:type="simple" chart:class="chart:line" chart:style-name="ch1">
        <chart:legend chart:legend-position="end" svg:x="32.593cm" svg:y="2.099cm" style:legend-expansion="high" chart:style-name="ch2"/>
        <chart:plot-area chart:style-name="ch3" table:cell-range-address="3sum_results_means.B1:3sum_results_means.D498" svg:x="0.708cm" svg:y="0.115cm" svg:width="31.177cm" svg:height="5.562cm">
          <chartooo:coordinate-region svg:x="1.806cm" svg:y="0.236cm" svg:width="30.079cm" svg:height="4.4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3sum_results_means.B1:3sum_results_means.B498" chart:class="chart:line">
            <chart:data-point chart:repeated="498"/>
          </chart:series>
          <chart:series chart:style-name="ch7" chart:values-cell-range-address="3sum_results_means.C1:3sum_results_means.C498" chart:class="chart:line">
            <chart:data-point chart:repeated="498"/>
          </chart:series>
          <chart:series chart:style-name="ch8" chart:values-cell-range-address="3sum_results_means.D1:3sum_results_means.D498" chart:class="chart:line">
            <chart:data-point chart:repeated="4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05990600585938">
                <text:p>0.0000905990600585938</text:p>
                <draw:g>
                  <svg:desc>3sum_results_means.B1:3sum_results_means.B498</svg:desc>
                </draw:g>
              </table:table-cell>
              <table:table-cell office:value-type="float" office:value="0.000402688980102539">
                <text:p>0.000402688980102539</text:p>
                <draw:g>
                  <svg:desc>3sum_results_means.C1:3sum_results_means.C498</svg:desc>
                </draw:g>
              </table:table-cell>
              <table:table-cell office:value-type="float" office:value="0.00014045238494873">
                <text:p>0.00014045238494873</text:p>
                <draw:g>
                  <svg:desc>3sum_results_means.D1:3sum_results_means.D4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0374221801758">
                <text:p>0.000100374221801758</text:p>
              </table:table-cell>
              <table:table-cell office:value-type="float" office:value="0.000148773193359375">
                <text:p>0.000148773193359375</text:p>
              </table:table-cell>
              <table:table-cell office:value-type="float" office:value="0.00010840892791748">
                <text:p>0.00010840892791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1444091796875">
                <text:p>0.00011444091796875</text:p>
              </table:table-cell>
              <table:table-cell office:value-type="float" office:value="0.000234127044677734">
                <text:p>0.000234127044677734</text:p>
              </table:table-cell>
              <table:table-cell office:value-type="float" office:value="0.000149178504943848">
                <text:p>0.000149178504943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28507614135742">
                <text:p>0.000128507614135742</text:p>
              </table:table-cell>
              <table:table-cell office:value-type="float" office:value="0.000230312347412109">
                <text:p>0.000230312347412109</text:p>
              </table:table-cell>
              <table:table-cell office:value-type="float" office:value="0.000146210193634033">
                <text:p>0.000146210193634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53541564941406">
                <text:p>0.000153541564941406</text:p>
              </table:table-cell>
              <table:table-cell office:value-type="float" office:value="0.000286340713500977">
                <text:p>0.000286340713500977</text:p>
              </table:table-cell>
              <table:table-cell office:value-type="float" office:value="0.000180363655090332">
                <text:p>0.000180363655090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63078308105469">
                <text:p>0.000163078308105469</text:p>
              </table:table-cell>
              <table:table-cell office:value-type="float" office:value="0.000264167785644531">
                <text:p>0.000264167785644531</text:p>
              </table:table-cell>
              <table:table-cell office:value-type="float" office:value="0.00019524097442627">
                <text:p>0.00019524097442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80721282958984">
                <text:p>0.000180721282958984</text:p>
              </table:table-cell>
              <table:table-cell office:value-type="float" office:value="0.000290393829345703">
                <text:p>0.000290393829345703</text:p>
              </table:table-cell>
              <table:table-cell office:value-type="float" office:value="0.000205731391906738">
                <text:p>0.000205731391906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89065933227539">
                <text:p>0.000189065933227539</text:p>
              </table:table-cell>
              <table:table-cell office:value-type="float" office:value="0.000313520431518555">
                <text:p>0.000313520431518555</text:p>
              </table:table-cell>
              <table:table-cell office:value-type="float" office:value="0.000222527980804443">
                <text:p>0.000222527980804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06708908081055">
                <text:p>0.000206708908081055</text:p>
              </table:table-cell>
              <table:table-cell office:value-type="float" office:value="0.00043177604675293">
                <text:p>0.00043177604675293</text:p>
              </table:table-cell>
              <table:table-cell office:value-type="float" office:value="0.000266575813293457">
                <text:p>0.000266575813293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11715698242187">
                <text:p>0.000211715698242187</text:p>
              </table:table-cell>
              <table:table-cell office:value-type="float" office:value="0.000367879867553711">
                <text:p>0.000367879867553711</text:p>
              </table:table-cell>
              <table:table-cell office:value-type="float" office:value="0.000238585472106934">
                <text:p>0.000238585472106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38656997680664">
                <text:p>0.000238656997680664</text:p>
              </table:table-cell>
              <table:table-cell office:value-type="float" office:value="0.000355720520019531">
                <text:p>0.000355720520019531</text:p>
              </table:table-cell>
              <table:table-cell office:value-type="float" office:value="0.000259733200073242">
                <text:p>0.000259733200073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49147415161133">
                <text:p>0.000249147415161133</text:p>
              </table:table-cell>
              <table:table-cell office:value-type="float" office:value="0.000530481338500977">
                <text:p>0.000530481338500977</text:p>
              </table:table-cell>
              <table:table-cell office:value-type="float" office:value="0.000319051742553711">
                <text:p>0.000319051742553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57730484008789">
                <text:p>0.000257730484008789</text:p>
              </table:table-cell>
              <table:table-cell office:value-type="float" office:value="0.00044560432434082">
                <text:p>0.00044560432434082</text:p>
              </table:table-cell>
              <table:table-cell office:value-type="float" office:value="0.000294589996337891">
                <text:p>0.0002945899963378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79426574707031">
                <text:p>0.000279426574707031</text:p>
              </table:table-cell>
              <table:table-cell office:value-type="float" office:value="0.000499963760375977">
                <text:p>0.000499963760375977</text:p>
              </table:table-cell>
              <table:table-cell office:value-type="float" office:value="0.000326466560363769">
                <text:p>0.000326466560363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6115875244141">
                <text:p>0.000296115875244141</text:p>
              </table:table-cell>
              <table:table-cell office:value-type="float" office:value="0.000642538070678711">
                <text:p>0.000642538070678711</text:p>
              </table:table-cell>
              <table:table-cell office:value-type="float" office:value="0.000367140769958496">
                <text:p>0.000367140769958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08513641357422">
                <text:p>0.000308513641357422</text:p>
              </table:table-cell>
              <table:table-cell office:value-type="float" office:value="0.000427722930908203">
                <text:p>0.000427722930908203</text:p>
              </table:table-cell>
              <table:table-cell office:value-type="float" office:value="0.00033644437789917">
                <text:p>0.00033644437789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2496452331543">
                <text:p>0.00032496452331543</text:p>
              </table:table-cell>
              <table:table-cell office:value-type="float" office:value="0.000669956207275391">
                <text:p>0.000669956207275391</text:p>
              </table:table-cell>
              <table:table-cell office:value-type="float" office:value="0.00039832592010498">
                <text:p>0.00039832592010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38554382324219">
                <text:p>0.000338554382324219</text:p>
              </table:table-cell>
              <table:table-cell office:value-type="float" office:value="0.00104594230651855">
                <text:p>0.00104594230651855</text:p>
              </table:table-cell>
              <table:table-cell office:value-type="float" office:value="0.000436305999755859">
                <text:p>0.000436305999755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64780426025391">
                <text:p>0.000364780426025391</text:p>
              </table:table-cell>
              <table:table-cell office:value-type="float" office:value="0.000670909881591797">
                <text:p>0.000670909881591797</text:p>
              </table:table-cell>
              <table:table-cell office:value-type="float" office:value="0.000430583953857422">
                <text:p>0.000430583953857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57763671875">
                <text:p>0.000457763671875</text:p>
              </table:table-cell>
              <table:table-cell office:value-type="float" office:value="0.000954866409301758">
                <text:p>0.000954866409301758</text:p>
              </table:table-cell>
              <table:table-cell office:value-type="float" office:value="0.000685751438140869">
                <text:p>0.0006857514381408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647306442260742">
                <text:p>0.000647306442260742</text:p>
              </table:table-cell>
              <table:table-cell office:value-type="float" office:value="0.00122976303100586">
                <text:p>0.00122976303100586</text:p>
              </table:table-cell>
              <table:table-cell office:value-type="float" office:value="0.000857841968536377">
                <text:p>0.000857841968536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28199768066406">
                <text:p>0.000428199768066406</text:p>
              </table:table-cell>
              <table:table-cell office:value-type="float" office:value="0.000928640365600586">
                <text:p>0.000928640365600586</text:p>
              </table:table-cell>
              <table:table-cell office:value-type="float" office:value="0.000493192672729492">
                <text:p>0.000493192672729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35113906860352">
                <text:p>0.000435113906860352</text:p>
              </table:table-cell>
              <table:table-cell office:value-type="float" office:value="0.000937461853027344">
                <text:p>0.000937461853027344</text:p>
              </table:table-cell>
              <table:table-cell office:value-type="float" office:value="0.000668072700500488">
                <text:p>0.000668072700500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50849533081055">
                <text:p>0.000450849533081055</text:p>
              </table:table-cell>
              <table:table-cell office:value-type="float" office:value="0.00110125541687012">
                <text:p>0.00110125541687012</text:p>
              </table:table-cell>
              <table:table-cell office:value-type="float" office:value="0.000666308403015137">
                <text:p>0.000666308403015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62532043457031">
                <text:p>0.000462532043457031</text:p>
              </table:table-cell>
              <table:table-cell office:value-type="float" office:value="0.000900983810424805">
                <text:p>0.000900983810424805</text:p>
              </table:table-cell>
              <table:table-cell office:value-type="float" office:value="0.000610101222991943">
                <text:p>0.000610101222991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79698181152344">
                <text:p>0.000479698181152344</text:p>
              </table:table-cell>
              <table:table-cell office:value-type="float" office:value="0.00100350379943848">
                <text:p>0.00100350379943848</text:p>
              </table:table-cell>
              <table:table-cell office:value-type="float" office:value="0.000607168674468994">
                <text:p>0.000607168674468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96864318847656">
                <text:p>0.000496864318847656</text:p>
              </table:table-cell>
              <table:table-cell office:value-type="float" office:value="0.00109672546386719">
                <text:p>0.00109672546386719</text:p>
              </table:table-cell>
              <table:table-cell office:value-type="float" office:value="0.000677621364593506">
                <text:p>0.000677621364593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511407852172852">
                <text:p>0.000511407852172852</text:p>
              </table:table-cell>
              <table:table-cell office:value-type="float" office:value="0.00111269950866699">
                <text:p>0.00111269950866699</text:p>
              </table:table-cell>
              <table:table-cell office:value-type="float" office:value="0.000717782974243164">
                <text:p>0.000717782974243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48124313354492">
                <text:p>0.000548124313354492</text:p>
              </table:table-cell>
              <table:table-cell office:value-type="float" office:value="0.00131487846374512">
                <text:p>0.00131487846374512</text:p>
              </table:table-cell>
              <table:table-cell office:value-type="float" office:value="0.000861585140228272">
                <text:p>0.000861585140228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74350357055664">
                <text:p>0.000574350357055664</text:p>
              </table:table-cell>
              <table:table-cell office:value-type="float" office:value="0.00112795829772949">
                <text:p>0.00112795829772949</text:p>
              </table:table-cell>
              <table:table-cell office:value-type="float" office:value="0.000911843776702881">
                <text:p>0.0009118437767028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00337982177734">
                <text:p>0.000600337982177734</text:p>
              </table:table-cell>
              <table:table-cell office:value-type="float" office:value="0.00138545036315918">
                <text:p>0.00138545036315918</text:p>
              </table:table-cell>
              <table:table-cell office:value-type="float" office:value="0.0010205864906311">
                <text:p>0.0010205864906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43594360351563">
                <text:p>0.000543594360351563</text:p>
              </table:table-cell>
              <table:table-cell office:value-type="float" office:value="0.00115656852722168">
                <text:p>0.00115656852722168</text:p>
              </table:table-cell>
              <table:table-cell office:value-type="float" office:value="0.000702345371246338">
                <text:p>0.000702345371246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83887100219727">
                <text:p>0.000583887100219727</text:p>
              </table:table-cell>
              <table:table-cell office:value-type="float" office:value="0.00129222869873047">
                <text:p>0.00129222869873047</text:p>
              </table:table-cell>
              <table:table-cell office:value-type="float" office:value="0.000725257396697998">
                <text:p>0.000725257396697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00099563598633">
                <text:p>0.000600099563598633</text:p>
              </table:table-cell>
              <table:table-cell office:value-type="float" office:value="0.00115275382995605">
                <text:p>0.00115275382995605</text:p>
              </table:table-cell>
              <table:table-cell office:value-type="float" office:value="0.000729596614837647">
                <text:p>0.00072959661483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618457794189453">
                <text:p>0.000618457794189453</text:p>
              </table:table-cell>
              <table:table-cell office:value-type="float" office:value="0.000955581665039062">
                <text:p>0.000955581665039062</text:p>
              </table:table-cell>
              <table:table-cell office:value-type="float" office:value="0.000737369060516357">
                <text:p>0.000737369060516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627517700195313">
                <text:p>0.000627517700195313</text:p>
              </table:table-cell>
              <table:table-cell office:value-type="float" office:value="0.00108170509338379">
                <text:p>0.00108170509338379</text:p>
              </table:table-cell>
              <table:table-cell office:value-type="float" office:value="0.000752890110015869">
                <text:p>0.000752890110015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638246536254883">
                <text:p>0.000638246536254883</text:p>
              </table:table-cell>
              <table:table-cell office:value-type="float" office:value="0.00149226188659668">
                <text:p>0.00149226188659668</text:p>
              </table:table-cell>
              <table:table-cell office:value-type="float" office:value="0.000924456119537354">
                <text:p>0.000924456119537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653743743896484">
                <text:p>0.000653743743896484</text:p>
              </table:table-cell>
              <table:table-cell office:value-type="float" office:value="0.00129151344299316">
                <text:p>0.00129151344299316</text:p>
              </table:table-cell>
              <table:table-cell office:value-type="float" office:value="0.000822675228118897">
                <text:p>0.000822675228118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677347183227539">
                <text:p>0.000677347183227539</text:p>
              </table:table-cell>
              <table:table-cell office:value-type="float" office:value="0.00107574462890625">
                <text:p>0.00107574462890625</text:p>
              </table:table-cell>
              <table:table-cell office:value-type="float" office:value="0.000797224044799805">
                <text:p>0.000797224044799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679254531860352">
                <text:p>0.000679254531860352</text:p>
              </table:table-cell>
              <table:table-cell office:value-type="float" office:value="0.00139403343200684">
                <text:p>0.00139403343200684</text:p>
              </table:table-cell>
              <table:table-cell office:value-type="float" office:value="0.000879001617431641">
                <text:p>0.000879001617431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711679458618164">
                <text:p>0.000711679458618164</text:p>
              </table:table-cell>
              <table:table-cell office:value-type="float" office:value="0.00147438049316406">
                <text:p>0.00147438049316406</text:p>
              </table:table-cell>
              <table:table-cell office:value-type="float" office:value="0.000942397117614746">
                <text:p>0.00094239711761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723361968994141">
                <text:p>0.000723361968994141</text:p>
              </table:table-cell>
              <table:table-cell office:value-type="float" office:value="0.00161051750183105">
                <text:p>0.00161051750183105</text:p>
              </table:table-cell>
              <table:table-cell office:value-type="float" office:value="0.000964009761810303">
                <text:p>0.000964009761810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729799270629883">
                <text:p>0.000729799270629883</text:p>
              </table:table-cell>
              <table:table-cell office:value-type="float" office:value="0.00149703025817871">
                <text:p>0.00149703025817871</text:p>
              </table:table-cell>
              <table:table-cell office:value-type="float" office:value="0.000889253616333008">
                <text:p>0.0008892536163330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762939453125">
                <text:p>0.000762939453125</text:p>
              </table:table-cell>
              <table:table-cell office:value-type="float" office:value="0.0012352466583252">
                <text:p>0.0012352466583252</text:p>
              </table:table-cell>
              <table:table-cell office:value-type="float" office:value="0.000884783267974854">
                <text:p>0.0008847832679748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762701034545898">
                <text:p>0.000762701034545898</text:p>
              </table:table-cell>
              <table:table-cell office:value-type="float" office:value="0.00180292129516602">
                <text:p>0.00180292129516602</text:p>
              </table:table-cell>
              <table:table-cell office:value-type="float" office:value="0.000935149192810058">
                <text:p>0.0009351491928100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769615173339844">
                <text:p>0.000769615173339844</text:p>
              </table:table-cell>
              <table:table-cell office:value-type="float" office:value="0.001373291015625">
                <text:p>0.001373291015625</text:p>
              </table:table-cell>
              <table:table-cell office:value-type="float" office:value="0.000941300392150879">
                <text:p>0.000941300392150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79035758972168">
                <text:p>0.00079035758972168</text:p>
              </table:table-cell>
              <table:table-cell office:value-type="float" office:value="0.0016016960144043">
                <text:p>0.0016016960144043</text:p>
              </table:table-cell>
              <table:table-cell office:value-type="float" office:value="0.00101605653762817">
                <text:p>0.00101605653762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803709030151367">
                <text:p>0.000803709030151367</text:p>
              </table:table-cell>
              <table:table-cell office:value-type="float" office:value="0.00116133689880371">
                <text:p>0.00116133689880371</text:p>
              </table:table-cell>
              <table:table-cell office:value-type="float" office:value="0.000950253009796143">
                <text:p>0.000950253009796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83160400390625">
                <text:p>0.00083160400390625</text:p>
              </table:table-cell>
              <table:table-cell office:value-type="float" office:value="0.00130629539489746">
                <text:p>0.00130629539489746</text:p>
              </table:table-cell>
              <table:table-cell office:value-type="float" office:value="0.0009499192237854">
                <text:p>0.00094991922378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28981399536133">
                <text:p>0.000828981399536133</text:p>
              </table:table-cell>
              <table:table-cell office:value-type="float" office:value="0.00116825103759766">
                <text:p>0.00116825103759766</text:p>
              </table:table-cell>
              <table:table-cell office:value-type="float" office:value="0.000993716716766357">
                <text:p>0.000993716716766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85009765625">
                <text:p>0.000885009765625</text:p>
              </table:table-cell>
              <table:table-cell office:value-type="float" office:value="0.00138568878173828">
                <text:p>0.00138568878173828</text:p>
              </table:table-cell>
              <table:table-cell office:value-type="float" office:value="0.00103127956390381">
                <text:p>0.00103127956390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05036926269531">
                <text:p>0.000905036926269531</text:p>
              </table:table-cell>
              <table:table-cell office:value-type="float" office:value="0.00239872932434082">
                <text:p>0.00239872932434082</text:p>
              </table:table-cell>
              <table:table-cell office:value-type="float" office:value="0.0012281060218811">
                <text:p>0.0012281060218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885248184204102">
                <text:p>0.000885248184204102</text:p>
              </table:table-cell>
              <table:table-cell office:value-type="float" office:value="0.00137948989868164">
                <text:p>0.00137948989868164</text:p>
              </table:table-cell>
              <table:table-cell office:value-type="float" office:value="0.0010197639465332">
                <text:p>0.0010197639465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96692276000977">
                <text:p>0.000896692276000977</text:p>
              </table:table-cell>
              <table:table-cell office:value-type="float" office:value="0.00145983695983887">
                <text:p>0.00145983695983887</text:p>
              </table:table-cell>
              <table:table-cell office:value-type="float" office:value="0.00105925798416138">
                <text:p>0.00105925798416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926971435546875">
                <text:p>0.000926971435546875</text:p>
              </table:table-cell>
              <table:table-cell office:value-type="float" office:value="0.00164699554443359">
                <text:p>0.00164699554443359</text:p>
              </table:table-cell>
              <table:table-cell office:value-type="float" office:value="0.00113760232925415">
                <text:p>0.001137602329254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938177108764648">
                <text:p>0.000938177108764648</text:p>
              </table:table-cell>
              <table:table-cell office:value-type="float" office:value="0.0016624927520752">
                <text:p>0.0016624927520752</text:p>
              </table:table-cell>
              <table:table-cell office:value-type="float" office:value="0.00111042261123657">
                <text:p>0.001110422611236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956535339355469">
                <text:p>0.000956535339355469</text:p>
              </table:table-cell>
              <table:table-cell office:value-type="float" office:value="0.00198984146118164">
                <text:p>0.00198984146118164</text:p>
              </table:table-cell>
              <table:table-cell office:value-type="float" office:value="0.00119234323501587">
                <text:p>0.00119234323501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961780548095703">
                <text:p>0.000961780548095703</text:p>
              </table:table-cell>
              <table:table-cell office:value-type="float" office:value="0.00171661376953125">
                <text:p>0.00171661376953125</text:p>
              </table:table-cell>
              <table:table-cell office:value-type="float" office:value="0.00110969543457031">
                <text:p>0.00110969543457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996828079223633">
                <text:p>0.000996828079223633</text:p>
              </table:table-cell>
              <table:table-cell office:value-type="float" office:value="0.00217890739440918">
                <text:p>0.00217890739440918</text:p>
              </table:table-cell>
              <table:table-cell office:value-type="float" office:value="0.00131461620330811">
                <text:p>0.00131461620330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99689102172852">
                <text:p>0.000999689102172852</text:p>
              </table:table-cell>
              <table:table-cell office:value-type="float" office:value="0.00207328796386719">
                <text:p>0.00207328796386719</text:p>
              </table:table-cell>
              <table:table-cell office:value-type="float" office:value="0.00126304626464844">
                <text:p>0.001263046264648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2949142456055">
                <text:p>0.00102949142456055</text:p>
              </table:table-cell>
              <table:table-cell office:value-type="float" office:value="0.00204229354858398">
                <text:p>0.00204229354858398</text:p>
              </table:table-cell>
              <table:table-cell office:value-type="float" office:value="0.00130079984664917">
                <text:p>0.001300799846649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01995468139648">
                <text:p>0.00101995468139648</text:p>
              </table:table-cell>
              <table:table-cell office:value-type="float" office:value="0.00243830680847168">
                <text:p>0.00243830680847168</text:p>
              </table:table-cell>
              <table:table-cell office:value-type="float" office:value="0.00127688646316528">
                <text:p>0.001276886463165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03878974914551">
                <text:p>0.00103878974914551</text:p>
              </table:table-cell>
              <table:table-cell office:value-type="float" office:value="0.00231575965881348">
                <text:p>0.00231575965881348</text:p>
              </table:table-cell>
              <table:table-cell office:value-type="float" office:value="0.00134798288345337">
                <text:p>0.001347982883453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4761123657227">
                <text:p>0.00104761123657227</text:p>
              </table:table-cell>
              <table:table-cell office:value-type="float" office:value="0.00146579742431641">
                <text:p>0.00146579742431641</text:p>
              </table:table-cell>
              <table:table-cell office:value-type="float" office:value="0.00120036602020264">
                <text:p>0.00120036602020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138916015625">
                <text:p>0.0011138916015625</text:p>
              </table:table-cell>
              <table:table-cell office:value-type="float" office:value="0.00218605995178223">
                <text:p>0.00218605995178223</text:p>
              </table:table-cell>
              <table:table-cell office:value-type="float" office:value="0.00141891241073608">
                <text:p>0.00141891241073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0316276550293">
                <text:p>0.00110316276550293</text:p>
              </table:table-cell>
              <table:table-cell office:value-type="float" office:value="0.00187849998474121">
                <text:p>0.00187849998474121</text:p>
              </table:table-cell>
              <table:table-cell office:value-type="float" office:value="0.00133298635482788">
                <text:p>0.001332986354827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3153457641602">
                <text:p>0.00113153457641602</text:p>
              </table:table-cell>
              <table:table-cell office:value-type="float" office:value="0.00200819969177246">
                <text:p>0.00200819969177246</text:p>
              </table:table-cell>
              <table:table-cell office:value-type="float" office:value="0.00131533145904541">
                <text:p>0.001315331459045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16539001464844">
                <text:p>0.00116539001464844</text:p>
              </table:table-cell>
              <table:table-cell office:value-type="float" office:value="0.00213027000427246">
                <text:p>0.00213027000427246</text:p>
              </table:table-cell>
              <table:table-cell office:value-type="float" office:value="0.00137903690338135">
                <text:p>0.001379036903381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5966796875">
                <text:p>0.00115966796875</text:p>
              </table:table-cell>
              <table:table-cell office:value-type="float" office:value="0.00187420845031738">
                <text:p>0.00187420845031738</text:p>
              </table:table-cell>
              <table:table-cell office:value-type="float" office:value="0.00139307975769043">
                <text:p>0.00139307975769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6348266601563">
                <text:p>0.00116348266601563</text:p>
              </table:table-cell>
              <table:table-cell office:value-type="float" office:value="0.00183892250061035">
                <text:p>0.00183892250061035</text:p>
              </table:table-cell>
              <table:table-cell office:value-type="float" office:value="0.00139398574829102">
                <text:p>0.00139398574829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9161605834961">
                <text:p>0.00119161605834961</text:p>
              </table:table-cell>
              <table:table-cell office:value-type="float" office:value="0.00226330757141113">
                <text:p>0.00226330757141113</text:p>
              </table:table-cell>
              <table:table-cell office:value-type="float" office:value="0.00143783092498779">
                <text:p>0.001437830924987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20067596435547">
                <text:p>0.00120067596435547</text:p>
              </table:table-cell>
              <table:table-cell office:value-type="float" office:value="0.00217962265014648">
                <text:p>0.00217962265014648</text:p>
              </table:table-cell>
              <table:table-cell office:value-type="float" office:value="0.00142116546630859">
                <text:p>0.001421165466308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22237205505371">
                <text:p>0.00122237205505371</text:p>
              </table:table-cell>
              <table:table-cell office:value-type="float" office:value="0.00213980674743652">
                <text:p>0.00213980674743652</text:p>
              </table:table-cell>
              <table:table-cell office:value-type="float" office:value="0.00141483545303345">
                <text:p>0.00141483545303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22952461242676">
                <text:p>0.00122952461242676</text:p>
              </table:table-cell>
              <table:table-cell office:value-type="float" office:value="0.00243663787841797">
                <text:p>0.00243663787841797</text:p>
              </table:table-cell>
              <table:table-cell office:value-type="float" office:value="0.00159662961959839">
                <text:p>0.001596629619598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27100944519043">
                <text:p>0.00127100944519043</text:p>
              </table:table-cell>
              <table:table-cell office:value-type="float" office:value="0.00260829925537109">
                <text:p>0.00260829925537109</text:p>
              </table:table-cell>
              <table:table-cell office:value-type="float" office:value="0.00156768560409546">
                <text:p>0.001567685604095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29604339599609">
                <text:p>0.00129604339599609</text:p>
              </table:table-cell>
              <table:table-cell office:value-type="float" office:value="0.00266051292419434">
                <text:p>0.00266051292419434</text:p>
              </table:table-cell>
              <table:table-cell office:value-type="float" office:value="0.00153388977050781">
                <text:p>0.001533889770507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29890441894531">
                <text:p>0.00129890441894531</text:p>
              </table:table-cell>
              <table:table-cell office:value-type="float" office:value="0.00224494934082031">
                <text:p>0.00224494934082031</text:p>
              </table:table-cell>
              <table:table-cell office:value-type="float" office:value="0.00152406692504883">
                <text:p>0.00152406692504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30438804626465">
                <text:p>0.00130438804626465</text:p>
              </table:table-cell>
              <table:table-cell office:value-type="float" office:value="0.00196266174316406">
                <text:p>0.00196266174316406</text:p>
              </table:table-cell>
              <table:table-cell office:value-type="float" office:value="0.00151573419570923">
                <text:p>0.00151573419570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35922431945801">
                <text:p>0.00135922431945801</text:p>
              </table:table-cell>
              <table:table-cell office:value-type="float" office:value="0.00222897529602051">
                <text:p>0.00222897529602051</text:p>
              </table:table-cell>
              <table:table-cell office:value-type="float" office:value="0.00162376165390015">
                <text:p>0.00162376165390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34634971618652">
                <text:p>0.00134634971618652</text:p>
              </table:table-cell>
              <table:table-cell office:value-type="float" office:value="0.00266075134277344">
                <text:p>0.00266075134277344</text:p>
              </table:table-cell>
              <table:table-cell office:value-type="float" office:value="0.00164684057235718">
                <text:p>0.001646840572357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9737129211426">
                <text:p>0.00139737129211426</text:p>
              </table:table-cell>
              <table:table-cell office:value-type="float" office:value="0.00224900245666504">
                <text:p>0.00224900245666504</text:p>
              </table:table-cell>
              <table:table-cell office:value-type="float" office:value="0.00165843963623047">
                <text:p>0.00165843963623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7519836425781">
                <text:p>0.00137519836425781</text:p>
              </table:table-cell>
              <table:table-cell office:value-type="float" office:value="0.00264143943786621">
                <text:p>0.00264143943786621</text:p>
              </table:table-cell>
              <table:table-cell office:value-type="float" office:value="0.00172228813171387">
                <text:p>0.001722288131713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42025947570801">
                <text:p>0.00142025947570801</text:p>
              </table:table-cell>
              <table:table-cell office:value-type="float" office:value="0.00231623649597168">
                <text:p>0.00231623649597168</text:p>
              </table:table-cell>
              <table:table-cell office:value-type="float" office:value="0.00168876647949219">
                <text:p>0.001688766479492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4503002166748">
                <text:p>0.0014503002166748</text:p>
              </table:table-cell>
              <table:table-cell office:value-type="float" office:value="0.00214076042175293">
                <text:p>0.00214076042175293</text:p>
              </table:table-cell>
              <table:table-cell office:value-type="float" office:value="0.00168546438217163">
                <text:p>0.00168546438217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3098831176758">
                <text:p>0.00143098831176758</text:p>
              </table:table-cell>
              <table:table-cell office:value-type="float" office:value="0.00229239463806152">
                <text:p>0.00229239463806152</text:p>
              </table:table-cell>
              <table:table-cell office:value-type="float" office:value="0.00167053937911987">
                <text:p>0.00167053937911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45101547241211">
                <text:p>0.00145101547241211</text:p>
              </table:table-cell>
              <table:table-cell office:value-type="float" office:value="0.00255703926086426">
                <text:p>0.00255703926086426</text:p>
              </table:table-cell>
              <table:table-cell office:value-type="float" office:value="0.00171698331832886">
                <text:p>0.001716983318328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48892402648926">
                <text:p>0.00148892402648926</text:p>
              </table:table-cell>
              <table:table-cell office:value-type="float" office:value="0.00239181518554687">
                <text:p>0.00239181518554687</text:p>
              </table:table-cell>
              <table:table-cell office:value-type="float" office:value="0.00179870128631592">
                <text:p>0.00179870128631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49440765380859">
                <text:p>0.00149440765380859</text:p>
              </table:table-cell>
              <table:table-cell office:value-type="float" office:value="0.00238919258117676">
                <text:p>0.00238919258117676</text:p>
              </table:table-cell>
              <table:table-cell office:value-type="float" office:value="0.00180459022521973">
                <text:p>0.001804590225219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2444839477539">
                <text:p>0.00152444839477539</text:p>
              </table:table-cell>
              <table:table-cell office:value-type="float" office:value="0.00248956680297852">
                <text:p>0.00248956680297852</text:p>
              </table:table-cell>
              <table:table-cell office:value-type="float" office:value="0.00183665752410889">
                <text:p>0.00183665752410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56736373901367">
                <text:p>0.00156736373901367</text:p>
              </table:table-cell>
              <table:table-cell office:value-type="float" office:value="0.00319957733154297">
                <text:p>0.00319957733154297</text:p>
              </table:table-cell>
              <table:table-cell office:value-type="float" office:value="0.00215049982070923">
                <text:p>0.002150499820709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51634216308594">
                <text:p>0.00151634216308594</text:p>
              </table:table-cell>
              <table:table-cell office:value-type="float" office:value="0.00249719619750977">
                <text:p>0.00249719619750977</text:p>
              </table:table-cell>
              <table:table-cell office:value-type="float" office:value="0.00181714296340942">
                <text:p>0.001817142963409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56950950622559">
                <text:p>0.00156950950622559</text:p>
              </table:table-cell>
              <table:table-cell office:value-type="float" office:value="0.00326156616210938">
                <text:p>0.00326156616210938</text:p>
              </table:table-cell>
              <table:table-cell office:value-type="float" office:value="0.00200619697570801">
                <text:p>0.00200619697570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56474113464355">
                <text:p>0.00156474113464355</text:p>
              </table:table-cell>
              <table:table-cell office:value-type="float" office:value="0.00324702262878418">
                <text:p>0.00324702262878418</text:p>
              </table:table-cell>
              <table:table-cell office:value-type="float" office:value="0.00194759368896484">
                <text:p>0.00194759368896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61838531494141">
                <text:p>0.00161838531494141</text:p>
              </table:table-cell>
              <table:table-cell office:value-type="float" office:value="0.00248336791992187">
                <text:p>0.00248336791992187</text:p>
              </table:table-cell>
              <table:table-cell office:value-type="float" office:value="0.00184974670410156">
                <text:p>0.00184974670410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62982940673828">
                <text:p>0.00162982940673828</text:p>
              </table:table-cell>
              <table:table-cell office:value-type="float" office:value="0.00244498252868652">
                <text:p>0.00244498252868652</text:p>
              </table:table-cell>
              <table:table-cell office:value-type="float" office:value="0.00194650888442993">
                <text:p>0.001946508884429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6171932220459">
                <text:p>0.0016171932220459</text:p>
              </table:table-cell>
              <table:table-cell office:value-type="float" office:value="0.00297808647155762">
                <text:p>0.00297808647155762</text:p>
              </table:table-cell>
              <table:table-cell office:value-type="float" office:value="0.00196971893310547">
                <text:p>0.00196971893310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64961814880371">
                <text:p>0.00164961814880371</text:p>
              </table:table-cell>
              <table:table-cell office:value-type="float" office:value="0.00217437744140625">
                <text:p>0.00217437744140625</text:p>
              </table:table-cell>
              <table:table-cell office:value-type="float" office:value="0.00186221599578857">
                <text:p>0.001862215995788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65653228759766">
                <text:p>0.00165653228759766</text:p>
              </table:table-cell>
              <table:table-cell office:value-type="float" office:value="0.00295877456665039">
                <text:p>0.00295877456665039</text:p>
              </table:table-cell>
              <table:table-cell office:value-type="float" office:value="0.00212017297744751">
                <text:p>0.002120172977447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68347358703613">
                <text:p>0.00168347358703613</text:p>
              </table:table-cell>
              <table:table-cell office:value-type="float" office:value="0.00382232666015625">
                <text:p>0.00382232666015625</text:p>
              </table:table-cell>
              <table:table-cell office:value-type="float" office:value="0.00214711427688599">
                <text:p>0.002147114276885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69682502746582">
                <text:p>0.00169682502746582</text:p>
              </table:table-cell>
              <table:table-cell office:value-type="float" office:value="0.00248098373413086">
                <text:p>0.00248098373413086</text:p>
              </table:table-cell>
              <table:table-cell office:value-type="float" office:value="0.00200966596603394">
                <text:p>0.002009665966033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74331665039063">
                <text:p>0.00174331665039063</text:p>
              </table:table-cell>
              <table:table-cell office:value-type="float" office:value="0.00239181518554687">
                <text:p>0.00239181518554687</text:p>
              </table:table-cell>
              <table:table-cell office:value-type="float" office:value="0.00199042558670044">
                <text:p>0.001990425586700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71995162963867">
                <text:p>0.00171995162963867</text:p>
              </table:table-cell>
              <table:table-cell office:value-type="float" office:value="0.00349068641662598">
                <text:p>0.00349068641662598</text:p>
              </table:table-cell>
              <table:table-cell office:value-type="float" office:value="0.00217994451522827">
                <text:p>0.002179944515228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75881385803223">
                <text:p>0.00175881385803223</text:p>
              </table:table-cell>
              <table:table-cell office:value-type="float" office:value="0.00256085395812988">
                <text:p>0.00256085395812988</text:p>
              </table:table-cell>
              <table:table-cell office:value-type="float" office:value="0.00206234455108643">
                <text:p>0.002062344551086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77407264709473">
                <text:p>0.00177407264709473</text:p>
              </table:table-cell>
              <table:table-cell office:value-type="float" office:value="0.00288510322570801">
                <text:p>0.00288510322570801</text:p>
              </table:table-cell>
              <table:table-cell office:value-type="float" office:value="0.00217307806015015">
                <text:p>0.00217307806015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82080268859863">
                <text:p>0.00182080268859863</text:p>
              </table:table-cell>
              <table:table-cell office:value-type="float" office:value="0.00253129005432129">
                <text:p>0.00253129005432129</text:p>
              </table:table-cell>
              <table:table-cell office:value-type="float" office:value="0.00211131572723389">
                <text:p>0.002111315727233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78074836730957">
                <text:p>0.00178074836730957</text:p>
              </table:table-cell>
              <table:table-cell office:value-type="float" office:value="0.00274252891540527">
                <text:p>0.00274252891540527</text:p>
              </table:table-cell>
              <table:table-cell office:value-type="float" office:value="0.00215665102005005">
                <text:p>0.00215665102005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8463134765625">
                <text:p>0.0018463134765625</text:p>
              </table:table-cell>
              <table:table-cell office:value-type="float" office:value="0.00266504287719727">
                <text:p>0.00266504287719727</text:p>
              </table:table-cell>
              <table:table-cell office:value-type="float" office:value="0.0021242618560791">
                <text:p>0.002124261856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84297561645508">
                <text:p>0.00184297561645508</text:p>
              </table:table-cell>
              <table:table-cell office:value-type="float" office:value="0.00271701812744141">
                <text:p>0.00271701812744141</text:p>
              </table:table-cell>
              <table:table-cell office:value-type="float" office:value="0.00212656259536743">
                <text:p>0.002126562595367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89828872680664">
                <text:p>0.00189828872680664</text:p>
              </table:table-cell>
              <table:table-cell office:value-type="float" office:value="0.00369429588317871">
                <text:p>0.00369429588317871</text:p>
              </table:table-cell>
              <table:table-cell office:value-type="float" office:value="0.00243438482284546">
                <text:p>0.002434384822845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87969207763672">
                <text:p>0.00187969207763672</text:p>
              </table:table-cell>
              <table:table-cell office:value-type="float" office:value="0.00359916687011719">
                <text:p>0.00359916687011719</text:p>
              </table:table-cell>
              <table:table-cell office:value-type="float" office:value="0.00227861404418945">
                <text:p>0.00227861404418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94263458251953">
                <text:p>0.00194263458251953</text:p>
              </table:table-cell>
              <table:table-cell office:value-type="float" office:value="0.00310778617858887">
                <text:p>0.00310778617858887</text:p>
              </table:table-cell>
              <table:table-cell office:value-type="float" office:value="0.00238183736801147">
                <text:p>0.002381837368011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00796127319336">
                <text:p>0.00200796127319336</text:p>
              </table:table-cell>
              <table:table-cell office:value-type="float" office:value="0.00348401069641113">
                <text:p>0.00348401069641113</text:p>
              </table:table-cell>
              <table:table-cell office:value-type="float" office:value="0.00235368013381958">
                <text:p>0.002353680133819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94597244262695">
                <text:p>0.00194597244262695</text:p>
              </table:table-cell>
              <table:table-cell office:value-type="float" office:value="0.00280547142028809">
                <text:p>0.00280547142028809</text:p>
              </table:table-cell>
              <table:table-cell office:value-type="float" office:value="0.00222264528274536">
                <text:p>0.002222645282745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90258026123047">
                <text:p>0.00190258026123047</text:p>
              </table:table-cell>
              <table:table-cell office:value-type="float" office:value="0.0035245418548584">
                <text:p>0.0035245418548584</text:p>
              </table:table-cell>
              <table:table-cell office:value-type="float" office:value="0.00223815441131592">
                <text:p>0.002238154411315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97076797485352">
                <text:p>0.00197076797485352</text:p>
              </table:table-cell>
              <table:table-cell office:value-type="float" office:value="0.00352740287780762">
                <text:p>0.00352740287780762</text:p>
              </table:table-cell>
              <table:table-cell office:value-type="float" office:value="0.00239396095275879">
                <text:p>0.002393960952758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00414657592773">
                <text:p>0.00200414657592773</text:p>
              </table:table-cell>
              <table:table-cell office:value-type="float" office:value="0.0031888484954834">
                <text:p>0.0031888484954834</text:p>
              </table:table-cell>
              <table:table-cell office:value-type="float" office:value="0.00233362913131714">
                <text:p>0.002333629131317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00271606445312">
                <text:p>0.00200271606445312</text:p>
              </table:table-cell>
              <table:table-cell office:value-type="float" office:value="0.00400829315185547">
                <text:p>0.00400829315185547</text:p>
              </table:table-cell>
              <table:table-cell office:value-type="float" office:value="0.00236811637878418">
                <text:p>0.002368116378784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91998481750488">
                <text:p>0.00191998481750488</text:p>
              </table:table-cell>
              <table:table-cell office:value-type="float" office:value="0.00425052642822266">
                <text:p>0.00425052642822266</text:p>
              </table:table-cell>
              <table:table-cell office:value-type="float" office:value="0.002549147605896">
                <text:p>0.002549147605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06303596496582">
                <text:p>0.00206303596496582</text:p>
              </table:table-cell>
              <table:table-cell office:value-type="float" office:value="0.0041651725769043">
                <text:p>0.0041651725769043</text:p>
              </table:table-cell>
              <table:table-cell office:value-type="float" office:value="0.00257192850112915">
                <text:p>0.002571928501129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03990936279297">
                <text:p>0.00203990936279297</text:p>
              </table:table-cell>
              <table:table-cell office:value-type="float" office:value="0.00406122207641602">
                <text:p>0.00406122207641602</text:p>
              </table:table-cell>
              <table:table-cell office:value-type="float" office:value="0.00239883661270142">
                <text:p>0.002398836612701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08401679992676">
                <text:p>0.00208401679992676</text:p>
              </table:table-cell>
              <table:table-cell office:value-type="float" office:value="0.00367307662963867">
                <text:p>0.00367307662963867</text:p>
              </table:table-cell>
              <table:table-cell office:value-type="float" office:value="0.0025130033493042">
                <text:p>0.00251300334930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10976600646973">
                <text:p>0.00210976600646973</text:p>
              </table:table-cell>
              <table:table-cell office:value-type="float" office:value="0.00380206108093262">
                <text:p>0.00380206108093262</text:p>
              </table:table-cell>
              <table:table-cell office:value-type="float" office:value="0.00256296396255493">
                <text:p>0.002562963962554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14242935180664">
                <text:p>0.00214242935180664</text:p>
              </table:table-cell>
              <table:table-cell office:value-type="float" office:value="0.00377655029296875">
                <text:p>0.00377655029296875</text:p>
              </table:table-cell>
              <table:table-cell office:value-type="float" office:value="0.00250122547149658">
                <text:p>0.002501225471496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16221809387207">
                <text:p>0.00216221809387207</text:p>
              </table:table-cell>
              <table:table-cell office:value-type="float" office:value="0.00401020050048828">
                <text:p>0.00401020050048828</text:p>
              </table:table-cell>
              <table:table-cell office:value-type="float" office:value="0.00259114503860474">
                <text:p>0.002591145038604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17676162719727">
                <text:p>0.00217676162719727</text:p>
              </table:table-cell>
              <table:table-cell office:value-type="float" office:value="0.00321674346923828">
                <text:p>0.00321674346923828</text:p>
              </table:table-cell>
              <table:table-cell office:value-type="float" office:value="0.00249813795089722">
                <text:p>0.002498137950897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20394134521484">
                <text:p>0.00220394134521484</text:p>
              </table:table-cell>
              <table:table-cell office:value-type="float" office:value="0.00309991836547852">
                <text:p>0.00309991836547852</text:p>
              </table:table-cell>
              <table:table-cell office:value-type="float" office:value="0.00255277156829834">
                <text:p>0.002552771568298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26926803588867">
                <text:p>0.00226926803588867</text:p>
              </table:table-cell>
              <table:table-cell office:value-type="float" office:value="0.00391006469726562">
                <text:p>0.00391006469726562</text:p>
              </table:table-cell>
              <table:table-cell office:value-type="float" office:value="0.00268372297286987">
                <text:p>0.002683722972869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14099884033203">
                <text:p>0.00214099884033203</text:p>
              </table:table-cell>
              <table:table-cell office:value-type="float" office:value="0.00436997413635254">
                <text:p>0.00436997413635254</text:p>
              </table:table-cell>
              <table:table-cell office:value-type="float" office:value="0.00260212421417236">
                <text:p>0.002602124214172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24471092224121">
                <text:p>0.00224471092224121</text:p>
              </table:table-cell>
              <table:table-cell office:value-type="float" office:value="0.00312209129333496">
                <text:p>0.00312209129333496</text:p>
              </table:table-cell>
              <table:table-cell office:value-type="float" office:value="0.0025572657585144">
                <text:p>0.0025572657585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6306915283203">
                <text:p>0.00226306915283203</text:p>
              </table:table-cell>
              <table:table-cell office:value-type="float" office:value="0.00333142280578613">
                <text:p>0.00333142280578613</text:p>
              </table:table-cell>
              <table:table-cell office:value-type="float" office:value="0.00256328582763672">
                <text:p>0.00256328582763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32934951782227">
                <text:p>0.00232934951782227</text:p>
              </table:table-cell>
              <table:table-cell office:value-type="float" office:value="0.00328159332275391">
                <text:p>0.00328159332275391</text:p>
              </table:table-cell>
              <table:table-cell office:value-type="float" office:value="0.00266182422637939">
                <text:p>0.002661824226379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38966941833496">
                <text:p>0.00238966941833496</text:p>
              </table:table-cell>
              <table:table-cell office:value-type="float" office:value="0.00378656387329102">
                <text:p>0.00378656387329102</text:p>
              </table:table-cell>
              <table:table-cell office:value-type="float" office:value="0.00271730422973633">
                <text:p>0.002717304229736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35676765441895">
                <text:p>0.00235676765441895</text:p>
              </table:table-cell>
              <table:table-cell office:value-type="float" office:value="0.00361037254333496">
                <text:p>0.00361037254333496</text:p>
              </table:table-cell>
              <table:table-cell office:value-type="float" office:value="0.00271608829498291">
                <text:p>0.002716088294982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27165222167969">
                <text:p>0.00227165222167969</text:p>
              </table:table-cell>
              <table:table-cell office:value-type="float" office:value="0.00342702865600586">
                <text:p>0.00342702865600586</text:p>
              </table:table-cell>
              <table:table-cell office:value-type="float" office:value="0.00261596441268921">
                <text:p>0.002615964412689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40898132324219">
                <text:p>0.00240898132324219</text:p>
              </table:table-cell>
              <table:table-cell office:value-type="float" office:value="0.00377011299133301">
                <text:p>0.00377011299133301</text:p>
              </table:table-cell>
              <table:table-cell office:value-type="float" office:value="0.00272723436355591">
                <text:p>0.002727234363555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2730827331543">
                <text:p>0.0022730827331543</text:p>
              </table:table-cell>
              <table:table-cell office:value-type="float" office:value="0.00390386581420898">
                <text:p>0.00390386581420898</text:p>
              </table:table-cell>
              <table:table-cell office:value-type="float" office:value="0.00269992351531982">
                <text:p>0.002699923515319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33173370361328">
                <text:p>0.00233173370361328</text:p>
              </table:table-cell>
              <table:table-cell office:value-type="float" office:value="0.00360012054443359">
                <text:p>0.00360012054443359</text:p>
              </table:table-cell>
              <table:table-cell office:value-type="float" office:value="0.00275338888168335">
                <text:p>0.002753388881683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45833396911621">
                <text:p>0.00245833396911621</text:p>
              </table:table-cell>
              <table:table-cell office:value-type="float" office:value="0.00346064567565918">
                <text:p>0.00346064567565918</text:p>
              </table:table-cell>
              <table:table-cell office:value-type="float" office:value="0.00277059078216553">
                <text:p>0.002770590782165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41684913635254">
                <text:p>0.00241684913635254</text:p>
              </table:table-cell>
              <table:table-cell office:value-type="float" office:value="0.00333189964294434">
                <text:p>0.00333189964294434</text:p>
              </table:table-cell>
              <table:table-cell office:value-type="float" office:value="0.00268932580947876">
                <text:p>0.0026893258094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36392021179199">
                <text:p>0.00236392021179199</text:p>
              </table:table-cell>
              <table:table-cell office:value-type="float" office:value="0.00372433662414551">
                <text:p>0.00372433662414551</text:p>
              </table:table-cell>
              <table:table-cell office:value-type="float" office:value="0.00275782346725464">
                <text:p>0.002757823467254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45189666748047">
                <text:p>0.00245189666748047</text:p>
              </table:table-cell>
              <table:table-cell office:value-type="float" office:value="0.00343585014343262">
                <text:p>0.00343585014343262</text:p>
              </table:table-cell>
              <table:table-cell office:value-type="float" office:value="0.00283396244049072">
                <text:p>0.002833962440490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52842903137207">
                <text:p>0.00252842903137207</text:p>
              </table:table-cell>
              <table:table-cell office:value-type="float" office:value="0.00381970405578613">
                <text:p>0.00381970405578613</text:p>
              </table:table-cell>
              <table:table-cell office:value-type="float" office:value="0.00285581350326538">
                <text:p>0.002855813503265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49171257019043">
                <text:p>0.00249171257019043</text:p>
              </table:table-cell>
              <table:table-cell office:value-type="float" office:value="0.00400972366333008">
                <text:p>0.00400972366333008</text:p>
              </table:table-cell>
              <table:table-cell office:value-type="float" office:value="0.00287930965423584">
                <text:p>0.002879309654235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4712085723877">
                <text:p>0.0024712085723877</text:p>
              </table:table-cell>
              <table:table-cell office:value-type="float" office:value="0.00381231307983398">
                <text:p>0.00381231307983398</text:p>
              </table:table-cell>
              <table:table-cell office:value-type="float" office:value="0.00285749435424805">
                <text:p>0.002857494354248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48408317565918">
                <text:p>0.00248408317565918</text:p>
              </table:table-cell>
              <table:table-cell office:value-type="float" office:value="0.00363826751708984">
                <text:p>0.00363826751708984</text:p>
              </table:table-cell>
              <table:table-cell office:value-type="float" office:value="0.00285630226135254">
                <text:p>0.002856302261352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57587432861328">
                <text:p>0.00257587432861328</text:p>
              </table:table-cell>
              <table:table-cell office:value-type="float" office:value="0.00507140159606934">
                <text:p>0.00507140159606934</text:p>
              </table:table-cell>
              <table:table-cell office:value-type="float" office:value="0.00320897102355957">
                <text:p>0.003208971023559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61712074279785">
                <text:p>0.00261712074279785</text:p>
              </table:table-cell>
              <table:table-cell office:value-type="float" office:value="0.00396585464477539">
                <text:p>0.00396585464477539</text:p>
              </table:table-cell>
              <table:table-cell office:value-type="float" office:value="0.00301551818847656">
                <text:p>0.003015518188476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62141227722168">
                <text:p>0.00262141227722168</text:p>
              </table:table-cell>
              <table:table-cell office:value-type="float" office:value="0.0036160945892334">
                <text:p>0.0036160945892334</text:p>
              </table:table-cell>
              <table:table-cell office:value-type="float" office:value="0.0029201865196228">
                <text:p>0.0029201865196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62999534606934">
                <text:p>0.00262999534606934</text:p>
              </table:table-cell>
              <table:table-cell office:value-type="float" office:value="0.00374150276184082">
                <text:p>0.00374150276184082</text:p>
              </table:table-cell>
              <table:table-cell office:value-type="float" office:value="0.00297027826309204">
                <text:p>0.00297027826309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55751609802246">
                <text:p>0.00255751609802246</text:p>
              </table:table-cell>
              <table:table-cell office:value-type="float" office:value="0.00380301475524902">
                <text:p>0.00380301475524902</text:p>
              </table:table-cell>
              <table:table-cell office:value-type="float" office:value="0.00300490856170654">
                <text:p>0.00300490856170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57754325866699">
                <text:p>0.00257754325866699</text:p>
              </table:table-cell>
              <table:table-cell office:value-type="float" office:value="0.00385332107543945">
                <text:p>0.00385332107543945</text:p>
              </table:table-cell>
              <table:table-cell office:value-type="float" office:value="0.00291409492492676">
                <text:p>0.002914094924926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56037712097168">
                <text:p>0.00256037712097168</text:p>
              </table:table-cell>
              <table:table-cell office:value-type="float" office:value="0.00365900993347168">
                <text:p>0.00365900993347168</text:p>
              </table:table-cell>
              <table:table-cell office:value-type="float" office:value="0.00290237665176392">
                <text:p>0.002902376651763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79593467712402">
                <text:p>0.00279593467712402</text:p>
              </table:table-cell>
              <table:table-cell office:value-type="float" office:value="0.00387668609619141">
                <text:p>0.00387668609619141</text:p>
              </table:table-cell>
              <table:table-cell office:value-type="float" office:value="0.00315647125244141">
                <text:p>0.00315647125244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65288352966309">
                <text:p>0.00265288352966309</text:p>
              </table:table-cell>
              <table:table-cell office:value-type="float" office:value="0.00362420082092285">
                <text:p>0.00362420082092285</text:p>
              </table:table-cell>
              <table:table-cell office:value-type="float" office:value="0.0029524564743042">
                <text:p>0.00295245647430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60806083679199">
                <text:p>0.00260806083679199</text:p>
              </table:table-cell>
              <table:table-cell office:value-type="float" office:value="0.00396037101745606">
                <text:p>0.00396037101745606</text:p>
              </table:table-cell>
              <table:table-cell office:value-type="float" office:value="0.00299257040023804">
                <text:p>0.002992570400238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75254249572754">
                <text:p>0.00275254249572754</text:p>
              </table:table-cell>
              <table:table-cell office:value-type="float" office:value="0.00418233871459961">
                <text:p>0.00418233871459961</text:p>
              </table:table-cell>
              <table:table-cell office:value-type="float" office:value="0.00304950475692749">
                <text:p>0.003049504756927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83145904541016">
                <text:p>0.00283145904541016</text:p>
              </table:table-cell>
              <table:table-cell office:value-type="float" office:value="0.00420403480529785">
                <text:p>0.00420403480529785</text:p>
              </table:table-cell>
              <table:table-cell office:value-type="float" office:value="0.00321403741836548">
                <text:p>0.003214037418365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80165672302246">
                <text:p>0.00280165672302246</text:p>
              </table:table-cell>
              <table:table-cell office:value-type="float" office:value="0.00404119491577148">
                <text:p>0.00404119491577148</text:p>
              </table:table-cell>
              <table:table-cell office:value-type="float" office:value="0.00315271615982056">
                <text:p>0.003152716159820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82454490661621">
                <text:p>0.00282454490661621</text:p>
              </table:table-cell>
              <table:table-cell office:value-type="float" office:value="0.00415945053100586">
                <text:p>0.00415945053100586</text:p>
              </table:table-cell>
              <table:table-cell office:value-type="float" office:value="0.0031629204750061">
                <text:p>0.00316292047500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6848316192627">
                <text:p>0.0026848316192627</text:p>
              </table:table-cell>
              <table:table-cell office:value-type="float" office:value="0.00435829162597656">
                <text:p>0.00435829162597656</text:p>
              </table:table-cell>
              <table:table-cell office:value-type="float" office:value="0.00316218137741089">
                <text:p>0.003162181377410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92444229125977">
                <text:p>0.00292444229125977</text:p>
              </table:table-cell>
              <table:table-cell office:value-type="float" office:value="0.00501346588134766">
                <text:p>0.00501346588134766</text:p>
              </table:table-cell>
              <table:table-cell office:value-type="float" office:value="0.00332109928131104">
                <text:p>0.003321099281311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95186042785645">
                <text:p>0.00295186042785645</text:p>
              </table:table-cell>
              <table:table-cell office:value-type="float" office:value="0.00507044792175293">
                <text:p>0.00507044792175293</text:p>
              </table:table-cell>
              <table:table-cell office:value-type="float" office:value="0.00350197553634644">
                <text:p>0.00350197553634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93970108032227">
                <text:p>0.00293970108032227</text:p>
              </table:table-cell>
              <table:table-cell office:value-type="float" office:value="0.00452399253845215">
                <text:p>0.00452399253845215</text:p>
              </table:table-cell>
              <table:table-cell office:value-type="float" office:value="0.0032917857170105">
                <text:p>0.0032917857170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94232368469238">
                <text:p>0.00294232368469238</text:p>
              </table:table-cell>
              <table:table-cell office:value-type="float" office:value="0.00421571731567383">
                <text:p>0.00421571731567383</text:p>
              </table:table-cell>
              <table:table-cell office:value-type="float" office:value="0.00341178178787231">
                <text:p>0.003411781787872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96783447265625">
                <text:p>0.00296783447265625</text:p>
              </table:table-cell>
              <table:table-cell office:value-type="float" office:value="0.00457167625427246">
                <text:p>0.00457167625427246</text:p>
              </table:table-cell>
              <table:table-cell office:value-type="float" office:value="0.00342450141906738">
                <text:p>0.003424501419067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8529167175293">
                <text:p>0.0028529167175293</text:p>
              </table:table-cell>
              <table:table-cell office:value-type="float" office:value="0.00542569160461426">
                <text:p>0.00542569160461426</text:p>
              </table:table-cell>
              <table:table-cell office:value-type="float" office:value="0.00351183414459229">
                <text:p>0.00351183414459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89320945739746">
                <text:p>0.00289320945739746</text:p>
              </table:table-cell>
              <table:table-cell office:value-type="float" office:value="0.00474786758422852">
                <text:p>0.00474786758422852</text:p>
              </table:table-cell>
              <table:table-cell office:value-type="float" office:value="0.0034557580947876">
                <text:p>0.00345575809478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311851501464844">
                <text:p>0.00311851501464844</text:p>
              </table:table-cell>
              <table:table-cell office:value-type="float" office:value="0.0037848949432373">
                <text:p>0.0037848949432373</text:p>
              </table:table-cell>
              <table:table-cell office:value-type="float" office:value="0.00338000059127808">
                <text:p>0.003380000591278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314569473266602">
                <text:p>0.00314569473266602</text:p>
              </table:table-cell>
              <table:table-cell office:value-type="float" office:value="0.00427842140197754">
                <text:p>0.00427842140197754</text:p>
              </table:table-cell>
              <table:table-cell office:value-type="float" office:value="0.00343376398086548">
                <text:p>0.003433763980865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312352180480957">
                <text:p>0.00312352180480957</text:p>
              </table:table-cell>
              <table:table-cell office:value-type="float" office:value="0.0044863224029541">
                <text:p>0.0044863224029541</text:p>
              </table:table-cell>
              <table:table-cell office:value-type="float" office:value="0.00338289737701416">
                <text:p>0.003382897377014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319766998291016">
                <text:p>0.00319766998291016</text:p>
              </table:table-cell>
              <table:table-cell office:value-type="float" office:value="0.00436139106750488">
                <text:p>0.00436139106750488</text:p>
              </table:table-cell>
              <table:table-cell office:value-type="float" office:value="0.00352741479873657">
                <text:p>0.003527414798736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313091278076172">
                <text:p>0.00313091278076172</text:p>
              </table:table-cell>
              <table:table-cell office:value-type="float" office:value="0.00468659400939941">
                <text:p>0.00468659400939941</text:p>
              </table:table-cell>
              <table:table-cell office:value-type="float" office:value="0.00362188816070557">
                <text:p>0.003621888160705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07154655456543">
                <text:p>0.00307154655456543</text:p>
              </table:table-cell>
              <table:table-cell office:value-type="float" office:value="0.00485110282897949">
                <text:p>0.00485110282897949</text:p>
              </table:table-cell>
              <table:table-cell office:value-type="float" office:value="0.00350732803344726">
                <text:p>0.003507328033447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05485725402832">
                <text:p>0.00305485725402832</text:p>
              </table:table-cell>
              <table:table-cell office:value-type="float" office:value="0.00442337989807129">
                <text:p>0.00442337989807129</text:p>
              </table:table-cell>
              <table:table-cell office:value-type="float" office:value="0.0034561276435852">
                <text:p>0.0034561276435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326347351074219">
                <text:p>0.00326347351074219</text:p>
              </table:table-cell>
              <table:table-cell office:value-type="float" office:value="0.00446701049804688">
                <text:p>0.00446701049804688</text:p>
              </table:table-cell>
              <table:table-cell office:value-type="float" office:value="0.00359160900115967">
                <text:p>0.003591609001159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317645072937012">
                <text:p>0.00317645072937012</text:p>
              </table:table-cell>
              <table:table-cell office:value-type="float" office:value="0.00513458251953125">
                <text:p>0.00513458251953125</text:p>
              </table:table-cell>
              <table:table-cell office:value-type="float" office:value="0.00367053747177124">
                <text:p>0.00367053747177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321722030639648">
                <text:p>0.00321722030639648</text:p>
              </table:table-cell>
              <table:table-cell office:value-type="float" office:value="0.00458502769470215">
                <text:p>0.00458502769470215</text:p>
              </table:table-cell>
              <table:table-cell office:value-type="float" office:value="0.0036379337310791">
                <text:p>0.00363793373107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328373908996582">
                <text:p>0.00328373908996582</text:p>
              </table:table-cell>
              <table:table-cell office:value-type="float" office:value="0.0050969123840332">
                <text:p>0.0050969123840332</text:p>
              </table:table-cell>
              <table:table-cell office:value-type="float" office:value="0.00373045206069946">
                <text:p>0.00373045206069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2951831817627">
                <text:p>0.0032951831817627</text:p>
              </table:table-cell>
              <table:table-cell office:value-type="float" office:value="0.00439023971557617">
                <text:p>0.00439023971557617</text:p>
              </table:table-cell>
              <table:table-cell office:value-type="float" office:value="0.00365822315216064">
                <text:p>0.003658223152160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327205657958984">
                <text:p>0.00327205657958984</text:p>
              </table:table-cell>
              <table:table-cell office:value-type="float" office:value="0.00437068939208984">
                <text:p>0.00437068939208984</text:p>
              </table:table-cell>
              <table:table-cell office:value-type="float" office:value="0.00361291170120239">
                <text:p>0.003612911701202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23653221130371">
                <text:p>0.00323653221130371</text:p>
              </table:table-cell>
              <table:table-cell office:value-type="float" office:value="0.0044245719909668">
                <text:p>0.0044245719909668</text:p>
              </table:table-cell>
              <table:table-cell office:value-type="float" office:value="0.00369490385055542">
                <text:p>0.003694903850555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325727462768555">
                <text:p>0.00325727462768555</text:p>
              </table:table-cell>
              <table:table-cell office:value-type="float" office:value="0.00488805770874023">
                <text:p>0.00488805770874023</text:p>
              </table:table-cell>
              <table:table-cell office:value-type="float" office:value="0.00369681119918823">
                <text:p>0.003696811199188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32191276550293">
                <text:p>0.0032191276550293</text:p>
              </table:table-cell>
              <table:table-cell office:value-type="float" office:value="0.00462627410888672">
                <text:p>0.00462627410888672</text:p>
              </table:table-cell>
              <table:table-cell office:value-type="float" office:value="0.00363883972167969">
                <text:p>0.003638839721679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2203197479248">
                <text:p>0.0032203197479248</text:p>
              </table:table-cell>
              <table:table-cell office:value-type="float" office:value="0.00581860542297363">
                <text:p>0.00581860542297363</text:p>
              </table:table-cell>
              <table:table-cell office:value-type="float" office:value="0.00372778177261353">
                <text:p>0.00372778177261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42345237731934">
                <text:p>0.00342345237731934</text:p>
              </table:table-cell>
              <table:table-cell office:value-type="float" office:value="0.0051567554473877">
                <text:p>0.0051567554473877</text:p>
              </table:table-cell>
              <table:table-cell office:value-type="float" office:value="0.00382015705108643">
                <text:p>0.003820157051086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23200225830078">
                <text:p>0.00323200225830078</text:p>
              </table:table-cell>
              <table:table-cell office:value-type="float" office:value="0.00476574897766113">
                <text:p>0.00476574897766113</text:p>
              </table:table-cell>
              <table:table-cell office:value-type="float" office:value="0.0037294864654541">
                <text:p>0.00372948646545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31687927246094">
                <text:p>0.00331687927246094</text:p>
              </table:table-cell>
              <table:table-cell office:value-type="float" office:value="0.00539422035217285">
                <text:p>0.00539422035217285</text:p>
              </table:table-cell>
              <table:table-cell office:value-type="float" office:value="0.00373892784118652">
                <text:p>0.00373892784118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46159934997559">
                <text:p>0.00346159934997559</text:p>
              </table:table-cell>
              <table:table-cell office:value-type="float" office:value="0.00479722023010254">
                <text:p>0.00479722023010254</text:p>
              </table:table-cell>
              <table:table-cell office:value-type="float" office:value="0.00376020669937134">
                <text:p>0.003760206699371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23700904846191">
                <text:p>0.00323700904846191</text:p>
              </table:table-cell>
              <table:table-cell office:value-type="float" office:value="0.00545501708984375">
                <text:p>0.00545501708984375</text:p>
              </table:table-cell>
              <table:table-cell office:value-type="float" office:value="0.00372203588485718">
                <text:p>0.003722035884857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43418121337891">
                <text:p>0.00343418121337891</text:p>
              </table:table-cell>
              <table:table-cell office:value-type="float" office:value="0.00491929054260254">
                <text:p>0.00491929054260254</text:p>
              </table:table-cell>
              <table:table-cell office:value-type="float" office:value="0.00382765531539917">
                <text:p>0.003827655315399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49235534667969">
                <text:p>0.00349235534667969</text:p>
              </table:table-cell>
              <table:table-cell office:value-type="float" office:value="0.00508856773376465">
                <text:p>0.00508856773376465</text:p>
              </table:table-cell>
              <table:table-cell office:value-type="float" office:value="0.00388516187667847">
                <text:p>0.003885161876678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6308765411377">
                <text:p>0.0036308765411377</text:p>
              </table:table-cell>
              <table:table-cell office:value-type="float" office:value="0.00573348999023438">
                <text:p>0.00573348999023438</text:p>
              </table:table-cell>
              <table:table-cell office:value-type="float" office:value="0.00398242473602295">
                <text:p>0.003982424736022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37457656860352">
                <text:p>0.00337457656860352</text:p>
              </table:table-cell>
              <table:table-cell office:value-type="float" office:value="0.00495028495788574">
                <text:p>0.00495028495788574</text:p>
              </table:table-cell>
              <table:table-cell office:value-type="float" office:value="0.00379334688186645">
                <text:p>0.00379334688186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43108177185059">
                <text:p>0.00343108177185059</text:p>
              </table:table-cell>
              <table:table-cell office:value-type="float" office:value="0.00521278381347656">
                <text:p>0.00521278381347656</text:p>
              </table:table-cell>
              <table:table-cell office:value-type="float" office:value="0.00388865470886231">
                <text:p>0.003888654708862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372862815856934">
                <text:p>0.00372862815856934</text:p>
              </table:table-cell>
              <table:table-cell office:value-type="float" office:value="0.00479555130004883">
                <text:p>0.00479555130004883</text:p>
              </table:table-cell>
              <table:table-cell office:value-type="float" office:value="0.00408735275268555">
                <text:p>0.004087352752685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62634658813477">
                <text:p>0.00362634658813477</text:p>
              </table:table-cell>
              <table:table-cell office:value-type="float" office:value="0.00523734092712402">
                <text:p>0.00523734092712402</text:p>
              </table:table-cell>
              <table:table-cell office:value-type="float" office:value="0.00402191877365112">
                <text:p>0.004021918773651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38125228881836">
                <text:p>0.00338125228881836</text:p>
              </table:table-cell>
              <table:table-cell office:value-type="float" office:value="0.00487756729125977">
                <text:p>0.00487756729125977</text:p>
              </table:table-cell>
              <table:table-cell office:value-type="float" office:value="0.00384153127670288">
                <text:p>0.003841531276702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36466121673584">
                <text:p>0.0036466121673584</text:p>
              </table:table-cell>
              <table:table-cell office:value-type="float" office:value="0.00508594512939453">
                <text:p>0.00508594512939453</text:p>
              </table:table-cell>
              <table:table-cell office:value-type="float" office:value="0.00408580303192139">
                <text:p>0.004085803031921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52835655212402">
                <text:p>0.00352835655212402</text:p>
              </table:table-cell>
              <table:table-cell office:value-type="float" office:value="0.00505471229553223">
                <text:p>0.00505471229553223</text:p>
              </table:table-cell>
              <table:table-cell office:value-type="float" office:value="0.00396761894226074">
                <text:p>0.003967618942260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59749794006348">
                <text:p>0.00359749794006348</text:p>
              </table:table-cell>
              <table:table-cell office:value-type="float" office:value="0.0054926872253418">
                <text:p>0.0054926872253418</text:p>
              </table:table-cell>
              <table:table-cell office:value-type="float" office:value="0.00399347543716431">
                <text:p>0.003993475437164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53121757507324">
                <text:p>0.00353121757507324</text:p>
              </table:table-cell>
              <table:table-cell office:value-type="float" office:value="0.00471663475036621">
                <text:p>0.00471663475036621</text:p>
              </table:table-cell>
              <table:table-cell office:value-type="float" office:value="0.00397379398345947">
                <text:p>0.003973793983459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61323356628418">
                <text:p>0.00361323356628418</text:p>
              </table:table-cell>
              <table:table-cell office:value-type="float" office:value="0.00737309455871582">
                <text:p>0.00737309455871582</text:p>
              </table:table-cell>
              <table:table-cell office:value-type="float" office:value="0.00497143268585205">
                <text:p>0.004971432685852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86643409729004">
                <text:p>0.00386643409729004</text:p>
              </table:table-cell>
              <table:table-cell office:value-type="float" office:value="0.00518369674682617">
                <text:p>0.00518369674682617</text:p>
              </table:table-cell>
              <table:table-cell office:value-type="float" office:value="0.00418421030044556">
                <text:p>0.004184210300445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67498397827148">
                <text:p>0.00367498397827148</text:p>
              </table:table-cell>
              <table:table-cell office:value-type="float" office:value="0.00483369827270508">
                <text:p>0.00483369827270508</text:p>
              </table:table-cell>
              <table:table-cell office:value-type="float" office:value="0.00410342216491699">
                <text:p>0.004103422164916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7236213684082">
                <text:p>0.0037236213684082</text:p>
              </table:table-cell>
              <table:table-cell office:value-type="float" office:value="0.00512170791625977">
                <text:p>0.00512170791625977</text:p>
              </table:table-cell>
              <table:table-cell office:value-type="float" office:value="0.00416053533554077">
                <text:p>0.00416053533554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60441207885742">
                <text:p>0.00360441207885742</text:p>
              </table:table-cell>
              <table:table-cell office:value-type="float" office:value="0.00514411926269531">
                <text:p>0.00514411926269531</text:p>
              </table:table-cell>
              <table:table-cell office:value-type="float" office:value="0.00411080121994019">
                <text:p>0.00411080121994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68022918701172">
                <text:p>0.00368022918701172</text:p>
              </table:table-cell>
              <table:table-cell office:value-type="float" office:value="0.00541973114013672">
                <text:p>0.00541973114013672</text:p>
              </table:table-cell>
              <table:table-cell office:value-type="float" office:value="0.0042288064956665">
                <text:p>0.00422880649566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73196601867676">
                <text:p>0.00373196601867676</text:p>
              </table:table-cell>
              <table:table-cell office:value-type="float" office:value="0.00496101379394531">
                <text:p>0.00496101379394531</text:p>
              </table:table-cell>
              <table:table-cell office:value-type="float" office:value="0.00421150922775269">
                <text:p>0.004211509227752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72886657714844">
                <text:p>0.00372886657714844</text:p>
              </table:table-cell>
              <table:table-cell office:value-type="float" office:value="0.00768256187438965">
                <text:p>0.00768256187438965</text:p>
              </table:table-cell>
              <table:table-cell office:value-type="float" office:value="0.00470575094223022">
                <text:p>0.004705750942230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91459465026856">
                <text:p>0.00391459465026856</text:p>
              </table:table-cell>
              <table:table-cell office:value-type="float" office:value="0.0053708553314209">
                <text:p>0.0053708553314209</text:p>
              </table:table-cell>
              <table:table-cell office:value-type="float" office:value="0.00427464246749878">
                <text:p>0.004274642467498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382733345031738">
                <text:p>0.00382733345031738</text:p>
              </table:table-cell>
              <table:table-cell office:value-type="float" office:value="0.00543093681335449">
                <text:p>0.00543093681335449</text:p>
              </table:table-cell>
              <table:table-cell office:value-type="float" office:value="0.00431457757949829">
                <text:p>0.004314577579498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94701957702637">
                <text:p>0.00394701957702637</text:p>
              </table:table-cell>
              <table:table-cell office:value-type="float" office:value="0.00566363334655762">
                <text:p>0.00566363334655762</text:p>
              </table:table-cell>
              <table:table-cell office:value-type="float" office:value="0.00428897142410278">
                <text:p>0.004288971424102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77798080444336">
                <text:p>0.00377798080444336</text:p>
              </table:table-cell>
              <table:table-cell office:value-type="float" office:value="0.00744509696960449">
                <text:p>0.00744509696960449</text:p>
              </table:table-cell>
              <table:table-cell office:value-type="float" office:value="0.00443180799484253">
                <text:p>0.00443180799484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99613380432129">
                <text:p>0.00399613380432129</text:p>
              </table:table-cell>
              <table:table-cell office:value-type="float" office:value="0.00555944442749023">
                <text:p>0.00555944442749023</text:p>
              </table:table-cell>
              <table:table-cell office:value-type="float" office:value="0.00440452098846436">
                <text:p>0.004404520988464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393033027648926">
                <text:p>0.00393033027648926</text:p>
              </table:table-cell>
              <table:table-cell office:value-type="float" office:value="0.00650143623352051">
                <text:p>0.00650143623352051</text:p>
              </table:table-cell>
              <table:table-cell office:value-type="float" office:value="0.00459326505661011">
                <text:p>0.004593265056610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10819053649902">
                <text:p>0.00410819053649902</text:p>
              </table:table-cell>
              <table:table-cell office:value-type="float" office:value="0.00798273086547852">
                <text:p>0.00798273086547852</text:p>
              </table:table-cell>
              <table:table-cell office:value-type="float" office:value="0.00523250102996826">
                <text:p>0.005232501029968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40891170501709">
                <text:p>0.0040891170501709</text:p>
              </table:table-cell>
              <table:table-cell office:value-type="float" office:value="0.00741004943847656">
                <text:p>0.00741004943847656</text:p>
              </table:table-cell>
              <table:table-cell office:value-type="float" office:value="0.00458434820175171">
                <text:p>0.004584348201751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40898323059082">
                <text:p>0.0040898323059082</text:p>
              </table:table-cell>
              <table:table-cell office:value-type="float" office:value="0.00765442848205567">
                <text:p>0.00765442848205567</text:p>
              </table:table-cell>
              <table:table-cell office:value-type="float" office:value="0.00474611520767212">
                <text:p>0.004746115207672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40891170501709">
                <text:p>0.0040891170501709</text:p>
              </table:table-cell>
              <table:table-cell office:value-type="float" office:value="0.00762152671813965">
                <text:p>0.00762152671813965</text:p>
              </table:table-cell>
              <table:table-cell office:value-type="float" office:value="0.00481234788894653">
                <text:p>0.00481234788894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413727760314941">
                <text:p>0.00413727760314941</text:p>
              </table:table-cell>
              <table:table-cell office:value-type="float" office:value="0.00676107406616211">
                <text:p>0.00676107406616211</text:p>
              </table:table-cell>
              <table:table-cell office:value-type="float" office:value="0.00460740327835083">
                <text:p>0.004607403278350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428462028503418">
                <text:p>0.00428462028503418</text:p>
              </table:table-cell>
              <table:table-cell office:value-type="float" office:value="0.00841641426086426">
                <text:p>0.00841641426086426</text:p>
              </table:table-cell>
              <table:table-cell office:value-type="float" office:value="0.00493137836456299">
                <text:p>0.004931378364562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418901443481445">
                <text:p>0.00418901443481445</text:p>
              </table:table-cell>
              <table:table-cell office:value-type="float" office:value="0.00549936294555664">
                <text:p>0.00549936294555664</text:p>
              </table:table-cell>
              <table:table-cell office:value-type="float" office:value="0.00460985898971558">
                <text:p>0.004609858989715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431466102600098">
                <text:p>0.00431466102600098</text:p>
              </table:table-cell>
              <table:table-cell office:value-type="float" office:value="0.00598740577697754">
                <text:p>0.00598740577697754</text:p>
              </table:table-cell>
              <table:table-cell office:value-type="float" office:value="0.00482842922210693">
                <text:p>0.004828429222106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449132919311523">
                <text:p>0.00449132919311523</text:p>
              </table:table-cell>
              <table:table-cell office:value-type="float" office:value="0.00628256797790527">
                <text:p>0.00628256797790527</text:p>
              </table:table-cell>
              <table:table-cell office:value-type="float" office:value="0.00501199960708618">
                <text:p>0.00501199960708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448274612426758">
                <text:p>0.00448274612426758</text:p>
              </table:table-cell>
              <table:table-cell office:value-type="float" office:value="0.00714492797851563">
                <text:p>0.00714492797851563</text:p>
              </table:table-cell>
              <table:table-cell office:value-type="float" office:value="0.00517655611038208">
                <text:p>0.005176556110382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33182716369629">
                <text:p>0.00433182716369629</text:p>
              </table:table-cell>
              <table:table-cell office:value-type="float" office:value="0.00603485107421875">
                <text:p>0.00603485107421875</text:p>
              </table:table-cell>
              <table:table-cell office:value-type="float" office:value="0.00475641489028931">
                <text:p>0.004756414890289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443911552429199">
                <text:p>0.00443911552429199</text:p>
              </table:table-cell>
              <table:table-cell office:value-type="float" office:value="0.00736761093139648">
                <text:p>0.00736761093139648</text:p>
              </table:table-cell>
              <table:table-cell office:value-type="float" office:value="0.00496935844421387">
                <text:p>0.004969358444213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32538986206055">
                <text:p>0.00432538986206055</text:p>
              </table:table-cell>
              <table:table-cell office:value-type="float" office:value="0.00693440437316895">
                <text:p>0.00693440437316895</text:p>
              </table:table-cell>
              <table:table-cell office:value-type="float" office:value="0.00501759052276611">
                <text:p>0.005017590522766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439834594726563">
                <text:p>0.00439834594726563</text:p>
              </table:table-cell>
              <table:table-cell office:value-type="float" office:value="0.00562047958374023">
                <text:p>0.00562047958374023</text:p>
              </table:table-cell>
              <table:table-cell office:value-type="float" office:value="0.00488976240158081">
                <text:p>0.004889762401580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451040267944336">
                <text:p>0.00451040267944336</text:p>
              </table:table-cell>
              <table:table-cell office:value-type="float" office:value="0.00580692291259766">
                <text:p>0.00580692291259766</text:p>
              </table:table-cell>
              <table:table-cell office:value-type="float" office:value="0.00495232343673706">
                <text:p>0.004952323436737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456309318542481">
                <text:p>0.00456309318542481</text:p>
              </table:table-cell>
              <table:table-cell office:value-type="float" office:value="0.00567245483398438">
                <text:p>0.00567245483398438</text:p>
              </table:table-cell>
              <table:table-cell office:value-type="float" office:value="0.00503357648849487">
                <text:p>0.005033576488494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437545776367188">
                <text:p>0.00437545776367188</text:p>
              </table:table-cell>
              <table:table-cell office:value-type="float" office:value="0.00618648529052734">
                <text:p>0.00618648529052734</text:p>
              </table:table-cell>
              <table:table-cell office:value-type="float" office:value="0.00481408834457398">
                <text:p>0.004814088344573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38499450683594">
                <text:p>0.00438499450683594</text:p>
              </table:table-cell>
              <table:table-cell office:value-type="float" office:value="0.0076136589050293">
                <text:p>0.0076136589050293</text:p>
              </table:table-cell>
              <table:table-cell office:value-type="float" office:value="0.00488795042037964">
                <text:p>0.004887950420379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423479080200195">
                <text:p>0.00423479080200195</text:p>
              </table:table-cell>
              <table:table-cell office:value-type="float" office:value="0.00772547721862793">
                <text:p>0.00772547721862793</text:p>
              </table:table-cell>
              <table:table-cell office:value-type="float" office:value="0.00488744974136353">
                <text:p>0.004887449741363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438857078552246">
                <text:p>0.00438857078552246</text:p>
              </table:table-cell>
              <table:table-cell office:value-type="float" office:value="0.00595998764038086">
                <text:p>0.00595998764038086</text:p>
              </table:table-cell>
              <table:table-cell office:value-type="float" office:value="0.00483890771865845">
                <text:p>0.004838907718658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437402725219727">
                <text:p>0.00437402725219727</text:p>
              </table:table-cell>
              <table:table-cell office:value-type="float" office:value="0.00788450241088867">
                <text:p>0.00788450241088867</text:p>
              </table:table-cell>
              <table:table-cell office:value-type="float" office:value="0.00507825613021851">
                <text:p>0.005078256130218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448155403137207">
                <text:p>0.00448155403137207</text:p>
              </table:table-cell>
              <table:table-cell office:value-type="float" office:value="0.00605273246765137">
                <text:p>0.00605273246765137</text:p>
              </table:table-cell>
              <table:table-cell office:value-type="float" office:value="0.00494111776351929">
                <text:p>0.004941117763519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437998771667481">
                <text:p>0.00437998771667481</text:p>
              </table:table-cell>
              <table:table-cell office:value-type="float" office:value="0.00590944290161133">
                <text:p>0.00590944290161133</text:p>
              </table:table-cell>
              <table:table-cell office:value-type="float" office:value="0.00486166477203369">
                <text:p>0.004861664772033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435280799865723">
                <text:p>0.00435280799865723</text:p>
              </table:table-cell>
              <table:table-cell office:value-type="float" office:value="0.00589299201965332">
                <text:p>0.00589299201965332</text:p>
              </table:table-cell>
              <table:table-cell office:value-type="float" office:value="0.0048153281211853">
                <text:p>0.00481532812118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40716743469238">
                <text:p>0.00440716743469238</text:p>
              </table:table-cell>
              <table:table-cell office:value-type="float" office:value="0.00778436660766602">
                <text:p>0.00778436660766602</text:p>
              </table:table-cell>
              <table:table-cell office:value-type="float" office:value="0.00497221946716309">
                <text:p>0.00497221946716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45773983001709">
                <text:p>0.0045773983001709</text:p>
              </table:table-cell>
              <table:table-cell office:value-type="float" office:value="0.00756168365478516">
                <text:p>0.00756168365478516</text:p>
              </table:table-cell>
              <table:table-cell office:value-type="float" office:value="0.00533151626586914">
                <text:p>0.005331516265869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465464591979981">
                <text:p>0.00465464591979981</text:p>
              </table:table-cell>
              <table:table-cell office:value-type="float" office:value="0.00980639457702637">
                <text:p>0.00980639457702637</text:p>
              </table:table-cell>
              <table:table-cell office:value-type="float" office:value="0.0058533787727356">
                <text:p>0.00585337877273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466656684875488">
                <text:p>0.00466656684875488</text:p>
              </table:table-cell>
              <table:table-cell office:value-type="float" office:value="0.00807952880859375">
                <text:p>0.00807952880859375</text:p>
              </table:table-cell>
              <table:table-cell office:value-type="float" office:value="0.00522067546844482">
                <text:p>0.005220675468444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458502769470215">
                <text:p>0.00458502769470215</text:p>
              </table:table-cell>
              <table:table-cell office:value-type="float" office:value="0.00748634338378906">
                <text:p>0.00748634338378906</text:p>
              </table:table-cell>
              <table:table-cell office:value-type="float" office:value="0.00522234439849854">
                <text:p>0.005222344398498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470399856567383">
                <text:p>0.00470399856567383</text:p>
              </table:table-cell>
              <table:table-cell office:value-type="float" office:value="0.00910806655883789">
                <text:p>0.00910806655883789</text:p>
              </table:table-cell>
              <table:table-cell office:value-type="float" office:value="0.00636264085769653">
                <text:p>0.006362640857696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483179092407227">
                <text:p>0.00483179092407227</text:p>
              </table:table-cell>
              <table:table-cell office:value-type="float" office:value="0.00878596305847168">
                <text:p>0.00878596305847168</text:p>
              </table:table-cell>
              <table:table-cell office:value-type="float" office:value="0.00577361583709717">
                <text:p>0.005773615837097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493025779724121">
                <text:p>0.00493025779724121</text:p>
              </table:table-cell>
              <table:table-cell office:value-type="float" office:value="0.00652217864990234">
                <text:p>0.00652217864990234</text:p>
              </table:table-cell>
              <table:table-cell office:value-type="float" office:value="0.00574386119842529">
                <text:p>0.005743861198425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482988357543945">
                <text:p>0.00482988357543945</text:p>
              </table:table-cell>
              <table:table-cell office:value-type="float" office:value="0.0152184963226318">
                <text:p>0.0152184963226318</text:p>
              </table:table-cell>
              <table:table-cell office:value-type="float" office:value="0.00613929033279419">
                <text:p>0.006139290332794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493121147155762">
                <text:p>0.00493121147155762</text:p>
              </table:table-cell>
              <table:table-cell office:value-type="float" office:value="0.00621795654296875">
                <text:p>0.00621795654296875</text:p>
              </table:table-cell>
              <table:table-cell office:value-type="float" office:value="0.00541898012161255">
                <text:p>0.005418980121612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462460517883301">
                <text:p>0.00462460517883301</text:p>
              </table:table-cell>
              <table:table-cell office:value-type="float" office:value="0.00666141510009766">
                <text:p>0.00666141510009766</text:p>
              </table:table-cell>
              <table:table-cell office:value-type="float" office:value="0.00525797605514526">
                <text:p>0.005257976055145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457406044006348">
                <text:p>0.00457406044006348</text:p>
              </table:table-cell>
              <table:table-cell office:value-type="float" office:value="0.00625514984130859">
                <text:p>0.00625514984130859</text:p>
              </table:table-cell>
              <table:table-cell office:value-type="float" office:value="0.00515735149383545">
                <text:p>0.005157351493835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482392311096191">
                <text:p>0.00482392311096191</text:p>
              </table:table-cell>
              <table:table-cell office:value-type="float" office:value="0.00653600692749023">
                <text:p>0.00653600692749023</text:p>
              </table:table-cell>
              <table:table-cell office:value-type="float" office:value="0.00542314052581787">
                <text:p>0.005423140525817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48973560333252">
                <text:p>0.0048973560333252</text:p>
              </table:table-cell>
              <table:table-cell office:value-type="float" office:value="0.00651454925537109">
                <text:p>0.00651454925537109</text:p>
              </table:table-cell>
              <table:table-cell office:value-type="float" office:value="0.00535715818405151">
                <text:p>0.005357158184051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489974021911621">
                <text:p>0.00489974021911621</text:p>
              </table:table-cell>
              <table:table-cell office:value-type="float" office:value="0.00617861747741699">
                <text:p>0.00617861747741699</text:p>
              </table:table-cell>
              <table:table-cell office:value-type="float" office:value="0.00534787178039551">
                <text:p>0.005347871780395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46992301940918">
                <text:p>0.0046992301940918</text:p>
              </table:table-cell>
              <table:table-cell office:value-type="float" office:value="0.00829553604125977">
                <text:p>0.00829553604125977</text:p>
              </table:table-cell>
              <table:table-cell office:value-type="float" office:value="0.00545939207077026">
                <text:p>0.005459392070770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481581687927246">
                <text:p>0.00481581687927246</text:p>
              </table:table-cell>
              <table:table-cell office:value-type="float" office:value="0.00631451606750488">
                <text:p>0.00631451606750488</text:p>
              </table:table-cell>
              <table:table-cell office:value-type="float" office:value="0.00533469915390015">
                <text:p>0.005334699153900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505208969116211">
                <text:p>0.00505208969116211</text:p>
              </table:table-cell>
              <table:table-cell office:value-type="float" office:value="0.00657439231872559">
                <text:p>0.00657439231872559</text:p>
              </table:table-cell>
              <table:table-cell office:value-type="float" office:value="0.00538581609725952">
                <text:p>0.005385816097259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500559806823731">
                <text:p>0.00500559806823731</text:p>
              </table:table-cell>
              <table:table-cell office:value-type="float" office:value="0.00685858726501465">
                <text:p>0.00685858726501465</text:p>
              </table:table-cell>
              <table:table-cell office:value-type="float" office:value="0.00558216571807861">
                <text:p>0.005582165718078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501227378845215">
                <text:p>0.00501227378845215</text:p>
              </table:table-cell>
              <table:table-cell office:value-type="float" office:value="0.00796771049499512">
                <text:p>0.00796771049499512</text:p>
              </table:table-cell>
              <table:table-cell office:value-type="float" office:value="0.00580556392669678">
                <text:p>0.005805563926696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50809383392334">
                <text:p>0.0050809383392334</text:p>
              </table:table-cell>
              <table:table-cell office:value-type="float" office:value="0.00700569152832031">
                <text:p>0.00700569152832031</text:p>
              </table:table-cell>
              <table:table-cell office:value-type="float" office:value="0.00571020841598511">
                <text:p>0.005710208415985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507044792175293">
                <text:p>0.00507044792175293</text:p>
              </table:table-cell>
              <table:table-cell office:value-type="float" office:value="0.00698590278625488">
                <text:p>0.00698590278625488</text:p>
              </table:table-cell>
              <table:table-cell office:value-type="float" office:value="0.00586506128311157">
                <text:p>0.005865061283111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53558349609375">
                <text:p>0.0053558349609375</text:p>
              </table:table-cell>
              <table:table-cell office:value-type="float" office:value="0.0108630657196045">
                <text:p>0.0108630657196045</text:p>
              </table:table-cell>
              <table:table-cell office:value-type="float" office:value="0.00660864114761353">
                <text:p>0.006608641147613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551986694335938">
                <text:p>0.00551986694335938</text:p>
              </table:table-cell>
              <table:table-cell office:value-type="float" office:value="0.00946092605590821">
                <text:p>0.00946092605590821</text:p>
              </table:table-cell>
              <table:table-cell office:value-type="float" office:value="0.00606424808502197">
                <text:p>0.006064248085021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526833534240723">
                <text:p>0.00526833534240723</text:p>
              </table:table-cell>
              <table:table-cell office:value-type="float" office:value="0.00702118873596192">
                <text:p>0.00702118873596192</text:p>
              </table:table-cell>
              <table:table-cell office:value-type="float" office:value="0.00582015514373779">
                <text:p>0.005820155143737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517535209655762">
                <text:p>0.00517535209655762</text:p>
              </table:table-cell>
              <table:table-cell office:value-type="float" office:value="0.00670242309570313">
                <text:p>0.00670242309570313</text:p>
              </table:table-cell>
              <table:table-cell office:value-type="float" office:value="0.00571414232254028">
                <text:p>0.005714142322540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537824630737305">
                <text:p>0.00537824630737305</text:p>
              </table:table-cell>
              <table:table-cell office:value-type="float" office:value="0.0069279670715332">
                <text:p>0.0069279670715332</text:p>
              </table:table-cell>
              <table:table-cell office:value-type="float" office:value="0.00587843656539917">
                <text:p>0.005878436565399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543332099914551">
                <text:p>0.00543332099914551</text:p>
              </table:table-cell>
              <table:table-cell office:value-type="float" office:value="0.00691294670104981">
                <text:p>0.00691294670104981</text:p>
              </table:table-cell>
              <table:table-cell office:value-type="float" office:value="0.00590744018554688">
                <text:p>0.005907440185546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518226623535156">
                <text:p>0.00518226623535156</text:p>
              </table:table-cell>
              <table:table-cell office:value-type="float" office:value="0.00735116004943848">
                <text:p>0.00735116004943848</text:p>
              </table:table-cell>
              <table:table-cell office:value-type="float" office:value="0.00595806837081909">
                <text:p>0.005958068370819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532412528991699">
                <text:p>0.00532412528991699</text:p>
              </table:table-cell>
              <table:table-cell office:value-type="float" office:value="0.0109076499938965">
                <text:p>0.0109076499938965</text:p>
              </table:table-cell>
              <table:table-cell office:value-type="float" office:value="0.00684252977371216">
                <text:p>0.00684252977371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538396835327148">
                <text:p>0.00538396835327148</text:p>
              </table:table-cell>
              <table:table-cell office:value-type="float" office:value="0.00851225852966309">
                <text:p>0.00851225852966309</text:p>
              </table:table-cell>
              <table:table-cell office:value-type="float" office:value="0.00629616975784302">
                <text:p>0.006296169757843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536203384399414">
                <text:p>0.00536203384399414</text:p>
              </table:table-cell>
              <table:table-cell office:value-type="float" office:value="0.00688600540161133">
                <text:p>0.00688600540161133</text:p>
              </table:table-cell>
              <table:table-cell office:value-type="float" office:value="0.00589727163314819">
                <text:p>0.005897271633148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553679466247559">
                <text:p>0.00553679466247559</text:p>
              </table:table-cell>
              <table:table-cell office:value-type="float" office:value="0.0074000358581543">
                <text:p>0.0074000358581543</text:p>
              </table:table-cell>
              <table:table-cell office:value-type="float" office:value="0.00598882436752319">
                <text:p>0.005988824367523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516176223754883">
                <text:p>0.00516176223754883</text:p>
              </table:table-cell>
              <table:table-cell office:value-type="float" office:value="0.00684618949890137">
                <text:p>0.00684618949890137</text:p>
              </table:table-cell>
              <table:table-cell office:value-type="float" office:value="0.00575969219207764">
                <text:p>0.005759692192077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509858131408691">
                <text:p>0.00509858131408691</text:p>
              </table:table-cell>
              <table:table-cell office:value-type="float" office:value="0.0075225830078125">
                <text:p>0.0075225830078125</text:p>
              </table:table-cell>
              <table:table-cell office:value-type="float" office:value="0.00568028688430786">
                <text:p>0.005680286884307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511717796325684">
                <text:p>0.00511717796325684</text:p>
              </table:table-cell>
              <table:table-cell office:value-type="float" office:value="0.0068209171295166">
                <text:p>0.0068209171295166</text:p>
              </table:table-cell>
              <table:table-cell office:value-type="float" office:value="0.00571095943450928">
                <text:p>0.005710959434509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551199913024902">
                <text:p>0.00551199913024902</text:p>
              </table:table-cell>
              <table:table-cell office:value-type="float" office:value="0.00702953338623047">
                <text:p>0.00702953338623047</text:p>
              </table:table-cell>
              <table:table-cell office:value-type="float" office:value="0.0060134768486023">
                <text:p>0.0060134768486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515127182006836">
                <text:p>0.00515127182006836</text:p>
              </table:table-cell>
              <table:table-cell office:value-type="float" office:value="0.00663065910339356">
                <text:p>0.00663065910339356</text:p>
              </table:table-cell>
              <table:table-cell office:value-type="float" office:value="0.00574668645858765">
                <text:p>0.005746686458587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559449195861816">
                <text:p>0.00559449195861816</text:p>
              </table:table-cell>
              <table:table-cell office:value-type="float" office:value="0.00729680061340332">
                <text:p>0.00729680061340332</text:p>
              </table:table-cell>
              <table:table-cell office:value-type="float" office:value="0.00621912479400635">
                <text:p>0.006219124794006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544404983520508">
                <text:p>0.00544404983520508</text:p>
              </table:table-cell>
              <table:table-cell office:value-type="float" office:value="0.00798726081848145">
                <text:p>0.00798726081848145</text:p>
              </table:table-cell>
              <table:table-cell office:value-type="float" office:value="0.00621984004974365">
                <text:p>0.006219840049743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562477111816406">
                <text:p>0.00562477111816406</text:p>
              </table:table-cell>
              <table:table-cell office:value-type="float" office:value="0.00712466239929199">
                <text:p>0.00712466239929199</text:p>
              </table:table-cell>
              <table:table-cell office:value-type="float" office:value="0.00613139867782593">
                <text:p>0.006131398677825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563359260559082">
                <text:p>0.00563359260559082</text:p>
              </table:table-cell>
              <table:table-cell office:value-type="float" office:value="0.00878620147705078">
                <text:p>0.00878620147705078</text:p>
              </table:table-cell>
              <table:table-cell office:value-type="float" office:value="0.00625793933868408">
                <text:p>0.006257939338684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560665130615234">
                <text:p>0.00560665130615234</text:p>
              </table:table-cell>
              <table:table-cell office:value-type="float" office:value="0.00836515426635742">
                <text:p>0.00836515426635742</text:p>
              </table:table-cell>
              <table:table-cell office:value-type="float" office:value="0.00628433227539063">
                <text:p>0.006284332275390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575399398803711">
                <text:p>0.00575399398803711</text:p>
              </table:table-cell>
              <table:table-cell office:value-type="float" office:value="0.00869011878967285">
                <text:p>0.00869011878967285</text:p>
              </table:table-cell>
              <table:table-cell office:value-type="float" office:value="0.00630666017532349">
                <text:p>0.00630666017532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533866882324219">
                <text:p>0.00533866882324219</text:p>
              </table:table-cell>
              <table:table-cell office:value-type="float" office:value="0.00706005096435547">
                <text:p>0.00706005096435547</text:p>
              </table:table-cell>
              <table:table-cell office:value-type="float" office:value="0.00593184232711792">
                <text:p>0.005931842327117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538706779479981">
                <text:p>0.00538706779479981</text:p>
              </table:table-cell>
              <table:table-cell office:value-type="float" office:value="0.00721526145935059">
                <text:p>0.00721526145935059</text:p>
              </table:table-cell>
              <table:table-cell office:value-type="float" office:value="0.00595835447311401">
                <text:p>0.005958354473114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538158416748047">
                <text:p>0.00538158416748047</text:p>
              </table:table-cell>
              <table:table-cell office:value-type="float" office:value="0.00707912445068359">
                <text:p>0.00707912445068359</text:p>
              </table:table-cell>
              <table:table-cell office:value-type="float" office:value="0.0060896635055542">
                <text:p>0.00608966350555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558185577392578">
                <text:p>0.00558185577392578</text:p>
              </table:table-cell>
              <table:table-cell office:value-type="float" office:value="0.00744080543518067">
                <text:p>0.00744080543518067</text:p>
              </table:table-cell>
              <table:table-cell office:value-type="float" office:value="0.00628905296325684">
                <text:p>0.006289052963256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553727149963379">
                <text:p>0.00553727149963379</text:p>
              </table:table-cell>
              <table:table-cell office:value-type="float" office:value="0.0084691047668457">
                <text:p>0.0084691047668457</text:p>
              </table:table-cell>
              <table:table-cell office:value-type="float" office:value="0.00630234479904175">
                <text:p>0.006302344799041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558233261108398">
                <text:p>0.00558233261108398</text:p>
              </table:table-cell>
              <table:table-cell office:value-type="float" office:value="0.00732970237731934">
                <text:p>0.00732970237731934</text:p>
              </table:table-cell>
              <table:table-cell office:value-type="float" office:value="0.00613577365875244">
                <text:p>0.006135773658752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554919242858887">
                <text:p>0.00554919242858887</text:p>
              </table:table-cell>
              <table:table-cell office:value-type="float" office:value="0.00709724426269531">
                <text:p>0.00709724426269531</text:p>
              </table:table-cell>
              <table:table-cell office:value-type="float" office:value="0.00621932744979859">
                <text:p>0.006219327449798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554919242858887">
                <text:p>0.00554919242858887</text:p>
              </table:table-cell>
              <table:table-cell office:value-type="float" office:value="0.00786614418029785">
                <text:p>0.00786614418029785</text:p>
              </table:table-cell>
              <table:table-cell office:value-type="float" office:value="0.00619531869888306">
                <text:p>0.006195318698883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565481185913086">
                <text:p>0.00565481185913086</text:p>
              </table:table-cell>
              <table:table-cell office:value-type="float" office:value="0.00765085220336914">
                <text:p>0.00765085220336914</text:p>
              </table:table-cell>
              <table:table-cell office:value-type="float" office:value="0.00632048845291138">
                <text:p>0.006320488452911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556397438049316">
                <text:p>0.00556397438049316</text:p>
              </table:table-cell>
              <table:table-cell office:value-type="float" office:value="0.00725507736206055">
                <text:p>0.00725507736206055</text:p>
              </table:table-cell>
              <table:table-cell office:value-type="float" office:value="0.00603039264678955">
                <text:p>0.006030392646789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556015968322754">
                <text:p>0.00556015968322754</text:p>
              </table:table-cell>
              <table:table-cell office:value-type="float" office:value="0.00725555419921875">
                <text:p>0.00725555419921875</text:p>
              </table:table-cell>
              <table:table-cell office:value-type="float" office:value="0.0061787486076355">
                <text:p>0.00617874860763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551700592041016">
                <text:p>0.00551700592041016</text:p>
              </table:table-cell>
              <table:table-cell office:value-type="float" office:value="0.00726771354675293">
                <text:p>0.00726771354675293</text:p>
              </table:table-cell>
              <table:table-cell office:value-type="float" office:value="0.00628553628921509">
                <text:p>0.006285536289215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608348846435547">
                <text:p>0.00608348846435547</text:p>
              </table:table-cell>
              <table:table-cell office:value-type="float" office:value="0.0179433822631836">
                <text:p>0.0179433822631836</text:p>
              </table:table-cell>
              <table:table-cell office:value-type="float" office:value="0.00793915987014771">
                <text:p>0.0079391598701477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562691688537598">
                <text:p>0.00562691688537598</text:p>
              </table:table-cell>
              <table:table-cell office:value-type="float" office:value="0.00741767883300781">
                <text:p>0.00741767883300781</text:p>
              </table:table-cell>
              <table:table-cell office:value-type="float" office:value="0.00638694763183594">
                <text:p>0.006386947631835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613093376159668">
                <text:p>0.00613093376159668</text:p>
              </table:table-cell>
              <table:table-cell office:value-type="float" office:value="0.0142972469329834">
                <text:p>0.0142972469329834</text:p>
              </table:table-cell>
              <table:table-cell office:value-type="float" office:value="0.00913934707641602">
                <text:p>0.009139347076416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52861595153809">
                <text:p>0.00652861595153809</text:p>
              </table:table-cell>
              <table:table-cell office:value-type="float" office:value="0.0119345188140869">
                <text:p>0.0119345188140869</text:p>
              </table:table-cell>
              <table:table-cell office:value-type="float" office:value="0.00811241865158081">
                <text:p>0.008112418651580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601339340209961">
                <text:p>0.00601339340209961</text:p>
              </table:table-cell>
              <table:table-cell office:value-type="float" office:value="0.011805534362793">
                <text:p>0.011805534362793</text:p>
              </table:table-cell>
              <table:table-cell office:value-type="float" office:value="0.00789984464645386">
                <text:p>0.007899844646453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591039657592773">
                <text:p>0.00591039657592773</text:p>
              </table:table-cell>
              <table:table-cell office:value-type="float" office:value="0.00771045684814453">
                <text:p>0.00771045684814453</text:p>
              </table:table-cell>
              <table:table-cell office:value-type="float" office:value="0.00654069185256958">
                <text:p>0.006540691852569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607919692993164">
                <text:p>0.00607919692993164</text:p>
              </table:table-cell>
              <table:table-cell office:value-type="float" office:value="0.00783586502075195">
                <text:p>0.00783586502075195</text:p>
              </table:table-cell>
              <table:table-cell office:value-type="float" office:value="0.00656309127807617">
                <text:p>0.00656309127807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627732276916504">
                <text:p>0.00627732276916504</text:p>
              </table:table-cell>
              <table:table-cell office:value-type="float" office:value="0.00908517837524414">
                <text:p>0.00908517837524414</text:p>
              </table:table-cell>
              <table:table-cell office:value-type="float" office:value="0.00684200525283814">
                <text:p>0.006842005252838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579524040222168">
                <text:p>0.00579524040222168</text:p>
              </table:table-cell>
              <table:table-cell office:value-type="float" office:value="0.00792121887207031">
                <text:p>0.00792121887207031</text:p>
              </table:table-cell>
              <table:table-cell office:value-type="float" office:value="0.00651459693908691">
                <text:p>0.006514596939086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576162338256836">
                <text:p>0.00576162338256836</text:p>
              </table:table-cell>
              <table:table-cell office:value-type="float" office:value="0.00817751884460449">
                <text:p>0.00817751884460449</text:p>
              </table:table-cell>
              <table:table-cell office:value-type="float" office:value="0.0065537691116333">
                <text:p>0.0065537691116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642156600952148">
                <text:p>0.00642156600952148</text:p>
              </table:table-cell>
              <table:table-cell office:value-type="float" office:value="0.0115818977355957">
                <text:p>0.0115818977355957</text:p>
              </table:table-cell>
              <table:table-cell office:value-type="float" office:value="0.00819550752639771">
                <text:p>0.008195507526397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663614273071289">
                <text:p>0.00663614273071289</text:p>
              </table:table-cell>
              <table:table-cell office:value-type="float" office:value="0.0138006210327148">
                <text:p>0.0138006210327148</text:p>
              </table:table-cell>
              <table:table-cell office:value-type="float" office:value="0.00824751853942871">
                <text:p>0.008247518539428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582623481750488">
                <text:p>0.00582623481750488</text:p>
              </table:table-cell>
              <table:table-cell office:value-type="float" office:value="0.00803279876708984">
                <text:p>0.00803279876708984</text:p>
              </table:table-cell>
              <table:table-cell office:value-type="float" office:value="0.00645581483840942">
                <text:p>0.006455814838409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653910636901856">
                <text:p>0.00653910636901856</text:p>
              </table:table-cell>
              <table:table-cell office:value-type="float" office:value="0.00749635696411133">
                <text:p>0.00749635696411133</text:p>
              </table:table-cell>
              <table:table-cell office:value-type="float" office:value="0.00686521530151367">
                <text:p>0.006865215301513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653505325317383">
                <text:p>0.00653505325317383</text:p>
              </table:table-cell>
              <table:table-cell office:value-type="float" office:value="0.0114483833312988">
                <text:p>0.0114483833312988</text:p>
              </table:table-cell>
              <table:table-cell office:value-type="float" office:value="0.0078622579574585">
                <text:p>0.00786225795745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623321533203125">
                <text:p>0.00623321533203125</text:p>
              </table:table-cell>
              <table:table-cell office:value-type="float" office:value="0.00905418395996094">
                <text:p>0.00905418395996094</text:p>
              </table:table-cell>
              <table:table-cell office:value-type="float" office:value="0.00713586807250977">
                <text:p>0.007135868072509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632214546203613">
                <text:p>0.00632214546203613</text:p>
              </table:table-cell>
              <table:table-cell office:value-type="float" office:value="0.00866532325744629">
                <text:p>0.00866532325744629</text:p>
              </table:table-cell>
              <table:table-cell office:value-type="float" office:value="0.00693775415420532">
                <text:p>0.006937754154205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640034675598145">
                <text:p>0.00640034675598145</text:p>
              </table:table-cell>
              <table:table-cell office:value-type="float" office:value="0.00820016860961914">
                <text:p>0.00820016860961914</text:p>
              </table:table-cell>
              <table:table-cell office:value-type="float" office:value="0.00697505474090576">
                <text:p>0.006975054740905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655794143676758">
                <text:p>0.00655794143676758</text:p>
              </table:table-cell>
              <table:table-cell office:value-type="float" office:value="0.00831699371337891">
                <text:p>0.00831699371337891</text:p>
              </table:table-cell>
              <table:table-cell office:value-type="float" office:value="0.00712158679962158">
                <text:p>0.007121586799621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630044937133789">
                <text:p>0.00630044937133789</text:p>
              </table:table-cell>
              <table:table-cell office:value-type="float" office:value="0.00921750068664551">
                <text:p>0.00921750068664551</text:p>
              </table:table-cell>
              <table:table-cell office:value-type="float" office:value="0.00718302726745606">
                <text:p>0.007183027267456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62558650970459">
                <text:p>0.0062558650970459</text:p>
              </table:table-cell>
              <table:table-cell office:value-type="float" office:value="0.00828719139099121">
                <text:p>0.00828719139099121</text:p>
              </table:table-cell>
              <table:table-cell office:value-type="float" office:value="0.00674570798873901">
                <text:p>0.006745707988739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633430480957031">
                <text:p>0.00633430480957031</text:p>
              </table:table-cell>
              <table:table-cell office:value-type="float" office:value="0.00861668586730957">
                <text:p>0.00861668586730957</text:p>
              </table:table-cell>
              <table:table-cell office:value-type="float" office:value="0.0068134069442749">
                <text:p>0.00681340694427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665926933288574">
                <text:p>0.00665926933288574</text:p>
              </table:table-cell>
              <table:table-cell office:value-type="float" office:value="0.0089254379272461">
                <text:p>0.0089254379272461</text:p>
              </table:table-cell>
              <table:table-cell office:value-type="float" office:value="0.00744167566299439">
                <text:p>0.007441675662994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645756721496582">
                <text:p>0.00645756721496582</text:p>
              </table:table-cell>
              <table:table-cell office:value-type="float" office:value="0.0140652656555176">
                <text:p>0.0140652656555176</text:p>
              </table:table-cell>
              <table:table-cell office:value-type="float" office:value="0.00753048658370972">
                <text:p>0.007530486583709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689983367919922">
                <text:p>0.00689983367919922</text:p>
              </table:table-cell>
              <table:table-cell office:value-type="float" office:value="0.010676383972168">
                <text:p>0.010676383972168</text:p>
              </table:table-cell>
              <table:table-cell office:value-type="float" office:value="0.00815644264221192">
                <text:p>0.008156442642211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718998908996582">
                <text:p>0.00718998908996582</text:p>
              </table:table-cell>
              <table:table-cell office:value-type="float" office:value="0.0104238986968994">
                <text:p>0.0104238986968994</text:p>
              </table:table-cell>
              <table:table-cell office:value-type="float" office:value="0.00844309329986572">
                <text:p>0.008443093299865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68819522857666">
                <text:p>0.0068819522857666</text:p>
              </table:table-cell>
              <table:table-cell office:value-type="float" office:value="0.00975847244262695">
                <text:p>0.00975847244262695</text:p>
              </table:table-cell>
              <table:table-cell office:value-type="float" office:value="0.00783953666687012">
                <text:p>0.007839536666870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662064552307129">
                <text:p>0.00662064552307129</text:p>
              </table:table-cell>
              <table:table-cell office:value-type="float" office:value="0.0187339782714844">
                <text:p>0.0187339782714844</text:p>
              </table:table-cell>
              <table:table-cell office:value-type="float" office:value="0.00906500816345215">
                <text:p>0.009065008163452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66368579864502">
                <text:p>0.0066368579864502</text:p>
              </table:table-cell>
              <table:table-cell office:value-type="float" office:value="0.00894832611083985">
                <text:p>0.00894832611083985</text:p>
              </table:table-cell>
              <table:table-cell office:value-type="float" office:value="0.00722407102584839">
                <text:p>0.007224071025848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675177574157715">
                <text:p>0.00675177574157715</text:p>
              </table:table-cell>
              <table:table-cell office:value-type="float" office:value="0.00852108001708984">
                <text:p>0.00852108001708984</text:p>
              </table:table-cell>
              <table:table-cell office:value-type="float" office:value="0.00732526779174805">
                <text:p>0.007325267791748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705099105834961">
                <text:p>0.00705099105834961</text:p>
              </table:table-cell>
              <table:table-cell office:value-type="float" office:value="0.00956463813781738">
                <text:p>0.00956463813781738</text:p>
              </table:table-cell>
              <table:table-cell office:value-type="float" office:value="0.00780106782913208">
                <text:p>0.007801067829132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672769546508789">
                <text:p>0.00672769546508789</text:p>
              </table:table-cell>
              <table:table-cell office:value-type="float" office:value="0.00856351852416992">
                <text:p>0.00856351852416992</text:p>
              </table:table-cell>
              <table:table-cell office:value-type="float" office:value="0.00732018947601318">
                <text:p>0.007320189476013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713324546813965">
                <text:p>0.00713324546813965</text:p>
              </table:table-cell>
              <table:table-cell office:value-type="float" office:value="0.00896358489990235">
                <text:p>0.00896358489990235</text:p>
              </table:table-cell>
              <table:table-cell office:value-type="float" office:value="0.00756337642669678">
                <text:p>0.007563376426696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632715225219727">
                <text:p>0.00632715225219727</text:p>
              </table:table-cell>
              <table:table-cell office:value-type="float" office:value="0.00858330726623535">
                <text:p>0.00858330726623535</text:p>
              </table:table-cell>
              <table:table-cell office:value-type="float" office:value="0.00699007511138916">
                <text:p>0.006990075111389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63927173614502">
                <text:p>0.0063927173614502</text:p>
              </table:table-cell>
              <table:table-cell office:value-type="float" office:value="0.0087425708770752">
                <text:p>0.0087425708770752</text:p>
              </table:table-cell>
              <table:table-cell office:value-type="float" office:value="0.00712722539901734">
                <text:p>0.007127225399017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659608840942383">
                <text:p>0.00659608840942383</text:p>
              </table:table-cell>
              <table:table-cell office:value-type="float" office:value="0.00831007957458496">
                <text:p>0.00831007957458496</text:p>
              </table:table-cell>
              <table:table-cell office:value-type="float" office:value="0.00710097551345825">
                <text:p>0.007100975513458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638198852539063">
                <text:p>0.00638198852539063</text:p>
              </table:table-cell>
              <table:table-cell office:value-type="float" office:value="0.00950837135314941">
                <text:p>0.00950837135314941</text:p>
              </table:table-cell>
              <table:table-cell office:value-type="float" office:value="0.00718331336975098">
                <text:p>0.007183313369750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665092468261719">
                <text:p>0.00665092468261719</text:p>
              </table:table-cell>
              <table:table-cell office:value-type="float" office:value="0.00868701934814453">
                <text:p>0.00868701934814453</text:p>
              </table:table-cell>
              <table:table-cell office:value-type="float" office:value="0.0076179027557373">
                <text:p>0.00761790275573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688409805297852">
                <text:p>0.00688409805297852</text:p>
              </table:table-cell>
              <table:table-cell office:value-type="float" office:value="0.00894522666931152">
                <text:p>0.00894522666931152</text:p>
              </table:table-cell>
              <table:table-cell office:value-type="float" office:value="0.00754674673080444">
                <text:p>0.007546746730804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641107559204102">
                <text:p>0.00641107559204102</text:p>
              </table:table-cell>
              <table:table-cell office:value-type="float" office:value="0.00810432434082031">
                <text:p>0.00810432434082031</text:p>
              </table:table-cell>
              <table:table-cell office:value-type="float" office:value="0.00716085433959961">
                <text:p>0.007160854339599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677371025085449">
                <text:p>0.00677371025085449</text:p>
              </table:table-cell>
              <table:table-cell office:value-type="float" office:value="0.00934481620788574">
                <text:p>0.00934481620788574</text:p>
              </table:table-cell>
              <table:table-cell office:value-type="float" office:value="0.0074676513671875">
                <text:p>0.00746765136718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667476654052734">
                <text:p>0.00667476654052734</text:p>
              </table:table-cell>
              <table:table-cell office:value-type="float" office:value="0.00879812240600586">
                <text:p>0.00879812240600586</text:p>
              </table:table-cell>
              <table:table-cell office:value-type="float" office:value="0.00728851556777954">
                <text:p>0.007288515567779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720858573913574">
                <text:p>0.00720858573913574</text:p>
              </table:table-cell>
              <table:table-cell office:value-type="float" office:value="0.00945925712585449">
                <text:p>0.00945925712585449</text:p>
              </table:table-cell>
              <table:table-cell office:value-type="float" office:value="0.00807852745056152">
                <text:p>0.008078527450561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696992874145508">
                <text:p>0.00696992874145508</text:p>
              </table:table-cell>
              <table:table-cell office:value-type="float" office:value="0.0090174674987793">
                <text:p>0.0090174674987793</text:p>
              </table:table-cell>
              <table:table-cell office:value-type="float" office:value="0.00760972499847412">
                <text:p>0.007609724998474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676131248474121">
                <text:p>0.00676131248474121</text:p>
              </table:table-cell>
              <table:table-cell office:value-type="float" office:value="0.0089406967163086">
                <text:p>0.0089406967163086</text:p>
              </table:table-cell>
              <table:table-cell office:value-type="float" office:value="0.00730533599853516">
                <text:p>0.007305335998535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673294067382813">
                <text:p>0.00673294067382813</text:p>
              </table:table-cell>
              <table:table-cell office:value-type="float" office:value="0.00945830345153809">
                <text:p>0.00945830345153809</text:p>
              </table:table-cell>
              <table:table-cell office:value-type="float" office:value="0.00744547843933105">
                <text:p>0.007445478439331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703215599060059">
                <text:p>0.00703215599060059</text:p>
              </table:table-cell>
              <table:table-cell office:value-type="float" office:value="0.00999903678894043">
                <text:p>0.00999903678894043</text:p>
              </table:table-cell>
              <table:table-cell office:value-type="float" office:value="0.00772770643234253">
                <text:p>0.007727706432342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680446624755859">
                <text:p>0.00680446624755859</text:p>
              </table:table-cell>
              <table:table-cell office:value-type="float" office:value="0.00916028022766113">
                <text:p>0.00916028022766113</text:p>
              </table:table-cell>
              <table:table-cell office:value-type="float" office:value="0.00740653276443481">
                <text:p>0.007406532764434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669717788696289">
                <text:p>0.00669717788696289</text:p>
              </table:table-cell>
              <table:table-cell office:value-type="float" office:value="0.00941753387451172">
                <text:p>0.00941753387451172</text:p>
              </table:table-cell>
              <table:table-cell office:value-type="float" office:value="0.00750775337219238">
                <text:p>0.007507753372192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675106048583984">
                <text:p>0.00675106048583984</text:p>
              </table:table-cell>
              <table:table-cell office:value-type="float" office:value="0.00896430015563965">
                <text:p>0.00896430015563965</text:p>
              </table:table-cell>
              <table:table-cell office:value-type="float" office:value="0.00750378370285034">
                <text:p>0.007503783702850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677061080932617">
                <text:p>0.00677061080932617</text:p>
              </table:table-cell>
              <table:table-cell office:value-type="float" office:value="0.00896334648132324">
                <text:p>0.00896334648132324</text:p>
              </table:table-cell>
              <table:table-cell office:value-type="float" office:value="0.00741510391235352">
                <text:p>0.007415103912353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678801536560059">
                <text:p>0.00678801536560059</text:p>
              </table:table-cell>
              <table:table-cell office:value-type="float" office:value="0.00891685485839844">
                <text:p>0.00891685485839844</text:p>
              </table:table-cell>
              <table:table-cell office:value-type="float" office:value="0.00753122568130493">
                <text:p>0.007531225681304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673294067382813">
                <text:p>0.00673294067382813</text:p>
              </table:table-cell>
              <table:table-cell office:value-type="float" office:value="0.00862193107604981">
                <text:p>0.00862193107604981</text:p>
              </table:table-cell>
              <table:table-cell office:value-type="float" office:value="0.0073704719543457">
                <text:p>0.00737047195434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689005851745606">
                <text:p>0.00689005851745606</text:p>
              </table:table-cell>
              <table:table-cell office:value-type="float" office:value="0.00944900512695313">
                <text:p>0.00944900512695313</text:p>
              </table:table-cell>
              <table:table-cell office:value-type="float" office:value="0.00757191181182861">
                <text:p>0.007571911811828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734376907348633">
                <text:p>0.00734376907348633</text:p>
              </table:table-cell>
              <table:table-cell office:value-type="float" office:value="0.00921010971069336">
                <text:p>0.00921010971069336</text:p>
              </table:table-cell>
              <table:table-cell office:value-type="float" office:value="0.00798536539077759">
                <text:p>0.007985365390777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721073150634766">
                <text:p>0.00721073150634766</text:p>
              </table:table-cell>
              <table:table-cell office:value-type="float" office:value="0.0118846893310547">
                <text:p>0.0118846893310547</text:p>
              </table:table-cell>
              <table:table-cell office:value-type="float" office:value="0.00817279815673828">
                <text:p>0.008172798156738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740480422973633">
                <text:p>0.00740480422973633</text:p>
              </table:table-cell>
              <table:table-cell office:value-type="float" office:value="0.0111849308013916">
                <text:p>0.0111849308013916</text:p>
              </table:table-cell>
              <table:table-cell office:value-type="float" office:value="0.00829607248306274">
                <text:p>0.008296072483062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764346122741699">
                <text:p>0.00764346122741699</text:p>
              </table:table-cell>
              <table:table-cell office:value-type="float" office:value="0.00906944274902344">
                <text:p>0.00906944274902344</text:p>
              </table:table-cell>
              <table:table-cell office:value-type="float" office:value="0.00829013586044312">
                <text:p>0.008290135860443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702881813049317">
                <text:p>0.00702881813049317</text:p>
              </table:table-cell>
              <table:table-cell office:value-type="float" office:value="0.0129308700561523">
                <text:p>0.0129308700561523</text:p>
              </table:table-cell>
              <table:table-cell office:value-type="float" office:value="0.00815597772598267">
                <text:p>0.008155977725982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684547424316406">
                <text:p>0.00684547424316406</text:p>
              </table:table-cell>
              <table:table-cell office:value-type="float" office:value="0.00976848602294922">
                <text:p>0.00976848602294922</text:p>
              </table:table-cell>
              <table:table-cell office:value-type="float" office:value="0.00757453441619873">
                <text:p>0.007574534416198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709915161132813">
                <text:p>0.00709915161132813</text:p>
              </table:table-cell>
              <table:table-cell office:value-type="float" office:value="0.00895333290100098">
                <text:p>0.00895333290100098</text:p>
              </table:table-cell>
              <table:table-cell office:value-type="float" office:value="0.00773748159408569">
                <text:p>0.007737481594085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773835182189942">
                <text:p>0.00773835182189942</text:p>
              </table:table-cell>
              <table:table-cell office:value-type="float" office:value="0.00944614410400391">
                <text:p>0.00944614410400391</text:p>
              </table:table-cell>
              <table:table-cell office:value-type="float" office:value="0.00819783210754395">
                <text:p>0.008197832107543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77824592590332">
                <text:p>0.0077824592590332</text:p>
              </table:table-cell>
              <table:table-cell office:value-type="float" office:value="0.0101590156555176">
                <text:p>0.0101590156555176</text:p>
              </table:table-cell>
              <table:table-cell office:value-type="float" office:value="0.00857231616973877">
                <text:p>0.008572316169738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764560699462891">
                <text:p>0.00764560699462891</text:p>
              </table:table-cell>
              <table:table-cell office:value-type="float" office:value="0.00974130630493164">
                <text:p>0.00974130630493164</text:p>
              </table:table-cell>
              <table:table-cell office:value-type="float" office:value="0.00843096971511841">
                <text:p>0.008430969715118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738406181335449">
                <text:p>0.00738406181335449</text:p>
              </table:table-cell>
              <table:table-cell office:value-type="float" office:value="0.0114305019378662">
                <text:p>0.0114305019378662</text:p>
              </table:table-cell>
              <table:table-cell office:value-type="float" office:value="0.0082281231880188">
                <text:p>0.00822812318801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743937492370606">
                <text:p>0.00743937492370606</text:p>
              </table:table-cell>
              <table:table-cell office:value-type="float" office:value="0.00939702987670898">
                <text:p>0.00939702987670898</text:p>
              </table:table-cell>
              <table:table-cell office:value-type="float" office:value="0.0079869270324707">
                <text:p>0.00798692703247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758099555969238">
                <text:p>0.00758099555969238</text:p>
              </table:table-cell>
              <table:table-cell office:value-type="float" office:value="0.0107333660125732">
                <text:p>0.0107333660125732</text:p>
              </table:table-cell>
              <table:table-cell office:value-type="float" office:value="0.00836433172225952">
                <text:p>0.008364331722259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78880786895752">
                <text:p>0.0078880786895752</text:p>
              </table:table-cell>
              <table:table-cell office:value-type="float" office:value="0.0105574131011963">
                <text:p>0.0105574131011963</text:p>
              </table:table-cell>
              <table:table-cell office:value-type="float" office:value="0.00864291191101074">
                <text:p>0.008642911911010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783872604370117">
                <text:p>0.00783872604370117</text:p>
              </table:table-cell>
              <table:table-cell office:value-type="float" office:value="0.0093376636505127">
                <text:p>0.0093376636505127</text:p>
              </table:table-cell>
              <table:table-cell office:value-type="float" office:value="0.00831243991851807">
                <text:p>0.008312439918518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78434944152832">
                <text:p>0.0078434944152832</text:p>
              </table:table-cell>
              <table:table-cell office:value-type="float" office:value="0.0100429058074951">
                <text:p>0.0100429058074951</text:p>
              </table:table-cell>
              <table:table-cell office:value-type="float" office:value="0.00839955806732178">
                <text:p>0.008399558067321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783443450927734">
                <text:p>0.00783443450927734</text:p>
              </table:table-cell>
              <table:table-cell office:value-type="float" office:value="0.00969576835632324">
                <text:p>0.00969576835632324</text:p>
              </table:table-cell>
              <table:table-cell office:value-type="float" office:value="0.00822778940200806">
                <text:p>0.008227789402008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741147994995117">
                <text:p>0.00741147994995117</text:p>
              </table:table-cell>
              <table:table-cell office:value-type="float" office:value="0.00948619842529297">
                <text:p>0.00948619842529297</text:p>
              </table:table-cell>
              <table:table-cell office:value-type="float" office:value="0.00794979333877563">
                <text:p>0.007949793338775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806283950805664">
                <text:p>0.00806283950805664</text:p>
              </table:table-cell>
              <table:table-cell office:value-type="float" office:value="0.00985932350158691">
                <text:p>0.00985932350158691</text:p>
              </table:table-cell>
              <table:table-cell office:value-type="float" office:value="0.00854020118713379">
                <text:p>0.008540201187133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743365287780762">
                <text:p>0.00743365287780762</text:p>
              </table:table-cell>
              <table:table-cell office:value-type="float" office:value="0.010594367980957">
                <text:p>0.010594367980957</text:p>
              </table:table-cell>
              <table:table-cell office:value-type="float" office:value="0.00828865766525269">
                <text:p>0.008288657665252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783610343933106">
                <text:p>0.00783610343933106</text:p>
              </table:table-cell>
              <table:table-cell office:value-type="float" office:value="0.0101580619812012">
                <text:p>0.0101580619812012</text:p>
              </table:table-cell>
              <table:table-cell office:value-type="float" office:value="0.00845023393630981">
                <text:p>0.008450233936309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782179832458496">
                <text:p>0.00782179832458496</text:p>
              </table:table-cell>
              <table:table-cell office:value-type="float" office:value="0.0118346214294434">
                <text:p>0.0118346214294434</text:p>
              </table:table-cell>
              <table:table-cell office:value-type="float" office:value="0.00856368541717529">
                <text:p>0.008563685417175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739002227783203">
                <text:p>0.00739002227783203</text:p>
              </table:table-cell>
              <table:table-cell office:value-type="float" office:value="0.0100469589233398">
                <text:p>0.0100469589233398</text:p>
              </table:table-cell>
              <table:table-cell office:value-type="float" office:value="0.00818048715591431">
                <text:p>0.008180487155914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756120681762695">
                <text:p>0.00756120681762695</text:p>
              </table:table-cell>
              <table:table-cell office:value-type="float" office:value="0.0106196403503418">
                <text:p>0.0106196403503418</text:p>
              </table:table-cell>
              <table:table-cell office:value-type="float" office:value="0.00829013586044312">
                <text:p>0.008290135860443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805878639221191">
                <text:p>0.00805878639221191</text:p>
              </table:table-cell>
              <table:table-cell office:value-type="float" office:value="0.0104334354400635">
                <text:p>0.0104334354400635</text:p>
              </table:table-cell>
              <table:table-cell office:value-type="float" office:value="0.00867570638656616">
                <text:p>0.008675706386566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797319412231445">
                <text:p>0.00797319412231445</text:p>
              </table:table-cell>
              <table:table-cell office:value-type="float" office:value="0.0147778987884521">
                <text:p>0.0147778987884521</text:p>
              </table:table-cell>
              <table:table-cell office:value-type="float" office:value="0.00986166000366211">
                <text:p>0.009861660003662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808620452880859">
                <text:p>0.00808620452880859</text:p>
              </table:table-cell>
              <table:table-cell office:value-type="float" office:value="0.0149257183074951">
                <text:p>0.0149257183074951</text:p>
              </table:table-cell>
              <table:table-cell office:value-type="float" office:value="0.00986062288284302">
                <text:p>0.009860622882843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81484317779541">
                <text:p>0.0081484317779541</text:p>
              </table:table-cell>
              <table:table-cell office:value-type="float" office:value="0.0165436267852783">
                <text:p>0.0165436267852783</text:p>
              </table:table-cell>
              <table:table-cell office:value-type="float" office:value="0.0102413177490234">
                <text:p>0.01024131774902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775241851806641">
                <text:p>0.00775241851806641</text:p>
              </table:table-cell>
              <table:table-cell office:value-type="float" office:value="0.0157849788665772">
                <text:p>0.0157849788665772</text:p>
              </table:table-cell>
              <table:table-cell office:value-type="float" office:value="0.00918402671813965">
                <text:p>0.009184026718139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819230079650879">
                <text:p>0.00819230079650879</text:p>
              </table:table-cell>
              <table:table-cell office:value-type="float" office:value="0.013542652130127">
                <text:p>0.013542652130127</text:p>
              </table:table-cell>
              <table:table-cell office:value-type="float" office:value="0.00952837467193604">
                <text:p>0.009528374671936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804543495178223">
                <text:p>0.00804543495178223</text:p>
              </table:table-cell>
              <table:table-cell office:value-type="float" office:value="0.0105354785919189">
                <text:p>0.0105354785919189</text:p>
              </table:table-cell>
              <table:table-cell office:value-type="float" office:value="0.0088261604309082">
                <text:p>0.00882616043090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803494453430176">
                <text:p>0.00803494453430176</text:p>
              </table:table-cell>
              <table:table-cell office:value-type="float" office:value="0.0134174823760986">
                <text:p>0.0134174823760986</text:p>
              </table:table-cell>
              <table:table-cell office:value-type="float" office:value="0.00874276161193848">
                <text:p>0.008742761611938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802350044250488">
                <text:p>0.00802350044250488</text:p>
              </table:table-cell>
              <table:table-cell office:value-type="float" office:value="0.0100412368774414">
                <text:p>0.0100412368774414</text:p>
              </table:table-cell>
              <table:table-cell office:value-type="float" office:value="0.0087375283241272">
                <text:p>0.00873752832412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804495811462402">
                <text:p>0.00804495811462402</text:p>
              </table:table-cell>
              <table:table-cell office:value-type="float" office:value="0.0101912021636963">
                <text:p>0.0101912021636963</text:p>
              </table:table-cell>
              <table:table-cell office:value-type="float" office:value="0.00863714218139648">
                <text:p>0.008637142181396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828361511230469">
                <text:p>0.00828361511230469</text:p>
              </table:table-cell>
              <table:table-cell office:value-type="float" office:value="0.012347936630249">
                <text:p>0.012347936630249</text:p>
              </table:table-cell>
              <table:table-cell office:value-type="float" office:value="0.00944466590881348">
                <text:p>0.009444665908813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853109359741211">
                <text:p>0.00853109359741211</text:p>
              </table:table-cell>
              <table:table-cell office:value-type="float" office:value="0.0145461559295654">
                <text:p>0.0145461559295654</text:p>
              </table:table-cell>
              <table:table-cell office:value-type="float" office:value="0.00991588830947876">
                <text:p>0.009915888309478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859713554382324">
                <text:p>0.00859713554382324</text:p>
              </table:table-cell>
              <table:table-cell office:value-type="float" office:value="0.0129306316375732">
                <text:p>0.0129306316375732</text:p>
              </table:table-cell>
              <table:table-cell office:value-type="float" office:value="0.00988166332244873">
                <text:p>0.009881663322448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818967819213867">
                <text:p>0.00818967819213867</text:p>
              </table:table-cell>
              <table:table-cell office:value-type="float" office:value="0.00997447967529297">
                <text:p>0.00997447967529297</text:p>
              </table:table-cell>
              <table:table-cell office:value-type="float" office:value="0.008976149559021">
                <text:p>0.0089761495590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775814056396484">
                <text:p>0.00775814056396484</text:p>
              </table:table-cell>
              <table:table-cell office:value-type="float" office:value="0.0102028846740723">
                <text:p>0.0102028846740723</text:p>
              </table:table-cell>
              <table:table-cell office:value-type="float" office:value="0.00868415832519531">
                <text:p>0.008684158325195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814175605773926">
                <text:p>0.00814175605773926</text:p>
              </table:table-cell>
              <table:table-cell office:value-type="float" office:value="0.0103459358215332">
                <text:p>0.0103459358215332</text:p>
              </table:table-cell>
              <table:table-cell office:value-type="float" office:value="0.00905784368515015">
                <text:p>0.009057843685150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776314735412598">
                <text:p>0.00776314735412598</text:p>
              </table:table-cell>
              <table:table-cell office:value-type="float" office:value="0.00987839698791504">
                <text:p>0.00987839698791504</text:p>
              </table:table-cell>
              <table:table-cell office:value-type="float" office:value="0.00858044624328613">
                <text:p>0.008580446243286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816845893859863">
                <text:p>0.00816845893859863</text:p>
              </table:table-cell>
              <table:table-cell office:value-type="float" office:value="0.0097799301147461">
                <text:p>0.0097799301147461</text:p>
              </table:table-cell>
              <table:table-cell office:value-type="float" office:value="0.00887699127197266">
                <text:p>0.008876991271972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835156440734863">
                <text:p>0.00835156440734863</text:p>
              </table:table-cell>
              <table:table-cell office:value-type="float" office:value="0.0117628574371338">
                <text:p>0.0117628574371338</text:p>
              </table:table-cell>
              <table:table-cell office:value-type="float" office:value="0.00926767587661743">
                <text:p>0.009267675876617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844597816467285">
                <text:p>0.00844597816467285</text:p>
              </table:table-cell>
              <table:table-cell office:value-type="float" office:value="0.0120313167572021">
                <text:p>0.0120313167572021</text:p>
              </table:table-cell>
              <table:table-cell office:value-type="float" office:value="0.00918233394622803">
                <text:p>0.009182333946228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812816619873047">
                <text:p>0.00812816619873047</text:p>
              </table:table-cell>
              <table:table-cell office:value-type="float" office:value="0.0102875232696533">
                <text:p>0.0102875232696533</text:p>
              </table:table-cell>
              <table:table-cell office:value-type="float" office:value="0.00882476568222046">
                <text:p>0.008824765682220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801992416381836">
                <text:p>0.00801992416381836</text:p>
              </table:table-cell>
              <table:table-cell office:value-type="float" office:value="0.012178897857666">
                <text:p>0.012178897857666</text:p>
              </table:table-cell>
              <table:table-cell office:value-type="float" office:value="0.00876789093017578">
                <text:p>0.008767890930175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805807113647461">
                <text:p>0.00805807113647461</text:p>
              </table:table-cell>
              <table:table-cell office:value-type="float" office:value="0.0111460685729981">
                <text:p>0.0111460685729981</text:p>
              </table:table-cell>
              <table:table-cell office:value-type="float" office:value="0.00899608135223389">
                <text:p>0.008996081352233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826501846313477">
                <text:p>0.00826501846313477</text:p>
              </table:table-cell>
              <table:table-cell office:value-type="float" office:value="0.0104327201843262">
                <text:p>0.0104327201843262</text:p>
              </table:table-cell>
              <table:table-cell office:value-type="float" office:value="0.00903855562210083">
                <text:p>0.009038555622100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82390308380127">
                <text:p>0.0082390308380127</text:p>
              </table:table-cell>
              <table:table-cell office:value-type="float" office:value="0.0101630687713623">
                <text:p>0.0101630687713623</text:p>
              </table:table-cell>
              <table:table-cell office:value-type="float" office:value="0.00898096561431885">
                <text:p>0.008980965614318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861692428588867">
                <text:p>0.00861692428588867</text:p>
              </table:table-cell>
              <table:table-cell office:value-type="float" office:value="0.0106050968170166">
                <text:p>0.0106050968170166</text:p>
              </table:table-cell>
              <table:table-cell office:value-type="float" office:value="0.00922565460205078">
                <text:p>0.009225654602050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873994827270508">
                <text:p>0.00873994827270508</text:p>
              </table:table-cell>
              <table:table-cell office:value-type="float" office:value="0.0128788948059082">
                <text:p>0.0128788948059082</text:p>
              </table:table-cell>
              <table:table-cell office:value-type="float" office:value="0.00957427024841309">
                <text:p>0.009574270248413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873470306396485">
                <text:p>0.00873470306396485</text:p>
              </table:table-cell>
              <table:table-cell office:value-type="float" office:value="0.0102114677429199">
                <text:p>0.0102114677429199</text:p>
              </table:table-cell>
              <table:table-cell office:value-type="float" office:value="0.00923646688461304">
                <text:p>0.009236466884613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884056091308594">
                <text:p>0.00884056091308594</text:p>
              </table:table-cell>
              <table:table-cell office:value-type="float" office:value="0.0105087757110596">
                <text:p>0.0105087757110596</text:p>
              </table:table-cell>
              <table:table-cell office:value-type="float" office:value="0.00927374362945557">
                <text:p>0.009273743629455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88648796081543">
                <text:p>0.0088648796081543</text:p>
              </table:table-cell>
              <table:table-cell office:value-type="float" office:value="0.0126705169677734">
                <text:p>0.0126705169677734</text:p>
              </table:table-cell>
              <table:table-cell office:value-type="float" office:value="0.00971666574478149">
                <text:p>0.009716665744781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870513916015625">
                <text:p>0.00870513916015625</text:p>
              </table:table-cell>
              <table:table-cell office:value-type="float" office:value="0.013214111328125">
                <text:p>0.013214111328125</text:p>
              </table:table-cell>
              <table:table-cell office:value-type="float" office:value="0.00935757160186768">
                <text:p>0.009357571601867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871348381042481">
                <text:p>0.00871348381042481</text:p>
              </table:table-cell>
              <table:table-cell office:value-type="float" office:value="0.010770320892334">
                <text:p>0.010770320892334</text:p>
              </table:table-cell>
              <table:table-cell office:value-type="float" office:value="0.00924204587936401">
                <text:p>0.009242045879364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856184959411621">
                <text:p>0.00856184959411621</text:p>
              </table:table-cell>
              <table:table-cell office:value-type="float" office:value="0.0104632377624512">
                <text:p>0.0104632377624512</text:p>
              </table:table-cell>
              <table:table-cell office:value-type="float" office:value="0.00910775661468506">
                <text:p>0.009107756614685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836277008056641">
                <text:p>0.00836277008056641</text:p>
              </table:table-cell>
              <table:table-cell office:value-type="float" office:value="0.0123386383056641">
                <text:p>0.0123386383056641</text:p>
              </table:table-cell>
              <table:table-cell office:value-type="float" office:value="0.00916388034820557">
                <text:p>0.009163880348205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847005844116211">
                <text:p>0.00847005844116211</text:p>
              </table:table-cell>
              <table:table-cell office:value-type="float" office:value="0.0122249126434326">
                <text:p>0.0122249126434326</text:p>
              </table:table-cell>
              <table:table-cell office:value-type="float" office:value="0.00916506052017212">
                <text:p>0.009165060520172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858283042907715">
                <text:p>0.00858283042907715</text:p>
              </table:table-cell>
              <table:table-cell office:value-type="float" office:value="0.0105240345001221">
                <text:p>0.0105240345001221</text:p>
              </table:table-cell>
              <table:table-cell office:value-type="float" office:value="0.00919948816299439">
                <text:p>0.009199488162994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890350341796875">
                <text:p>0.00890350341796875</text:p>
              </table:table-cell>
              <table:table-cell office:value-type="float" office:value="0.0124783515930176">
                <text:p>0.0124783515930176</text:p>
              </table:table-cell>
              <table:table-cell office:value-type="float" office:value="0.00944482088088989">
                <text:p>0.0094448208808898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886154174804688">
                <text:p>0.00886154174804688</text:p>
              </table:table-cell>
              <table:table-cell office:value-type="float" office:value="0.0107450485229492">
                <text:p>0.0107450485229492</text:p>
              </table:table-cell>
              <table:table-cell office:value-type="float" office:value="0.00941671133041382">
                <text:p>0.0094167113304138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87881088256836">
                <text:p>0.0087881088256836</text:p>
              </table:table-cell>
              <table:table-cell office:value-type="float" office:value="0.0110750198364258">
                <text:p>0.0110750198364258</text:p>
              </table:table-cell>
              <table:table-cell office:value-type="float" office:value="0.00934470891952515">
                <text:p>0.009344708919525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864124298095703">
                <text:p>0.00864124298095703</text:p>
              </table:table-cell>
              <table:table-cell office:value-type="float" office:value="0.0127887725830078">
                <text:p>0.0127887725830078</text:p>
              </table:table-cell>
              <table:table-cell office:value-type="float" office:value="0.00941604375839233">
                <text:p>0.009416043758392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859498977661133">
                <text:p>0.00859498977661133</text:p>
              </table:table-cell>
              <table:table-cell office:value-type="float" office:value="0.0111846923828125">
                <text:p>0.0111846923828125</text:p>
              </table:table-cell>
              <table:table-cell office:value-type="float" office:value="0.00915184020996094">
                <text:p>0.009151840209960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870823860168457">
                <text:p>0.00870823860168457</text:p>
              </table:table-cell>
              <table:table-cell office:value-type="float" office:value="0.0108070373535156">
                <text:p>0.0108070373535156</text:p>
              </table:table-cell>
              <table:table-cell office:value-type="float" office:value="0.00943014621734619">
                <text:p>0.009430146217346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87590217590332">
                <text:p>0.0087590217590332</text:p>
              </table:table-cell>
              <table:table-cell office:value-type="float" office:value="0.0124180316925049">
                <text:p>0.0124180316925049</text:p>
              </table:table-cell>
              <table:table-cell office:value-type="float" office:value="0.00941375494003296">
                <text:p>0.009413754940032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855207443237305">
                <text:p>0.00855207443237305</text:p>
              </table:table-cell>
              <table:table-cell office:value-type="float" office:value="0.0114104747772217">
                <text:p>0.0114104747772217</text:p>
              </table:table-cell>
              <table:table-cell office:value-type="float" office:value="0.00925359725952148">
                <text:p>0.009253597259521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901246070861816">
                <text:p>0.00901246070861816</text:p>
              </table:table-cell>
              <table:table-cell office:value-type="float" office:value="0.013049840927124">
                <text:p>0.013049840927124</text:p>
              </table:table-cell>
              <table:table-cell office:value-type="float" office:value="0.00968531370162964">
                <text:p>0.009685313701629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894784927368164">
                <text:p>0.00894784927368164</text:p>
              </table:table-cell>
              <table:table-cell office:value-type="float" office:value="0.0109331607818604">
                <text:p>0.0109331607818604</text:p>
              </table:table-cell>
              <table:table-cell office:value-type="float" office:value="0.0093622088432312">
                <text:p>0.00936220884323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884032249450684">
                <text:p>0.00884032249450684</text:p>
              </table:table-cell>
              <table:table-cell office:value-type="float" office:value="0.0113134384155273">
                <text:p>0.0113134384155273</text:p>
              </table:table-cell>
              <table:table-cell office:value-type="float" office:value="0.00942739248275757">
                <text:p>0.009427392482757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982284545898438">
                <text:p>0.00982284545898438</text:p>
              </table:table-cell>
              <table:table-cell office:value-type="float" office:value="0.0116822719573975">
                <text:p>0.0116822719573975</text:p>
              </table:table-cell>
              <table:table-cell office:value-type="float" office:value="0.0104478716850281">
                <text:p>0.01044787168502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925326347351074">
                <text:p>0.00925326347351074</text:p>
              </table:table-cell>
              <table:table-cell office:value-type="float" office:value="0.0122017860412598">
                <text:p>0.0122017860412598</text:p>
              </table:table-cell>
              <table:table-cell office:value-type="float" office:value="0.0103875398635864">
                <text:p>0.01038753986358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974130630493164">
                <text:p>0.00974130630493164</text:p>
              </table:table-cell>
              <table:table-cell office:value-type="float" office:value="0.0108542442321777">
                <text:p>0.0108542442321777</text:p>
              </table:table-cell>
              <table:table-cell office:value-type="float" office:value="0.0101655840873718">
                <text:p>0.01016558408737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946712493896485">
                <text:p>0.00946712493896485</text:p>
              </table:table-cell>
              <table:table-cell office:value-type="float" office:value="0.0116813182830811">
                <text:p>0.0116813182830811</text:p>
              </table:table-cell>
              <table:table-cell office:value-type="float" office:value="0.0101142525672913">
                <text:p>0.01011425256729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898385047912598">
                <text:p>0.00898385047912598</text:p>
              </table:table-cell>
              <table:table-cell office:value-type="float" office:value="0.0111632347106934">
                <text:p>0.0111632347106934</text:p>
              </table:table-cell>
              <table:table-cell office:value-type="float" office:value="0.00968775749206543">
                <text:p>0.009687757492065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87270736694336">
                <text:p>0.0087270736694336</text:p>
              </table:table-cell>
              <table:table-cell office:value-type="float" office:value="0.0118257999420166">
                <text:p>0.0118257999420166</text:p>
              </table:table-cell>
              <table:table-cell office:value-type="float" office:value="0.00950803756713867">
                <text:p>0.009508037567138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909948348999023">
                <text:p>0.00909948348999023</text:p>
              </table:table-cell>
              <table:table-cell office:value-type="float" office:value="0.0114641189575195">
                <text:p>0.0114641189575195</text:p>
              </table:table-cell>
              <table:table-cell office:value-type="float" office:value="0.00961945056915283">
                <text:p>0.009619450569152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931787490844727">
                <text:p>0.00931787490844727</text:p>
              </table:table-cell>
              <table:table-cell office:value-type="float" office:value="0.0113852024078369">
                <text:p>0.0113852024078369</text:p>
              </table:table-cell>
              <table:table-cell office:value-type="float" office:value="0.00983656644821167">
                <text:p>0.009836566448211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913739204406738">
                <text:p>0.00913739204406738</text:p>
              </table:table-cell>
              <table:table-cell office:value-type="float" office:value="0.0135114192962646">
                <text:p>0.0135114192962646</text:p>
              </table:table-cell>
              <table:table-cell office:value-type="float" office:value="0.00982939004898071">
                <text:p>0.009829390048980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902295112609863">
                <text:p>0.00902295112609863</text:p>
              </table:table-cell>
              <table:table-cell office:value-type="float" office:value="0.01316237449646">
                <text:p>0.01316237449646</text:p>
              </table:table-cell>
              <table:table-cell office:value-type="float" office:value="0.00981353521347046">
                <text:p>0.009813535213470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881147384643555">
                <text:p>0.00881147384643555</text:p>
              </table:table-cell>
              <table:table-cell office:value-type="float" office:value="0.0116145610809326">
                <text:p>0.0116145610809326</text:p>
              </table:table-cell>
              <table:table-cell office:value-type="float" office:value="0.00965501070022583">
                <text:p>0.009655010700225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938987731933594">
                <text:p>0.00938987731933594</text:p>
              </table:table-cell>
              <table:table-cell office:value-type="float" office:value="0.0111923217773438">
                <text:p>0.0111923217773438</text:p>
              </table:table-cell>
              <table:table-cell office:value-type="float" office:value="0.00980215072631836">
                <text:p>0.009802150726318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929737091064453">
                <text:p>0.00929737091064453</text:p>
              </table:table-cell>
              <table:table-cell office:value-type="float" office:value="0.0114676952362061">
                <text:p>0.0114676952362061</text:p>
              </table:table-cell>
              <table:table-cell office:value-type="float" office:value="0.00984883308410645">
                <text:p>0.009848833084106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914859771728516">
                <text:p>0.00914859771728516</text:p>
              </table:table-cell>
              <table:table-cell office:value-type="float" office:value="0.0127458572387695">
                <text:p>0.0127458572387695</text:p>
              </table:table-cell>
              <table:table-cell office:value-type="float" office:value="0.0097001314163208">
                <text:p>0.00970013141632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93080997467041">
                <text:p>0.0093080997467041</text:p>
              </table:table-cell>
              <table:table-cell office:value-type="float" office:value="0.0145487785339356">
                <text:p>0.0145487785339356</text:p>
              </table:table-cell>
              <table:table-cell office:value-type="float" office:value="0.00985434055328369">
                <text:p>0.009854340553283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91090202331543">
                <text:p>0.0091090202331543</text:p>
              </table:table-cell>
              <table:table-cell office:value-type="float" office:value="0.0117397308349609">
                <text:p>0.0117397308349609</text:p>
              </table:table-cell>
              <table:table-cell office:value-type="float" office:value="0.00994844436645508">
                <text:p>0.009948444366455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953960418701172">
                <text:p>0.00953960418701172</text:p>
              </table:table-cell>
              <table:table-cell office:value-type="float" office:value="0.0119154453277588">
                <text:p>0.0119154453277588</text:p>
              </table:table-cell>
              <table:table-cell office:value-type="float" office:value="0.0100213289260864">
                <text:p>0.01002132892608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904107093811035">
                <text:p>0.00904107093811035</text:p>
              </table:table-cell>
              <table:table-cell office:value-type="float" office:value="0.0116229057312012">
                <text:p>0.0116229057312012</text:p>
              </table:table-cell>
              <table:table-cell office:value-type="float" office:value="0.00969651937484741">
                <text:p>0.009696519374847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899291038513184">
                <text:p>0.00899291038513184</text:p>
              </table:table-cell>
              <table:table-cell office:value-type="float" office:value="0.0115222930908203">
                <text:p>0.0115222930908203</text:p>
              </table:table-cell>
              <table:table-cell office:value-type="float" office:value="0.00999696254730225">
                <text:p>0.009996962547302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922632217407227">
                <text:p>0.00922632217407227</text:p>
              </table:table-cell>
              <table:table-cell office:value-type="float" office:value="0.0111429691314697">
                <text:p>0.0111429691314697</text:p>
              </table:table-cell>
              <table:table-cell office:value-type="float" office:value="0.00975929498672485">
                <text:p>0.009759294986724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945305824279785">
                <text:p>0.00945305824279785</text:p>
              </table:table-cell>
              <table:table-cell office:value-type="float" office:value="0.0124216079711914">
                <text:p>0.0124216079711914</text:p>
              </table:table-cell>
              <table:table-cell office:value-type="float" office:value="0.0100032329559326">
                <text:p>0.01000323295593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920748710632324">
                <text:p>0.00920748710632324</text:p>
              </table:table-cell>
              <table:table-cell office:value-type="float" office:value="0.0128388404846191">
                <text:p>0.0128388404846191</text:p>
              </table:table-cell>
              <table:table-cell office:value-type="float" office:value="0.0100637316703796">
                <text:p>0.01006373167037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961089134216309">
                <text:p>0.00961089134216309</text:p>
              </table:table-cell>
              <table:table-cell office:value-type="float" office:value="0.0113189220428467">
                <text:p>0.0113189220428467</text:p>
              </table:table-cell>
              <table:table-cell office:value-type="float" office:value="0.010269558429718">
                <text:p>0.0102695584297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904965400695801">
                <text:p>0.00904965400695801</text:p>
              </table:table-cell>
              <table:table-cell office:value-type="float" office:value="0.0119085311889648">
                <text:p>0.0119085311889648</text:p>
              </table:table-cell>
              <table:table-cell office:value-type="float" office:value="0.00997442007064819">
                <text:p>0.009974420070648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930333137512207">
                <text:p>0.00930333137512207</text:p>
              </table:table-cell>
              <table:table-cell office:value-type="float" office:value="0.0140690803527832">
                <text:p>0.0140690803527832</text:p>
              </table:table-cell>
              <table:table-cell office:value-type="float" office:value="0.0102160811424255">
                <text:p>0.01021608114242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959420204162598">
                <text:p>0.00959420204162598</text:p>
              </table:table-cell>
              <table:table-cell office:value-type="float" office:value="0.0120773315429688">
                <text:p>0.0120773315429688</text:p>
              </table:table-cell>
              <table:table-cell office:value-type="float" office:value="0.0101541042327881">
                <text:p>0.01015410423278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962996482849121">
                <text:p>0.00962996482849121</text:p>
              </table:table-cell>
              <table:table-cell office:value-type="float" office:value="0.0126152038574219">
                <text:p>0.0126152038574219</text:p>
              </table:table-cell>
              <table:table-cell office:value-type="float" office:value="0.010312283039093">
                <text:p>0.0103122830390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967669486999512">
                <text:p>0.00967669486999512</text:p>
              </table:table-cell>
              <table:table-cell office:value-type="float" office:value="0.0118629932403564">
                <text:p>0.0118629932403564</text:p>
              </table:table-cell>
              <table:table-cell office:value-type="float" office:value="0.0102969169616699">
                <text:p>0.01029691696166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954723358154297">
                <text:p>0.00954723358154297</text:p>
              </table:table-cell>
              <table:table-cell office:value-type="float" office:value="0.011831521987915">
                <text:p>0.011831521987915</text:p>
              </table:table-cell>
              <table:table-cell office:value-type="float" office:value="0.0102627873420715">
                <text:p>0.01026278734207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954842567443848">
                <text:p>0.00954842567443848</text:p>
              </table:table-cell>
              <table:table-cell office:value-type="float" office:value="0.0151870250701904">
                <text:p>0.0151870250701904</text:p>
              </table:table-cell>
              <table:table-cell office:value-type="float" office:value="0.0102193832397461">
                <text:p>0.01021938323974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962448120117188">
                <text:p>0.00962448120117188</text:p>
              </table:table-cell>
              <table:table-cell office:value-type="float" office:value="0.0116939544677734">
                <text:p>0.0116939544677734</text:p>
              </table:table-cell>
              <table:table-cell office:value-type="float" office:value="0.0102451086044312">
                <text:p>0.01024510860443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956940650939941">
                <text:p>0.00956940650939941</text:p>
              </table:table-cell>
              <table:table-cell office:value-type="float" office:value="0.0131745338439941">
                <text:p>0.0131745338439941</text:p>
              </table:table-cell>
              <table:table-cell office:value-type="float" office:value="0.0102361798286438">
                <text:p>0.01023617982864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984740257263184">
                <text:p>0.00984740257263184</text:p>
              </table:table-cell>
              <table:table-cell office:value-type="float" office:value="0.0129830837249756">
                <text:p>0.0129830837249756</text:p>
              </table:table-cell>
              <table:table-cell office:value-type="float" office:value="0.0105405449867249">
                <text:p>0.01054054498672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965690612792969">
                <text:p>0.00965690612792969</text:p>
              </table:table-cell>
              <table:table-cell office:value-type="float" office:value="0.0164949893951416">
                <text:p>0.0164949893951416</text:p>
              </table:table-cell>
              <table:table-cell office:value-type="float" office:value="0.0106511354446411">
                <text:p>0.01065113544464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962448120117188">
                <text:p>0.00962448120117188</text:p>
              </table:table-cell>
              <table:table-cell office:value-type="float" office:value="0.0120172500610352">
                <text:p>0.0120172500610352</text:p>
              </table:table-cell>
              <table:table-cell office:value-type="float" office:value="0.0101802229881287">
                <text:p>0.01018022298812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968194007873535">
                <text:p>0.00968194007873535</text:p>
              </table:table-cell>
              <table:table-cell office:value-type="float" office:value="0.0120837688446045">
                <text:p>0.0120837688446045</text:p>
              </table:table-cell>
              <table:table-cell office:value-type="float" office:value="0.0104464888572693">
                <text:p>0.01044648885726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00178718566895">
                <text:p>0.0100178718566895</text:p>
              </table:table-cell>
              <table:table-cell office:value-type="float" office:value="0.012791633605957">
                <text:p>0.012791633605957</text:p>
              </table:table-cell>
              <table:table-cell office:value-type="float" office:value="0.0105381488800049">
                <text:p>0.01053814888000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970339775085449">
                <text:p>0.00970339775085449</text:p>
              </table:table-cell>
              <table:table-cell office:value-type="float" office:value="0.0118350982666016">
                <text:p>0.0118350982666016</text:p>
              </table:table-cell>
              <table:table-cell office:value-type="float" office:value="0.010298490524292">
                <text:p>0.0102984905242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979089736938477">
                <text:p>0.00979089736938477</text:p>
              </table:table-cell>
              <table:table-cell office:value-type="float" office:value="0.0131931304931641">
                <text:p>0.0131931304931641</text:p>
              </table:table-cell>
              <table:table-cell office:value-type="float" office:value="0.0101648688316345">
                <text:p>0.01016486883163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01332664489746">
                <text:p>0.0101332664489746</text:p>
              </table:table-cell>
              <table:table-cell office:value-type="float" office:value="0.0126569271087646">
                <text:p>0.0126569271087646</text:p>
              </table:table-cell>
              <table:table-cell office:value-type="float" office:value="0.0107593059539795">
                <text:p>0.01075930595397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99477767944336">
                <text:p>0.0099477767944336</text:p>
              </table:table-cell>
              <table:table-cell office:value-type="float" office:value="0.0124218463897705">
                <text:p>0.0124218463897705</text:p>
              </table:table-cell>
              <table:table-cell office:value-type="float" office:value="0.0105766773223877">
                <text:p>0.01057667732238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982975959777832">
                <text:p>0.00982975959777832</text:p>
              </table:table-cell>
              <table:table-cell office:value-type="float" office:value="0.0124402046203613">
                <text:p>0.0124402046203613</text:p>
              </table:table-cell>
              <table:table-cell office:value-type="float" office:value="0.0103309035301209">
                <text:p>0.01033090353012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991678237915039">
                <text:p>0.00991678237915039</text:p>
              </table:table-cell>
              <table:table-cell office:value-type="float" office:value="0.0123317241668701">
                <text:p>0.0123317241668701</text:p>
              </table:table-cell>
              <table:table-cell office:value-type="float" office:value="0.0106482863426209">
                <text:p>0.01064828634262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960302352905273">
                <text:p>0.00960302352905273</text:p>
              </table:table-cell>
              <table:table-cell office:value-type="float" office:value="0.0135383605957031">
                <text:p>0.0135383605957031</text:p>
              </table:table-cell>
              <table:table-cell office:value-type="float" office:value="0.0104623675346375">
                <text:p>0.0104623675346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995326042175293">
                <text:p>0.00995326042175293</text:p>
              </table:table-cell>
              <table:table-cell office:value-type="float" office:value="0.0124282836914063">
                <text:p>0.0124282836914063</text:p>
              </table:table-cell>
              <table:table-cell office:value-type="float" office:value="0.010686457157135">
                <text:p>0.0106864571571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00045204162598">
                <text:p>0.0100045204162598</text:p>
              </table:table-cell>
              <table:table-cell office:value-type="float" office:value="0.0124392509460449">
                <text:p>0.0124392509460449</text:p>
              </table:table-cell>
              <table:table-cell office:value-type="float" office:value="0.0104774236679077">
                <text:p>0.01047742366790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00629329681396">
                <text:p>0.0100629329681396</text:p>
              </table:table-cell>
              <table:table-cell office:value-type="float" office:value="0.0143318176269531">
                <text:p>0.0143318176269531</text:p>
              </table:table-cell>
              <table:table-cell office:value-type="float" office:value="0.0106955051422119">
                <text:p>0.01069550514221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01935863494873">
                <text:p>0.0101935863494873</text:p>
              </table:table-cell>
              <table:table-cell office:value-type="float" office:value="0.0127818584442139">
                <text:p>0.0127818584442139</text:p>
              </table:table-cell>
              <table:table-cell office:value-type="float" office:value="0.0109513521194458">
                <text:p>0.01095135211944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02252960205078">
                <text:p>0.0102252960205078</text:p>
              </table:table-cell>
              <table:table-cell office:value-type="float" office:value="0.0134971141815186">
                <text:p>0.0134971141815186</text:p>
              </table:table-cell>
              <table:table-cell office:value-type="float" office:value="0.0109672665596008">
                <text:p>0.01096726655960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99484920501709">
                <text:p>0.0099484920501709</text:p>
              </table:table-cell>
              <table:table-cell office:value-type="float" office:value="0.0144021511077881">
                <text:p>0.0144021511077881</text:p>
              </table:table-cell>
              <table:table-cell office:value-type="float" office:value="0.0106744289398193">
                <text:p>0.01067442893981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01687908172607">
                <text:p>0.0101687908172607</text:p>
              </table:table-cell>
              <table:table-cell office:value-type="float" office:value="0.0156621932983398">
                <text:p>0.0156621932983398</text:p>
              </table:table-cell>
              <table:table-cell office:value-type="float" office:value="0.01112140417099">
                <text:p>0.011121404170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0106086730957">
                <text:p>0.010106086730957</text:p>
              </table:table-cell>
              <table:table-cell office:value-type="float" office:value="0.0126948356628418">
                <text:p>0.0126948356628418</text:p>
              </table:table-cell>
              <table:table-cell office:value-type="float" office:value="0.0106366634368896">
                <text:p>0.010636663436889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01451873779297">
                <text:p>0.0101451873779297</text:p>
              </table:table-cell>
              <table:table-cell office:value-type="float" office:value="0.0127789974212646">
                <text:p>0.0127789974212646</text:p>
              </table:table-cell>
              <table:table-cell office:value-type="float" office:value="0.0106186985969543">
                <text:p>0.01061869859695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0786771774292">
                <text:p>0.010786771774292</text:p>
              </table:table-cell>
              <table:table-cell office:value-type="float" office:value="0.012847900390625">
                <text:p>0.012847900390625</text:p>
              </table:table-cell>
              <table:table-cell office:value-type="float" office:value="0.0115901589393616">
                <text:p>0.01159015893936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06854438781738">
                <text:p>0.0106854438781738</text:p>
              </table:table-cell>
              <table:table-cell office:value-type="float" office:value="0.0131516456604004">
                <text:p>0.0131516456604004</text:p>
              </table:table-cell>
              <table:table-cell office:value-type="float" office:value="0.0113882422447205">
                <text:p>0.01138824224472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1002779006958">
                <text:p>0.011002779006958</text:p>
              </table:table-cell>
              <table:table-cell office:value-type="float" office:value="0.0157017707824707">
                <text:p>0.0157017707824707</text:p>
              </table:table-cell>
              <table:table-cell office:value-type="float" office:value="0.0118790149688721">
                <text:p>0.01187901496887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08964443206787">
                <text:p>0.0108964443206787</text:p>
              </table:table-cell>
              <table:table-cell office:value-type="float" office:value="0.0132694244384766">
                <text:p>0.0132694244384766</text:p>
              </table:table-cell>
              <table:table-cell office:value-type="float" office:value="0.0115043997764587">
                <text:p>0.01150439977645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02205276489258">
                <text:p>0.0102205276489258</text:p>
              </table:table-cell>
              <table:table-cell office:value-type="float" office:value="0.0150260925292969">
                <text:p>0.0150260925292969</text:p>
              </table:table-cell>
              <table:table-cell office:value-type="float" office:value="0.0111993074417114">
                <text:p>0.01119930744171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07450485229492">
                <text:p>0.0107450485229492</text:p>
              </table:table-cell>
              <table:table-cell office:value-type="float" office:value="0.015916109085083">
                <text:p>0.015916109085083</text:p>
              </table:table-cell>
              <table:table-cell office:value-type="float" office:value="0.0115186095237732">
                <text:p>0.01151860952377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09002590179443">
                <text:p>0.0109002590179443</text:p>
              </table:table-cell>
              <table:table-cell office:value-type="float" office:value="0.0161101818084717">
                <text:p>0.0161101818084717</text:p>
              </table:table-cell>
              <table:table-cell office:value-type="float" office:value="0.0117371201515198">
                <text:p>0.01173712015151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07047557830811">
                <text:p>0.0107047557830811</text:p>
              </table:table-cell>
              <table:table-cell office:value-type="float" office:value="0.0164651870727539">
                <text:p>0.0164651870727539</text:p>
              </table:table-cell>
              <table:table-cell office:value-type="float" office:value="0.0117539525032043">
                <text:p>0.01175395250320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09114646911621">
                <text:p>0.0109114646911621</text:p>
              </table:table-cell>
              <table:table-cell office:value-type="float" office:value="0.0154175758361816">
                <text:p>0.0154175758361816</text:p>
              </table:table-cell>
              <table:table-cell office:value-type="float" office:value="0.0116262674331665">
                <text:p>0.01162626743316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04987621307373">
                <text:p>0.0104987621307373</text:p>
              </table:table-cell>
              <table:table-cell office:value-type="float" office:value="0.01358962059021">
                <text:p>0.01358962059021</text:p>
              </table:table-cell>
              <table:table-cell office:value-type="float" office:value="0.0112530589103699">
                <text:p>0.01125305891036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06329917907715">
                <text:p>0.0106329917907715</text:p>
              </table:table-cell>
              <table:table-cell office:value-type="float" office:value="0.0129745006561279">
                <text:p>0.0129745006561279</text:p>
              </table:table-cell>
              <table:table-cell office:value-type="float" office:value="0.0112234830856323">
                <text:p>0.01122348308563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06244087219238">
                <text:p>0.0106244087219238</text:p>
              </table:table-cell>
              <table:table-cell office:value-type="float" office:value="0.0166587829589844">
                <text:p>0.0166587829589844</text:p>
              </table:table-cell>
              <table:table-cell office:value-type="float" office:value="0.0118964552879334">
                <text:p>0.01189645528793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05621814727783">
                <text:p>0.0105621814727783</text:p>
              </table:table-cell>
              <table:table-cell office:value-type="float" office:value="0.0154085159301758">
                <text:p>0.0154085159301758</text:p>
              </table:table-cell>
              <table:table-cell office:value-type="float" office:value="0.0116336464881897">
                <text:p>0.01163364648818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11207962036133">
                <text:p>0.0111207962036133</text:p>
              </table:table-cell>
              <table:table-cell office:value-type="float" office:value="0.015528678894043">
                <text:p>0.015528678894043</text:p>
              </table:table-cell>
              <table:table-cell office:value-type="float" office:value="0.0120884776115417">
                <text:p>0.01208847761154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05865001678467">
                <text:p>0.0105865001678467</text:p>
              </table:table-cell>
              <table:table-cell office:value-type="float" office:value="0.0157351493835449">
                <text:p>0.0157351493835449</text:p>
              </table:table-cell>
              <table:table-cell office:value-type="float" office:value="0.0114076256752014">
                <text:p>0.01140762567520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08582973480225">
                <text:p>0.0108582973480225</text:p>
              </table:table-cell>
              <table:table-cell office:value-type="float" office:value="0.0146868228912354">
                <text:p>0.0146868228912354</text:p>
              </table:table-cell>
              <table:table-cell office:value-type="float" office:value="0.0114593148231506">
                <text:p>0.01145931482315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09763145446777">
                <text:p>0.0109763145446777</text:p>
              </table:table-cell>
              <table:table-cell office:value-type="float" office:value="0.0128870010375977">
                <text:p>0.0128870010375977</text:p>
              </table:table-cell>
              <table:table-cell office:value-type="float" office:value="0.0116087794303894">
                <text:p>0.01160877943038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10633373260498">
                <text:p>0.0110633373260498</text:p>
              </table:table-cell>
              <table:table-cell office:value-type="float" office:value="0.0182266235351563">
                <text:p>0.0182266235351563</text:p>
              </table:table-cell>
              <table:table-cell office:value-type="float" office:value="0.0117989182472229">
                <text:p>0.01179891824722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06797218322754">
                <text:p>0.0106797218322754</text:p>
              </table:table-cell>
              <table:table-cell office:value-type="float" office:value="0.0154621601104736">
                <text:p>0.0154621601104736</text:p>
              </table:table-cell>
              <table:table-cell office:value-type="float" office:value="0.0114911556243896">
                <text:p>0.01149115562438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11303329467773">
                <text:p>0.0111303329467773</text:p>
              </table:table-cell>
              <table:table-cell office:value-type="float" office:value="0.016240119934082">
                <text:p>0.016240119934082</text:p>
              </table:table-cell>
              <table:table-cell office:value-type="float" office:value="0.0118430852890015">
                <text:p>0.01184308528900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07493400573731">
                <text:p>0.0107493400573731</text:p>
              </table:table-cell>
              <table:table-cell office:value-type="float" office:value="0.0180199146270752">
                <text:p>0.0180199146270752</text:p>
              </table:table-cell>
              <table:table-cell office:value-type="float" office:value="0.012121856212616">
                <text:p>0.0121218562126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05650424957275">
                <text:p>0.0105650424957275</text:p>
              </table:table-cell>
              <table:table-cell office:value-type="float" office:value="0.0155849456787109">
                <text:p>0.0155849456787109</text:p>
              </table:table-cell>
              <table:table-cell office:value-type="float" office:value="0.0114519000053406">
                <text:p>0.01145190000534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07505321502686">
                <text:p>0.0107505321502686</text:p>
              </table:table-cell>
              <table:table-cell office:value-type="float" office:value="0.0133540630340576">
                <text:p>0.0133540630340576</text:p>
              </table:table-cell>
              <table:table-cell office:value-type="float" office:value="0.0113983273506165">
                <text:p>0.01139832735061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07452869415283">
                <text:p>0.0107452869415283</text:p>
              </table:table-cell>
              <table:table-cell office:value-type="float" office:value="0.0134310722351074">
                <text:p>0.0134310722351074</text:p>
              </table:table-cell>
              <table:table-cell office:value-type="float" office:value="0.0116972804069519">
                <text:p>0.01169728040695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0758638381958">
                <text:p>0.010758638381958</text:p>
              </table:table-cell>
              <table:table-cell office:value-type="float" office:value="0.0135667324066162">
                <text:p>0.0135667324066162</text:p>
              </table:table-cell>
              <table:table-cell office:value-type="float" office:value="0.0116030812263489">
                <text:p>0.0116030812263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